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a66dc"/>
    </style:style>
    <style:style style:name="P2" style:family="paragraph" style:parent-style-name="Heading_20_3">
      <style:text-properties officeooo:paragraph-rsid="001a66dc"/>
    </style:style>
    <style:style style:name="P3" style:family="paragraph" style:parent-style-name="Heading_20_4">
      <style:text-properties officeooo:paragraph-rsid="001a66dc"/>
    </style:style>
    <style:style style:name="P4" style:family="paragraph" style:parent-style-name="Horizontal_20_Line">
      <style:text-properties officeooo:paragraph-rsid="001a66dc"/>
    </style:style>
    <style:style style:name="P5" style:family="paragraph" style:parent-style-name="Preformatted_20_Text" style:list-style-name="L161">
      <style:paragraph-properties fo:margin-top="0in" fo:margin-bottom="0.1965in" style:contextual-spacing="false"/>
      <style:text-properties officeooo:paragraph-rsid="001a66dc"/>
    </style:style>
    <style:style style:name="P6" style:family="paragraph" style:parent-style-name="Preformatted_20_Text" style:list-style-name="L162">
      <style:paragraph-properties style:writing-mode="lr-tb"/>
      <style:text-properties officeooo:paragraph-rsid="001a66dc"/>
    </style:style>
    <style:style style:name="P7" style:family="paragraph" style:parent-style-name="Preformatted_20_Text" style:list-style-name="L164">
      <style:paragraph-properties style:writing-mode="lr-tb"/>
      <style:text-properties officeooo:paragraph-rsid="001a66dc"/>
    </style:style>
    <style:style style:name="P8" style:family="paragraph" style:parent-style-name="Preformatted_20_Text" style:list-style-name="L166">
      <style:paragraph-properties fo:margin-top="0in" fo:margin-bottom="0.1965in" style:contextual-spacing="false"/>
      <style:text-properties officeooo:paragraph-rsid="001a66dc"/>
    </style:style>
    <style:style style:name="P9" style:family="paragraph" style:parent-style-name="Preformatted_20_Text" style:list-style-name="L167">
      <style:paragraph-properties style:writing-mode="lr-tb"/>
      <style:text-properties officeooo:paragraph-rsid="001a66dc"/>
    </style:style>
    <style:style style:name="P10" style:family="paragraph" style:parent-style-name="Preformatted_20_Text" style:list-style-name="L169">
      <style:paragraph-properties style:writing-mode="lr-tb"/>
      <style:text-properties officeooo:paragraph-rsid="001a66dc"/>
    </style:style>
    <style:style style:name="P11" style:family="paragraph" style:parent-style-name="Preformatted_20_Text" style:list-style-name="L169">
      <style:paragraph-properties fo:margin-top="0in" fo:margin-bottom="0.1965in" style:contextual-spacing="false" style:writing-mode="lr-tb"/>
      <style:text-properties officeooo:paragraph-rsid="001a66dc"/>
    </style:style>
    <style:style style:name="P12" style:family="paragraph" style:parent-style-name="Preformatted_20_Text" style:list-style-name="L171">
      <style:paragraph-properties fo:margin-top="0in" fo:margin-bottom="0.1965in" style:contextual-spacing="false"/>
      <style:text-properties officeooo:paragraph-rsid="001a66dc"/>
    </style:style>
    <style:style style:name="P13" style:family="paragraph" style:parent-style-name="Preformatted_20_Text" style:list-style-name="L172">
      <style:paragraph-properties style:writing-mode="lr-tb"/>
      <style:text-properties officeooo:paragraph-rsid="001a66dc"/>
    </style:style>
    <style:style style:name="P14" style:family="paragraph" style:parent-style-name="Preformatted_20_Text" style:list-style-name="L172">
      <style:paragraph-properties fo:margin-top="0in" fo:margin-bottom="0.1965in" style:contextual-spacing="false" style:writing-mode="lr-tb"/>
      <style:text-properties officeooo:paragraph-rsid="001a66dc"/>
    </style:style>
    <style:style style:name="P15" style:family="paragraph" style:parent-style-name="Preformatted_20_Text" style:list-style-name="L173">
      <style:paragraph-properties fo:margin-top="0in" fo:margin-bottom="0.1965in" style:contextual-spacing="false"/>
      <style:text-properties officeooo:paragraph-rsid="001a66dc"/>
    </style:style>
    <style:style style:name="P16" style:family="paragraph" style:parent-style-name="Preformatted_20_Text" style:list-style-name="L174">
      <style:paragraph-properties style:writing-mode="lr-tb"/>
      <style:text-properties officeooo:paragraph-rsid="001a66dc"/>
    </style:style>
    <style:style style:name="P17" style:family="paragraph" style:parent-style-name="Preformatted_20_Text" style:list-style-name="L176">
      <style:paragraph-properties style:writing-mode="lr-tb"/>
      <style:text-properties officeooo:paragraph-rsid="001a66dc"/>
    </style:style>
    <style:style style:name="P18" style:family="paragraph" style:parent-style-name="Preformatted_20_Text" style:list-style-name="L180">
      <style:paragraph-properties fo:margin-top="0in" fo:margin-bottom="0.1965in" style:contextual-spacing="false"/>
      <style:text-properties officeooo:paragraph-rsid="001a66dc"/>
    </style:style>
    <style:style style:name="P19" style:family="paragraph" style:parent-style-name="Preformatted_20_Text" style:list-style-name="L181">
      <style:paragraph-properties style:writing-mode="lr-tb"/>
      <style:text-properties officeooo:paragraph-rsid="001a66dc"/>
    </style:style>
    <style:style style:name="P20" style:family="paragraph" style:parent-style-name="Preformatted_20_Text" style:list-style-name="L181">
      <style:paragraph-properties fo:margin-top="0in" fo:margin-bottom="0.1965in" style:contextual-spacing="false" style:writing-mode="lr-tb"/>
      <style:text-properties officeooo:paragraph-rsid="001a66dc"/>
    </style:style>
    <style:style style:name="P21" style:family="paragraph" style:parent-style-name="Preformatted_20_Text" style:list-style-name="L183">
      <style:paragraph-properties style:writing-mode="lr-tb"/>
      <style:text-properties officeooo:paragraph-rsid="001a66dc"/>
    </style:style>
    <style:style style:name="P22" style:family="paragraph" style:parent-style-name="Preformatted_20_Text" style:list-style-name="L185">
      <style:paragraph-properties fo:margin-top="0in" fo:margin-bottom="0.1965in" style:contextual-spacing="false" style:writing-mode="lr-tb"/>
      <style:text-properties officeooo:paragraph-rsid="001a66dc"/>
    </style:style>
    <style:style style:name="P23" style:family="paragraph" style:parent-style-name="Preformatted_20_Text" style:list-style-name="L186">
      <style:paragraph-properties fo:margin-top="0in" fo:margin-bottom="0.1965in" style:contextual-spacing="false"/>
      <style:text-properties officeooo:paragraph-rsid="001a66dc"/>
    </style:style>
    <style:style style:name="P24" style:family="paragraph" style:parent-style-name="Preformatted_20_Text" style:list-style-name="L187">
      <style:paragraph-properties style:writing-mode="lr-tb"/>
      <style:text-properties officeooo:paragraph-rsid="001a66dc"/>
    </style:style>
    <style:style style:name="P25" style:family="paragraph" style:parent-style-name="Preformatted_20_Text" style:list-style-name="L189">
      <style:paragraph-properties fo:margin-top="0in" fo:margin-bottom="0.1965in" style:contextual-spacing="false"/>
      <style:text-properties officeooo:paragraph-rsid="001a66dc"/>
    </style:style>
    <style:style style:name="P26" style:family="paragraph" style:parent-style-name="Preformatted_20_Text" style:list-style-name="L190">
      <style:paragraph-properties style:writing-mode="lr-tb"/>
      <style:text-properties officeooo:paragraph-rsid="001a66dc"/>
    </style:style>
    <style:style style:name="P27" style:family="paragraph" style:parent-style-name="Preformatted_20_Text" style:list-style-name="L190">
      <style:paragraph-properties fo:margin-top="0in" fo:margin-bottom="0.1965in" style:contextual-spacing="false" style:writing-mode="lr-tb"/>
      <style:text-properties officeooo:paragraph-rsid="001a66dc"/>
    </style:style>
    <style:style style:name="P28" style:family="paragraph" style:parent-style-name="Preformatted_20_Text" style:list-style-name="L192">
      <style:paragraph-properties fo:margin-top="0in" fo:margin-bottom="0.1965in" style:contextual-spacing="false"/>
      <style:text-properties officeooo:paragraph-rsid="001a66dc"/>
    </style:style>
    <style:style style:name="P29" style:family="paragraph" style:parent-style-name="Preformatted_20_Text" style:list-style-name="L193">
      <style:paragraph-properties style:writing-mode="lr-tb"/>
      <style:text-properties officeooo:paragraph-rsid="001a66dc"/>
    </style:style>
    <style:style style:name="P30" style:family="paragraph" style:parent-style-name="Preformatted_20_Text" style:list-style-name="L195">
      <style:paragraph-properties style:writing-mode="lr-tb"/>
      <style:text-properties officeooo:paragraph-rsid="001a66dc"/>
    </style:style>
    <style:style style:name="P31" style:family="paragraph" style:parent-style-name="Preformatted_20_Text" style:list-style-name="L197">
      <style:paragraph-properties style:writing-mode="lr-tb"/>
      <style:text-properties officeooo:paragraph-rsid="001a66dc"/>
    </style:style>
    <style:style style:name="P32" style:family="paragraph" style:parent-style-name="Preformatted_20_Text" style:list-style-name="L199">
      <style:paragraph-properties style:writing-mode="lr-tb"/>
      <style:text-properties officeooo:paragraph-rsid="001a66dc"/>
    </style:style>
    <style:style style:name="P33" style:family="paragraph" style:parent-style-name="Preformatted_20_Text" style:list-style-name="L201">
      <style:paragraph-properties style:writing-mode="lr-tb"/>
      <style:text-properties officeooo:paragraph-rsid="001a66dc"/>
    </style:style>
    <style:style style:name="P34" style:family="paragraph" style:parent-style-name="Preformatted_20_Text" style:list-style-name="L201">
      <style:paragraph-properties fo:margin-top="0in" fo:margin-bottom="0.1965in" style:contextual-spacing="false" style:writing-mode="lr-tb"/>
      <style:text-properties officeooo:paragraph-rsid="001a66dc"/>
    </style:style>
    <style:style style:name="P35" style:family="paragraph" style:parent-style-name="Preformatted_20_Text" style:list-style-name="L202">
      <style:paragraph-properties fo:margin-top="0in" fo:margin-bottom="0.1965in" style:contextual-spacing="false"/>
      <style:text-properties officeooo:paragraph-rsid="001a66dc"/>
    </style:style>
    <style:style style:name="P36" style:family="paragraph" style:parent-style-name="Preformatted_20_Text" style:list-style-name="L203">
      <style:paragraph-properties style:writing-mode="lr-tb"/>
      <style:text-properties officeooo:paragraph-rsid="001a66dc"/>
    </style:style>
    <style:style style:name="P37" style:family="paragraph" style:parent-style-name="Preformatted_20_Text" style:list-style-name="L205">
      <style:paragraph-properties fo:margin-top="0in" fo:margin-bottom="0.1965in" style:contextual-spacing="false"/>
      <style:text-properties officeooo:paragraph-rsid="001a66dc"/>
    </style:style>
    <style:style style:name="P38" style:family="paragraph" style:parent-style-name="Preformatted_20_Text" style:list-style-name="L206">
      <style:paragraph-properties style:writing-mode="lr-tb"/>
      <style:text-properties officeooo:paragraph-rsid="001a66dc"/>
    </style:style>
    <style:style style:name="P39" style:family="paragraph" style:parent-style-name="Preformatted_20_Text" style:list-style-name="L206">
      <style:paragraph-properties fo:margin-top="0in" fo:margin-bottom="0.1965in" style:contextual-spacing="false" style:writing-mode="lr-tb"/>
      <style:text-properties officeooo:paragraph-rsid="001a66dc"/>
    </style:style>
    <style:style style:name="P40" style:family="paragraph" style:parent-style-name="Preformatted_20_Text" style:list-style-name="L208">
      <style:paragraph-properties fo:margin-top="0in" fo:margin-bottom="0.1965in" style:contextual-spacing="false"/>
      <style:text-properties officeooo:paragraph-rsid="001a66dc"/>
    </style:style>
    <style:style style:name="P41" style:family="paragraph" style:parent-style-name="Preformatted_20_Text" style:list-style-name="L209">
      <style:paragraph-properties style:writing-mode="lr-tb"/>
      <style:text-properties officeooo:paragraph-rsid="001a66dc"/>
    </style:style>
    <style:style style:name="P42" style:family="paragraph" style:parent-style-name="Preformatted_20_Text" style:list-style-name="L209">
      <style:paragraph-properties fo:margin-top="0in" fo:margin-bottom="0.1965in" style:contextual-spacing="false" style:writing-mode="lr-tb"/>
      <style:text-properties officeooo:paragraph-rsid="001a66dc"/>
    </style:style>
    <style:style style:name="P43" style:family="paragraph" style:parent-style-name="Preformatted_20_Text" style:list-style-name="L211">
      <style:paragraph-properties fo:margin-top="0in" fo:margin-bottom="0.1965in" style:contextual-spacing="false"/>
      <style:text-properties officeooo:paragraph-rsid="001a66dc"/>
    </style:style>
    <style:style style:name="P44" style:family="paragraph" style:parent-style-name="Preformatted_20_Text" style:list-style-name="L212">
      <style:paragraph-properties style:writing-mode="lr-tb"/>
      <style:text-properties officeooo:paragraph-rsid="001a66dc"/>
    </style:style>
    <style:style style:name="P45" style:family="paragraph" style:parent-style-name="Preformatted_20_Text" style:list-style-name="L212">
      <style:paragraph-properties fo:margin-top="0in" fo:margin-bottom="0.1965in" style:contextual-spacing="false" style:writing-mode="lr-tb"/>
      <style:text-properties officeooo:paragraph-rsid="001a66dc"/>
    </style:style>
    <style:style style:name="P46" style:family="paragraph" style:parent-style-name="Preformatted_20_Text" style:list-style-name="L214">
      <style:paragraph-properties fo:margin-top="0in" fo:margin-bottom="0.1965in" style:contextual-spacing="false"/>
      <style:text-properties officeooo:paragraph-rsid="001a66dc"/>
    </style:style>
    <style:style style:name="P47" style:family="paragraph" style:parent-style-name="Preformatted_20_Text" style:list-style-name="L215">
      <style:paragraph-properties style:writing-mode="lr-tb"/>
      <style:text-properties officeooo:paragraph-rsid="001a66dc"/>
    </style:style>
    <style:style style:name="P48" style:family="paragraph" style:parent-style-name="Preformatted_20_Text" style:list-style-name="L215">
      <style:paragraph-properties fo:margin-top="0in" fo:margin-bottom="0.1965in" style:contextual-spacing="false" style:writing-mode="lr-tb"/>
      <style:text-properties officeooo:paragraph-rsid="001a66dc"/>
    </style:style>
    <style:style style:name="P49" style:family="paragraph" style:parent-style-name="Preformatted_20_Text" style:list-style-name="L216">
      <style:paragraph-properties fo:margin-top="0in" fo:margin-bottom="0.1965in" style:contextual-spacing="false"/>
      <style:text-properties officeooo:paragraph-rsid="001a66dc"/>
    </style:style>
    <style:style style:name="P50" style:family="paragraph" style:parent-style-name="Preformatted_20_Text" style:list-style-name="L217">
      <style:paragraph-properties style:writing-mode="lr-tb"/>
      <style:text-properties officeooo:paragraph-rsid="001a66dc"/>
    </style:style>
    <style:style style:name="P51" style:family="paragraph" style:parent-style-name="Preformatted_20_Text" style:list-style-name="L217">
      <style:paragraph-properties fo:margin-top="0in" fo:margin-bottom="0.1965in" style:contextual-spacing="false" style:writing-mode="lr-tb"/>
      <style:text-properties officeooo:paragraph-rsid="001a66dc"/>
    </style:style>
    <style:style style:name="P52" style:family="paragraph" style:parent-style-name="Preformatted_20_Text" style:list-style-name="L219">
      <style:paragraph-properties fo:margin-top="0in" fo:margin-bottom="0.1965in" style:contextual-spacing="false"/>
      <style:text-properties officeooo:paragraph-rsid="001a66dc"/>
    </style:style>
    <style:style style:name="P53" style:family="paragraph" style:parent-style-name="Preformatted_20_Text" style:list-style-name="L220">
      <style:paragraph-properties style:writing-mode="lr-tb"/>
      <style:text-properties officeooo:paragraph-rsid="001a66dc"/>
    </style:style>
    <style:style style:name="P54" style:family="paragraph" style:parent-style-name="Preformatted_20_Text" style:list-style-name="L220">
      <style:paragraph-properties fo:margin-top="0in" fo:margin-bottom="0.1965in" style:contextual-spacing="false" style:writing-mode="lr-tb"/>
      <style:text-properties officeooo:paragraph-rsid="001a66dc"/>
    </style:style>
    <style:style style:name="P55" style:family="paragraph" style:parent-style-name="Preformatted_20_Text" style:list-style-name="L221">
      <style:paragraph-properties fo:margin-top="0in" fo:margin-bottom="0.1965in" style:contextual-spacing="false"/>
      <style:text-properties officeooo:paragraph-rsid="001a66dc"/>
    </style:style>
    <style:style style:name="P56" style:family="paragraph" style:parent-style-name="Preformatted_20_Text" style:list-style-name="L222">
      <style:paragraph-properties style:writing-mode="lr-tb"/>
      <style:text-properties officeooo:paragraph-rsid="001a66dc"/>
    </style:style>
    <style:style style:name="P57" style:family="paragraph" style:parent-style-name="Preformatted_20_Text" style:list-style-name="L222">
      <style:paragraph-properties fo:margin-top="0in" fo:margin-bottom="0.1965in" style:contextual-spacing="false" style:writing-mode="lr-tb"/>
      <style:text-properties officeooo:paragraph-rsid="001a66dc"/>
    </style:style>
    <style:style style:name="P58" style:family="paragraph" style:parent-style-name="Preformatted_20_Text" style:list-style-name="L226">
      <style:paragraph-properties fo:margin-top="0in" fo:margin-bottom="0.1965in" style:contextual-spacing="false"/>
      <style:text-properties officeooo:paragraph-rsid="001a66dc"/>
    </style:style>
    <style:style style:name="P59" style:family="paragraph" style:parent-style-name="Preformatted_20_Text" style:list-style-name="L227">
      <style:paragraph-properties fo:margin-top="0in" fo:margin-bottom="0.1965in" style:contextual-spacing="false" style:writing-mode="lr-tb"/>
      <style:text-properties officeooo:paragraph-rsid="001a66dc"/>
    </style:style>
    <style:style style:name="P60" style:family="paragraph" style:parent-style-name="Preformatted_20_Text" style:list-style-name="L229">
      <style:paragraph-properties style:writing-mode="lr-tb"/>
      <style:text-properties officeooo:paragraph-rsid="001a66dc"/>
    </style:style>
    <style:style style:name="P61" style:family="paragraph" style:parent-style-name="Preformatted_20_Text" style:list-style-name="L229">
      <style:paragraph-properties fo:margin-top="0in" fo:margin-bottom="0.1965in" style:contextual-spacing="false" style:writing-mode="lr-tb"/>
      <style:text-properties officeooo:paragraph-rsid="001a66dc"/>
    </style:style>
    <style:style style:name="P62" style:family="paragraph" style:parent-style-name="Preformatted_20_Text" style:list-style-name="L230">
      <style:paragraph-properties fo:margin-top="0in" fo:margin-bottom="0.1965in" style:contextual-spacing="false"/>
      <style:text-properties officeooo:paragraph-rsid="001a66dc"/>
    </style:style>
    <style:style style:name="P63" style:family="paragraph" style:parent-style-name="Preformatted_20_Text" style:list-style-name="L231">
      <style:paragraph-properties style:writing-mode="lr-tb"/>
      <style:text-properties officeooo:paragraph-rsid="001a66dc"/>
    </style:style>
    <style:style style:name="P64" style:family="paragraph" style:parent-style-name="Preformatted_20_Text" style:list-style-name="L231">
      <style:paragraph-properties fo:margin-top="0in" fo:margin-bottom="0.1965in" style:contextual-spacing="false" style:writing-mode="lr-tb"/>
      <style:text-properties officeooo:paragraph-rsid="001a66dc"/>
    </style:style>
    <style:style style:name="P65" style:family="paragraph" style:parent-style-name="Preformatted_20_Text" style:list-style-name="L232">
      <style:paragraph-properties fo:margin-top="0in" fo:margin-bottom="0.1965in" style:contextual-spacing="false"/>
      <style:text-properties officeooo:paragraph-rsid="001a66dc"/>
    </style:style>
    <style:style style:name="P66" style:family="paragraph" style:parent-style-name="Preformatted_20_Text" style:list-style-name="L233">
      <style:paragraph-properties style:writing-mode="lr-tb"/>
      <style:text-properties officeooo:paragraph-rsid="001a66dc"/>
    </style:style>
    <style:style style:name="P67" style:family="paragraph" style:parent-style-name="Preformatted_20_Text" style:list-style-name="L233">
      <style:paragraph-properties fo:margin-top="0in" fo:margin-bottom="0.1965in" style:contextual-spacing="false" style:writing-mode="lr-tb"/>
      <style:text-properties officeooo:paragraph-rsid="001a66dc"/>
    </style:style>
    <style:style style:name="P68" style:family="paragraph" style:parent-style-name="Preformatted_20_Text" style:list-style-name="L235">
      <style:paragraph-properties fo:margin-top="0in" fo:margin-bottom="0.1965in" style:contextual-spacing="false"/>
      <style:text-properties officeooo:paragraph-rsid="001a66dc"/>
    </style:style>
    <style:style style:name="P69" style:family="paragraph" style:parent-style-name="Preformatted_20_Text" style:list-style-name="L236">
      <style:paragraph-properties style:writing-mode="lr-tb"/>
      <style:text-properties officeooo:paragraph-rsid="001a66dc"/>
    </style:style>
    <style:style style:name="P70" style:family="paragraph" style:parent-style-name="Preformatted_20_Text" style:list-style-name="L236">
      <style:paragraph-properties fo:margin-top="0in" fo:margin-bottom="0.1965in" style:contextual-spacing="false" style:writing-mode="lr-tb"/>
      <style:text-properties officeooo:paragraph-rsid="001a66dc"/>
    </style:style>
    <style:style style:name="P71" style:family="paragraph" style:parent-style-name="Preformatted_20_Text" style:list-style-name="L238">
      <style:paragraph-properties fo:margin-top="0in" fo:margin-bottom="0.1965in" style:contextual-spacing="false"/>
      <style:text-properties officeooo:paragraph-rsid="001a66dc"/>
    </style:style>
    <style:style style:name="P72" style:family="paragraph" style:parent-style-name="Preformatted_20_Text" style:list-style-name="L239">
      <style:paragraph-properties style:writing-mode="lr-tb"/>
      <style:text-properties officeooo:paragraph-rsid="001a66dc"/>
    </style:style>
    <style:style style:name="P73" style:family="paragraph" style:parent-style-name="Preformatted_20_Text" style:list-style-name="L239">
      <style:paragraph-properties fo:margin-top="0in" fo:margin-bottom="0.1965in" style:contextual-spacing="false" style:writing-mode="lr-tb"/>
      <style:text-properties officeooo:paragraph-rsid="001a66dc"/>
    </style:style>
    <style:style style:name="P74" style:family="paragraph" style:parent-style-name="Preformatted_20_Text" style:list-style-name="L241">
      <style:paragraph-properties fo:margin-top="0in" fo:margin-bottom="0.1965in" style:contextual-spacing="false"/>
      <style:text-properties officeooo:paragraph-rsid="001a66dc"/>
    </style:style>
    <style:style style:name="P75" style:family="paragraph" style:parent-style-name="Preformatted_20_Text" style:list-style-name="L242">
      <style:paragraph-properties style:writing-mode="lr-tb"/>
      <style:text-properties officeooo:paragraph-rsid="001a66dc"/>
    </style:style>
    <style:style style:name="P76" style:family="paragraph" style:parent-style-name="Preformatted_20_Text" style:list-style-name="L244">
      <style:paragraph-properties style:writing-mode="lr-tb"/>
      <style:text-properties officeooo:paragraph-rsid="001a66dc"/>
    </style:style>
    <style:style style:name="P77" style:family="paragraph" style:parent-style-name="Preformatted_20_Text" style:list-style-name="L244">
      <style:paragraph-properties fo:margin-top="0in" fo:margin-bottom="0.1965in" style:contextual-spacing="false" style:writing-mode="lr-tb"/>
      <style:text-properties officeooo:paragraph-rsid="001a66dc"/>
    </style:style>
    <style:style style:name="P78" style:family="paragraph" style:parent-style-name="Preformatted_20_Text" style:list-style-name="L246">
      <style:paragraph-properties fo:margin-top="0in" fo:margin-bottom="0.1965in" style:contextual-spacing="false"/>
      <style:text-properties officeooo:paragraph-rsid="001a66dc"/>
    </style:style>
    <style:style style:name="P79" style:family="paragraph" style:parent-style-name="Preformatted_20_Text" style:list-style-name="L247">
      <style:paragraph-properties style:writing-mode="lr-tb"/>
      <style:text-properties officeooo:paragraph-rsid="001a66dc"/>
    </style:style>
    <style:style style:name="P80" style:family="paragraph" style:parent-style-name="Preformatted_20_Text" style:list-style-name="L249">
      <style:paragraph-properties style:writing-mode="lr-tb"/>
      <style:text-properties officeooo:paragraph-rsid="001a66dc"/>
    </style:style>
    <style:style style:name="P81" style:family="paragraph" style:parent-style-name="Preformatted_20_Text" style:list-style-name="L249">
      <style:paragraph-properties fo:margin-top="0in" fo:margin-bottom="0.1965in" style:contextual-spacing="false" style:writing-mode="lr-tb"/>
      <style:text-properties officeooo:paragraph-rsid="001a66dc"/>
    </style:style>
    <style:style style:name="P82" style:family="paragraph" style:parent-style-name="Preformatted_20_Text" style:list-style-name="L250">
      <style:paragraph-properties fo:margin-top="0in" fo:margin-bottom="0.1965in" style:contextual-spacing="false"/>
      <style:text-properties officeooo:paragraph-rsid="001a66dc"/>
    </style:style>
    <style:style style:name="P83" style:family="paragraph" style:parent-style-name="Preformatted_20_Text" style:list-style-name="L251">
      <style:paragraph-properties style:writing-mode="lr-tb"/>
      <style:text-properties officeooo:paragraph-rsid="001a66dc"/>
    </style:style>
    <style:style style:name="P84" style:family="paragraph" style:parent-style-name="Preformatted_20_Text" style:list-style-name="L251">
      <style:paragraph-properties fo:margin-top="0in" fo:margin-bottom="0.1965in" style:contextual-spacing="false" style:writing-mode="lr-tb"/>
      <style:text-properties officeooo:paragraph-rsid="001a66dc"/>
    </style:style>
    <style:style style:name="P85" style:family="paragraph" style:parent-style-name="Preformatted_20_Text" style:list-style-name="L253">
      <style:paragraph-properties fo:margin-top="0in" fo:margin-bottom="0.1965in" style:contextual-spacing="false"/>
      <style:text-properties officeooo:paragraph-rsid="001a66dc"/>
    </style:style>
    <style:style style:name="P86" style:family="paragraph" style:parent-style-name="Preformatted_20_Text" style:list-style-name="L254">
      <style:paragraph-properties style:writing-mode="lr-tb"/>
      <style:text-properties officeooo:paragraph-rsid="001a66dc"/>
    </style:style>
    <style:style style:name="P87" style:family="paragraph" style:parent-style-name="Preformatted_20_Text" style:list-style-name="L254">
      <style:paragraph-properties fo:margin-top="0in" fo:margin-bottom="0.1965in" style:contextual-spacing="false" style:writing-mode="lr-tb"/>
      <style:text-properties officeooo:paragraph-rsid="001a66dc"/>
    </style:style>
    <style:style style:name="P88" style:family="paragraph" style:parent-style-name="Preformatted_20_Text" style:list-style-name="L256">
      <style:paragraph-properties fo:margin-top="0in" fo:margin-bottom="0.1965in" style:contextual-spacing="false"/>
      <style:text-properties officeooo:paragraph-rsid="001a66dc"/>
    </style:style>
    <style:style style:name="P89" style:family="paragraph" style:parent-style-name="Preformatted_20_Text" style:list-style-name="L257">
      <style:paragraph-properties style:writing-mode="lr-tb"/>
      <style:text-properties officeooo:paragraph-rsid="001a66dc"/>
    </style:style>
    <style:style style:name="P90" style:family="paragraph" style:parent-style-name="Preformatted_20_Text" style:list-style-name="L257">
      <style:paragraph-properties fo:margin-top="0in" fo:margin-bottom="0.1965in" style:contextual-spacing="false" style:writing-mode="lr-tb"/>
      <style:text-properties officeooo:paragraph-rsid="001a66dc"/>
    </style:style>
    <style:style style:name="P91" style:family="paragraph" style:parent-style-name="Preformatted_20_Text" style:list-style-name="L258">
      <style:paragraph-properties fo:margin-top="0in" fo:margin-bottom="0.1965in" style:contextual-spacing="false"/>
      <style:text-properties officeooo:paragraph-rsid="001a66dc"/>
    </style:style>
    <style:style style:name="P92" style:family="paragraph" style:parent-style-name="Preformatted_20_Text" style:list-style-name="L259">
      <style:paragraph-properties style:writing-mode="lr-tb"/>
      <style:text-properties officeooo:paragraph-rsid="001a66dc"/>
    </style:style>
    <style:style style:name="P93" style:family="paragraph" style:parent-style-name="Preformatted_20_Text" style:list-style-name="L259">
      <style:paragraph-properties fo:margin-top="0in" fo:margin-bottom="0.1965in" style:contextual-spacing="false" style:writing-mode="lr-tb"/>
      <style:text-properties officeooo:paragraph-rsid="001a66dc"/>
    </style:style>
    <style:style style:name="P94" style:family="paragraph" style:parent-style-name="Preformatted_20_Text" style:list-style-name="L261">
      <style:paragraph-properties fo:margin-top="0in" fo:margin-bottom="0.1965in" style:contextual-spacing="false"/>
      <style:text-properties officeooo:paragraph-rsid="001a66dc"/>
    </style:style>
    <style:style style:name="P95" style:family="paragraph" style:parent-style-name="Preformatted_20_Text" style:list-style-name="L262">
      <style:paragraph-properties style:writing-mode="lr-tb"/>
      <style:text-properties officeooo:paragraph-rsid="001a66dc"/>
    </style:style>
    <style:style style:name="P96" style:family="paragraph" style:parent-style-name="Preformatted_20_Text" style:list-style-name="L262">
      <style:paragraph-properties fo:margin-top="0in" fo:margin-bottom="0.1965in" style:contextual-spacing="false" style:writing-mode="lr-tb"/>
      <style:text-properties officeooo:paragraph-rsid="001a66dc"/>
    </style:style>
    <style:style style:name="P97" style:family="paragraph" style:parent-style-name="Preformatted_20_Text" style:list-style-name="L264">
      <style:paragraph-properties fo:margin-top="0in" fo:margin-bottom="0.1965in" style:contextual-spacing="false"/>
      <style:text-properties officeooo:paragraph-rsid="001a66dc"/>
    </style:style>
    <style:style style:name="P98" style:family="paragraph" style:parent-style-name="Preformatted_20_Text" style:list-style-name="L265">
      <style:paragraph-properties style:writing-mode="lr-tb"/>
      <style:text-properties officeooo:paragraph-rsid="001a66dc"/>
    </style:style>
    <style:style style:name="P99" style:family="paragraph" style:parent-style-name="Preformatted_20_Text" style:list-style-name="L265">
      <style:paragraph-properties fo:margin-top="0in" fo:margin-bottom="0.1965in" style:contextual-spacing="false" style:writing-mode="lr-tb"/>
      <style:text-properties officeooo:paragraph-rsid="001a66dc"/>
    </style:style>
    <style:style style:name="P100" style:family="paragraph" style:parent-style-name="Preformatted_20_Text" style:list-style-name="L266">
      <style:paragraph-properties fo:margin-top="0in" fo:margin-bottom="0.1965in" style:contextual-spacing="false"/>
      <style:text-properties officeooo:paragraph-rsid="001a66dc"/>
    </style:style>
    <style:style style:name="P101" style:family="paragraph" style:parent-style-name="Preformatted_20_Text" style:list-style-name="L267">
      <style:paragraph-properties style:writing-mode="lr-tb"/>
      <style:text-properties officeooo:paragraph-rsid="001a66dc"/>
    </style:style>
    <style:style style:name="P102" style:family="paragraph" style:parent-style-name="Preformatted_20_Text" style:list-style-name="L267">
      <style:paragraph-properties fo:margin-top="0in" fo:margin-bottom="0.1965in" style:contextual-spacing="false" style:writing-mode="lr-tb"/>
      <style:text-properties officeooo:paragraph-rsid="001a66dc"/>
    </style:style>
    <style:style style:name="P103" style:family="paragraph" style:parent-style-name="Preformatted_20_Text" style:list-style-name="L268">
      <style:paragraph-properties fo:margin-top="0in" fo:margin-bottom="0.1965in" style:contextual-spacing="false"/>
      <style:text-properties officeooo:paragraph-rsid="001a66dc"/>
    </style:style>
    <style:style style:name="P104" style:family="paragraph" style:parent-style-name="Preformatted_20_Text" style:list-style-name="L269">
      <style:paragraph-properties fo:margin-top="0in" fo:margin-bottom="0.1965in" style:contextual-spacing="false" style:writing-mode="lr-tb"/>
      <style:text-properties officeooo:paragraph-rsid="001a66dc"/>
    </style:style>
    <style:style style:name="P105" style:family="paragraph" style:parent-style-name="Preformatted_20_Text" style:list-style-name="L270">
      <style:paragraph-properties fo:margin-top="0in" fo:margin-bottom="0.1965in" style:contextual-spacing="false"/>
      <style:text-properties officeooo:paragraph-rsid="001a66dc"/>
    </style:style>
    <style:style style:name="P106" style:family="paragraph" style:parent-style-name="Preformatted_20_Text" style:list-style-name="L271">
      <style:paragraph-properties fo:margin-top="0in" fo:margin-bottom="0.1965in" style:contextual-spacing="false" style:writing-mode="lr-tb"/>
      <style:text-properties officeooo:paragraph-rsid="001a66dc"/>
    </style:style>
    <style:style style:name="P107" style:family="paragraph" style:parent-style-name="Preformatted_20_Text" style:list-style-name="L273">
      <style:paragraph-properties fo:margin-top="0in" fo:margin-bottom="0.1965in" style:contextual-spacing="false" style:writing-mode="lr-tb"/>
      <style:text-properties officeooo:paragraph-rsid="001a66dc"/>
    </style:style>
    <style:style style:name="P108" style:family="paragraph" style:parent-style-name="Preformatted_20_Text" style:list-style-name="L275">
      <style:paragraph-properties fo:margin-top="0in" fo:margin-bottom="0.1965in" style:contextual-spacing="false"/>
      <style:text-properties officeooo:paragraph-rsid="001a66dc"/>
    </style:style>
    <style:style style:name="P109" style:family="paragraph" style:parent-style-name="Preformatted_20_Text" style:list-style-name="L276">
      <style:paragraph-properties style:writing-mode="lr-tb"/>
      <style:text-properties officeooo:paragraph-rsid="001a66dc"/>
    </style:style>
    <style:style style:name="P110" style:family="paragraph" style:parent-style-name="Preformatted_20_Text" style:list-style-name="L276">
      <style:paragraph-properties fo:margin-top="0in" fo:margin-bottom="0.1965in" style:contextual-spacing="false" style:writing-mode="lr-tb"/>
      <style:text-properties officeooo:paragraph-rsid="001a66dc"/>
    </style:style>
    <style:style style:name="P111" style:family="paragraph" style:parent-style-name="Preformatted_20_Text" style:list-style-name="L277">
      <style:paragraph-properties fo:margin-top="0in" fo:margin-bottom="0.1965in" style:contextual-spacing="false"/>
      <style:text-properties officeooo:paragraph-rsid="001a66dc"/>
    </style:style>
    <style:style style:name="P112" style:family="paragraph" style:parent-style-name="Preformatted_20_Text" style:list-style-name="L278">
      <style:paragraph-properties fo:margin-top="0in" fo:margin-bottom="0.1965in" style:contextual-spacing="false" style:writing-mode="lr-tb"/>
      <style:text-properties officeooo:paragraph-rsid="001a66dc"/>
    </style:style>
    <style:style style:name="P113" style:family="paragraph" style:parent-style-name="Preformatted_20_Text" style:list-style-name="L280">
      <style:paragraph-properties fo:margin-top="0in" fo:margin-bottom="0.1965in" style:contextual-spacing="false"/>
      <style:text-properties officeooo:paragraph-rsid="001a66dc"/>
    </style:style>
    <style:style style:name="P114" style:family="paragraph" style:parent-style-name="Preformatted_20_Text" style:list-style-name="L281">
      <style:paragraph-properties style:writing-mode="lr-tb"/>
      <style:text-properties officeooo:paragraph-rsid="001a66dc"/>
    </style:style>
    <style:style style:name="P115" style:family="paragraph" style:parent-style-name="Preformatted_20_Text" style:list-style-name="L281">
      <style:paragraph-properties fo:margin-top="0in" fo:margin-bottom="0.1965in" style:contextual-spacing="false" style:writing-mode="lr-tb"/>
      <style:text-properties officeooo:paragraph-rsid="001a66dc"/>
    </style:style>
    <style:style style:name="P116" style:family="paragraph" style:parent-style-name="Preformatted_20_Text" style:list-style-name="L283">
      <style:paragraph-properties fo:margin-top="0in" fo:margin-bottom="0.1965in" style:contextual-spacing="false"/>
      <style:text-properties officeooo:paragraph-rsid="001a66dc"/>
    </style:style>
    <style:style style:name="P117" style:family="paragraph" style:parent-style-name="Preformatted_20_Text" style:list-style-name="L284">
      <style:paragraph-properties style:writing-mode="lr-tb"/>
      <style:text-properties officeooo:paragraph-rsid="001a66dc"/>
    </style:style>
    <style:style style:name="P118" style:family="paragraph" style:parent-style-name="Preformatted_20_Text" style:list-style-name="L284">
      <style:paragraph-properties fo:margin-top="0in" fo:margin-bottom="0.1965in" style:contextual-spacing="false" style:writing-mode="lr-tb"/>
      <style:text-properties officeooo:paragraph-rsid="001a66dc"/>
    </style:style>
    <style:style style:name="P119" style:family="paragraph" style:parent-style-name="Preformatted_20_Text" style:list-style-name="L285">
      <style:paragraph-properties fo:margin-top="0in" fo:margin-bottom="0.1965in" style:contextual-spacing="false"/>
      <style:text-properties officeooo:paragraph-rsid="001a66dc"/>
    </style:style>
    <style:style style:name="P120" style:family="paragraph" style:parent-style-name="Preformatted_20_Text" style:list-style-name="L286">
      <style:paragraph-properties style:writing-mode="lr-tb"/>
      <style:text-properties officeooo:paragraph-rsid="001a66dc"/>
    </style:style>
    <style:style style:name="P121" style:family="paragraph" style:parent-style-name="Preformatted_20_Text" style:list-style-name="L286">
      <style:paragraph-properties fo:margin-top="0in" fo:margin-bottom="0.1965in" style:contextual-spacing="false" style:writing-mode="lr-tb"/>
      <style:text-properties officeooo:paragraph-rsid="001a66dc"/>
    </style:style>
    <style:style style:name="P122" style:family="paragraph" style:parent-style-name="Preformatted_20_Text" style:list-style-name="L287">
      <style:paragraph-properties fo:margin-top="0in" fo:margin-bottom="0.1965in" style:contextual-spacing="false"/>
      <style:text-properties officeooo:paragraph-rsid="001a66dc"/>
    </style:style>
    <style:style style:name="P123" style:family="paragraph" style:parent-style-name="Preformatted_20_Text" style:list-style-name="L288">
      <style:paragraph-properties fo:margin-top="0in" fo:margin-bottom="0.1965in" style:contextual-spacing="false" style:writing-mode="lr-tb"/>
      <style:text-properties officeooo:paragraph-rsid="001a66dc"/>
    </style:style>
    <style:style style:name="P124" style:family="paragraph" style:parent-style-name="Preformatted_20_Text" style:list-style-name="L290">
      <style:paragraph-properties fo:margin-top="0in" fo:margin-bottom="0.1965in" style:contextual-spacing="false"/>
      <style:text-properties officeooo:paragraph-rsid="001a66dc"/>
    </style:style>
    <style:style style:name="P125" style:family="paragraph" style:parent-style-name="Preformatted_20_Text" style:list-style-name="L291">
      <style:paragraph-properties style:writing-mode="lr-tb"/>
      <style:text-properties officeooo:paragraph-rsid="001a66dc"/>
    </style:style>
    <style:style style:name="P126" style:family="paragraph" style:parent-style-name="Preformatted_20_Text" style:list-style-name="L291">
      <style:paragraph-properties fo:margin-top="0in" fo:margin-bottom="0.1965in" style:contextual-spacing="false" style:writing-mode="lr-tb"/>
      <style:text-properties officeooo:paragraph-rsid="001a66dc"/>
    </style:style>
    <style:style style:name="P127" style:family="paragraph" style:parent-style-name="Preformatted_20_Text" style:list-style-name="L293">
      <style:paragraph-properties fo:margin-top="0in" fo:margin-bottom="0.1965in" style:contextual-spacing="false"/>
      <style:text-properties officeooo:paragraph-rsid="001a66dc"/>
    </style:style>
    <style:style style:name="P128" style:family="paragraph" style:parent-style-name="Preformatted_20_Text" style:list-style-name="L294">
      <style:paragraph-properties style:writing-mode="lr-tb"/>
      <style:text-properties officeooo:paragraph-rsid="001a66dc"/>
    </style:style>
    <style:style style:name="P129" style:family="paragraph" style:parent-style-name="Preformatted_20_Text" style:list-style-name="L294">
      <style:paragraph-properties fo:margin-top="0in" fo:margin-bottom="0.1965in" style:contextual-spacing="false" style:writing-mode="lr-tb"/>
      <style:text-properties officeooo:paragraph-rsid="001a66dc"/>
    </style:style>
    <style:style style:name="P130" style:family="paragraph" style:parent-style-name="Preformatted_20_Text" style:list-style-name="L295">
      <style:paragraph-properties fo:margin-top="0in" fo:margin-bottom="0.1965in" style:contextual-spacing="false"/>
      <style:text-properties officeooo:paragraph-rsid="001a66dc"/>
    </style:style>
    <style:style style:name="P131" style:family="paragraph" style:parent-style-name="Preformatted_20_Text" style:list-style-name="L296">
      <style:paragraph-properties fo:margin-top="0in" fo:margin-bottom="0.1965in" style:contextual-spacing="false"/>
      <style:text-properties officeooo:paragraph-rsid="001a66dc"/>
    </style:style>
    <style:style style:name="P132" style:family="paragraph" style:parent-style-name="Preformatted_20_Text" style:list-style-name="L297">
      <style:paragraph-properties fo:margin-top="0in" fo:margin-bottom="0.1965in" style:contextual-spacing="false" style:writing-mode="lr-tb"/>
      <style:text-properties officeooo:paragraph-rsid="001a66dc"/>
    </style:style>
    <style:style style:name="P133" style:family="paragraph" style:parent-style-name="Preformatted_20_Text" style:list-style-name="L301">
      <style:paragraph-properties fo:margin-top="0in" fo:margin-bottom="0.1965in" style:contextual-spacing="false" style:writing-mode="lr-tb"/>
      <style:text-properties officeooo:paragraph-rsid="001a66dc"/>
    </style:style>
    <style:style style:name="P134" style:family="paragraph" style:parent-style-name="Preformatted_20_Text" style:list-style-name="L303">
      <style:paragraph-properties fo:margin-top="0in" fo:margin-bottom="0.1965in" style:contextual-spacing="false" style:writing-mode="lr-tb"/>
      <style:text-properties officeooo:paragraph-rsid="001a66dc"/>
    </style:style>
    <style:style style:name="P135" style:family="paragraph" style:parent-style-name="Preformatted_20_Text" style:list-style-name="L306">
      <style:paragraph-properties fo:margin-top="0in" fo:margin-bottom="0.1965in" style:contextual-spacing="false"/>
      <style:text-properties officeooo:paragraph-rsid="001a66dc"/>
    </style:style>
    <style:style style:name="P136" style:family="paragraph" style:parent-style-name="Preformatted_20_Text" style:list-style-name="L307">
      <style:paragraph-properties style:writing-mode="lr-tb"/>
      <style:text-properties officeooo:paragraph-rsid="001a66dc"/>
    </style:style>
    <style:style style:name="P137" style:family="paragraph" style:parent-style-name="Preformatted_20_Text" style:list-style-name="L307">
      <style:paragraph-properties fo:margin-top="0in" fo:margin-bottom="0.1965in" style:contextual-spacing="false" style:writing-mode="lr-tb"/>
      <style:text-properties officeooo:paragraph-rsid="001a66dc"/>
    </style:style>
    <style:style style:name="P138" style:family="paragraph" style:parent-style-name="Preformatted_20_Text" style:list-style-name="L310">
      <style:paragraph-properties fo:margin-top="0in" fo:margin-bottom="0.1965in" style:contextual-spacing="false"/>
      <style:text-properties officeooo:paragraph-rsid="001a66dc"/>
    </style:style>
    <style:style style:name="P139" style:family="paragraph" style:parent-style-name="Preformatted_20_Text" style:list-style-name="L311">
      <style:paragraph-properties style:writing-mode="lr-tb"/>
      <style:text-properties officeooo:paragraph-rsid="001a66dc"/>
    </style:style>
    <style:style style:name="P140" style:family="paragraph" style:parent-style-name="Preformatted_20_Text" style:list-style-name="L313">
      <style:paragraph-properties style:writing-mode="lr-tb"/>
      <style:text-properties officeooo:paragraph-rsid="001a66dc"/>
    </style:style>
    <style:style style:name="P141" style:family="paragraph" style:parent-style-name="Preformatted_20_Text" style:list-style-name="L313">
      <style:paragraph-properties fo:margin-top="0in" fo:margin-bottom="0.1965in" style:contextual-spacing="false" style:writing-mode="lr-tb"/>
      <style:text-properties officeooo:paragraph-rsid="001a66dc"/>
    </style:style>
    <style:style style:name="P142" style:family="paragraph" style:parent-style-name="Preformatted_20_Text">
      <style:paragraph-properties fo:margin-top="0in" fo:margin-bottom="0.1965in" style:contextual-spacing="false" style:writing-mode="lr-tb"/>
      <style:text-properties officeooo:paragraph-rsid="001a66dc"/>
    </style:style>
    <style:style style:name="P143" style:family="paragraph" style:parent-style-name="Preformatted_20_Text">
      <style:paragraph-properties fo:margin-top="0in" fo:margin-bottom="0.1965in" style:contextual-spacing="false"/>
      <style:text-properties officeooo:paragraph-rsid="001a66dc"/>
    </style:style>
    <style:style style:name="P144" style:family="paragraph" style:parent-style-name="Preformatted_20_Text">
      <style:paragraph-properties style:writing-mode="lr-tb"/>
      <style:text-properties officeooo:paragraph-rsid="001a66dc"/>
    </style:style>
    <style:style style:name="P145" style:family="paragraph" style:parent-style-name="Text_20_body" style:list-style-name="L4">
      <style:text-properties officeooo:paragraph-rsid="001a66dc"/>
    </style:style>
    <style:style style:name="P146" style:family="paragraph" style:parent-style-name="Text_20_body" style:list-style-name="L4">
      <style:paragraph-properties fo:margin-top="0in" fo:margin-bottom="0in" style:contextual-spacing="false"/>
      <style:text-properties officeooo:paragraph-rsid="001a66dc"/>
    </style:style>
    <style:style style:name="P147" style:family="paragraph" style:parent-style-name="Text_20_body" style:list-style-name="L160">
      <style:text-properties officeooo:paragraph-rsid="001a66dc"/>
    </style:style>
    <style:style style:name="P148" style:family="paragraph" style:parent-style-name="Text_20_body" style:list-style-name="L160">
      <style:paragraph-properties fo:margin-top="0in" fo:margin-bottom="0in" style:contextual-spacing="false"/>
      <style:text-properties officeooo:paragraph-rsid="001a66dc"/>
    </style:style>
    <style:style style:name="P149" style:family="paragraph" style:parent-style-name="Text_20_body" style:list-style-name="L161">
      <style:text-properties officeooo:paragraph-rsid="001a66dc"/>
    </style:style>
    <style:style style:name="P150" style:family="paragraph" style:parent-style-name="Text_20_body" style:list-style-name="L163">
      <style:text-properties officeooo:paragraph-rsid="001a66dc"/>
    </style:style>
    <style:style style:name="P151" style:family="paragraph" style:parent-style-name="Text_20_body" style:list-style-name="L165">
      <style:text-properties officeooo:paragraph-rsid="001a66dc"/>
    </style:style>
    <style:style style:name="P152" style:family="paragraph" style:parent-style-name="Text_20_body" style:list-style-name="L166">
      <style:text-properties officeooo:paragraph-rsid="001a66dc"/>
    </style:style>
    <style:style style:name="P153" style:family="paragraph" style:parent-style-name="Text_20_body" style:list-style-name="L168">
      <style:text-properties officeooo:paragraph-rsid="001a66dc"/>
    </style:style>
    <style:style style:name="P154" style:family="paragraph" style:parent-style-name="Text_20_body" style:list-style-name="L170">
      <style:text-properties officeooo:paragraph-rsid="001a66dc"/>
    </style:style>
    <style:style style:name="P155" style:family="paragraph" style:parent-style-name="Text_20_body" style:list-style-name="L171">
      <style:text-properties officeooo:paragraph-rsid="001a66dc"/>
    </style:style>
    <style:style style:name="P156" style:family="paragraph" style:parent-style-name="Text_20_body" style:list-style-name="L173">
      <style:text-properties officeooo:paragraph-rsid="001a66dc"/>
    </style:style>
    <style:style style:name="P157" style:family="paragraph" style:parent-style-name="Text_20_body" style:list-style-name="L175">
      <style:text-properties officeooo:paragraph-rsid="001a66dc"/>
    </style:style>
    <style:style style:name="P158" style:family="paragraph" style:parent-style-name="Text_20_body" style:list-style-name="L177">
      <style:text-properties officeooo:paragraph-rsid="001a66dc"/>
    </style:style>
    <style:style style:name="P159" style:family="paragraph" style:parent-style-name="Text_20_body" style:list-style-name="L178">
      <style:text-properties officeooo:paragraph-rsid="001a66dc"/>
    </style:style>
    <style:style style:name="P160" style:family="paragraph" style:parent-style-name="Text_20_body" style:list-style-name="L179">
      <style:text-properties officeooo:paragraph-rsid="001a66dc"/>
    </style:style>
    <style:style style:name="P161" style:family="paragraph" style:parent-style-name="Text_20_body" style:list-style-name="L180">
      <style:text-properties officeooo:paragraph-rsid="001a66dc"/>
    </style:style>
    <style:style style:name="P162" style:family="paragraph" style:parent-style-name="Text_20_body" style:list-style-name="L182">
      <style:text-properties officeooo:paragraph-rsid="001a66dc"/>
    </style:style>
    <style:style style:name="P163" style:family="paragraph" style:parent-style-name="Text_20_body" style:list-style-name="L184">
      <style:text-properties officeooo:paragraph-rsid="001a66dc"/>
    </style:style>
    <style:style style:name="P164" style:family="paragraph" style:parent-style-name="Text_20_body" style:list-style-name="L186">
      <style:text-properties officeooo:paragraph-rsid="001a66dc"/>
    </style:style>
    <style:style style:name="P165" style:family="paragraph" style:parent-style-name="Text_20_body" style:list-style-name="L188">
      <style:text-properties officeooo:paragraph-rsid="001a66dc"/>
    </style:style>
    <style:style style:name="P166" style:family="paragraph" style:parent-style-name="Text_20_body" style:list-style-name="L189">
      <style:text-properties officeooo:paragraph-rsid="001a66dc"/>
    </style:style>
    <style:style style:name="P167" style:family="paragraph" style:parent-style-name="Text_20_body" style:list-style-name="L191">
      <style:text-properties officeooo:paragraph-rsid="001a66dc"/>
    </style:style>
    <style:style style:name="P168" style:family="paragraph" style:parent-style-name="Text_20_body" style:list-style-name="L192">
      <style:text-properties officeooo:paragraph-rsid="001a66dc"/>
    </style:style>
    <style:style style:name="P169" style:family="paragraph" style:parent-style-name="Text_20_body" style:list-style-name="L194">
      <style:text-properties officeooo:paragraph-rsid="001a66dc"/>
    </style:style>
    <style:style style:name="P170" style:family="paragraph" style:parent-style-name="Text_20_body" style:list-style-name="L196">
      <style:text-properties officeooo:paragraph-rsid="001a66dc"/>
    </style:style>
    <style:style style:name="P171" style:family="paragraph" style:parent-style-name="Text_20_body" style:list-style-name="L198">
      <style:text-properties officeooo:paragraph-rsid="001a66dc"/>
    </style:style>
    <style:style style:name="P172" style:family="paragraph" style:parent-style-name="Text_20_body" style:list-style-name="L200">
      <style:text-properties officeooo:paragraph-rsid="001a66dc"/>
    </style:style>
    <style:style style:name="P173" style:family="paragraph" style:parent-style-name="Text_20_body" style:list-style-name="L201">
      <style:text-properties officeooo:paragraph-rsid="001a66dc"/>
    </style:style>
    <style:style style:name="P174" style:family="paragraph" style:parent-style-name="Text_20_body" style:list-style-name="L202">
      <style:text-properties officeooo:paragraph-rsid="001a66dc"/>
    </style:style>
    <style:style style:name="P175" style:family="paragraph" style:parent-style-name="Text_20_body" style:list-style-name="L204">
      <style:text-properties officeooo:paragraph-rsid="001a66dc"/>
    </style:style>
    <style:style style:name="P176" style:family="paragraph" style:parent-style-name="Text_20_body" style:list-style-name="L205">
      <style:text-properties officeooo:paragraph-rsid="001a66dc"/>
    </style:style>
    <style:style style:name="P177" style:family="paragraph" style:parent-style-name="Text_20_body" style:list-style-name="L207">
      <style:text-properties officeooo:paragraph-rsid="001a66dc"/>
    </style:style>
    <style:style style:name="P178" style:family="paragraph" style:parent-style-name="Text_20_body" style:list-style-name="L208">
      <style:text-properties officeooo:paragraph-rsid="001a66dc"/>
    </style:style>
    <style:style style:name="P179" style:family="paragraph" style:parent-style-name="Text_20_body" style:list-style-name="L210">
      <style:text-properties officeooo:paragraph-rsid="001a66dc"/>
    </style:style>
    <style:style style:name="P180" style:family="paragraph" style:parent-style-name="Text_20_body" style:list-style-name="L211">
      <style:text-properties officeooo:paragraph-rsid="001a66dc"/>
    </style:style>
    <style:style style:name="P181" style:family="paragraph" style:parent-style-name="Text_20_body" style:list-style-name="L213">
      <style:text-properties officeooo:paragraph-rsid="001a66dc"/>
    </style:style>
    <style:style style:name="P182" style:family="paragraph" style:parent-style-name="Text_20_body" style:list-style-name="L214">
      <style:text-properties officeooo:paragraph-rsid="001a66dc"/>
    </style:style>
    <style:style style:name="P183" style:family="paragraph" style:parent-style-name="Text_20_body" style:list-style-name="L216">
      <style:text-properties officeooo:paragraph-rsid="001a66dc"/>
    </style:style>
    <style:style style:name="P184" style:family="paragraph" style:parent-style-name="Text_20_body" style:list-style-name="L218">
      <style:text-properties officeooo:paragraph-rsid="001a66dc"/>
    </style:style>
    <style:style style:name="P185" style:family="paragraph" style:parent-style-name="Text_20_body" style:list-style-name="L219">
      <style:text-properties officeooo:paragraph-rsid="001a66dc"/>
    </style:style>
    <style:style style:name="P186" style:family="paragraph" style:parent-style-name="Text_20_body" style:list-style-name="L220">
      <style:text-properties officeooo:paragraph-rsid="001a66dc"/>
    </style:style>
    <style:style style:name="P187" style:family="paragraph" style:parent-style-name="Text_20_body" style:list-style-name="L221">
      <style:text-properties officeooo:paragraph-rsid="001a66dc"/>
    </style:style>
    <style:style style:name="P188" style:family="paragraph" style:parent-style-name="Text_20_body" style:list-style-name="L223">
      <style:text-properties officeooo:paragraph-rsid="001a66dc"/>
    </style:style>
    <style:style style:name="P189" style:family="paragraph" style:parent-style-name="Text_20_body" style:list-style-name="L224">
      <style:text-properties officeooo:paragraph-rsid="001a66dc"/>
    </style:style>
    <style:style style:name="P190" style:family="paragraph" style:parent-style-name="Text_20_body" style:list-style-name="L225">
      <style:text-properties officeooo:paragraph-rsid="001a66dc"/>
    </style:style>
    <style:style style:name="P191" style:family="paragraph" style:parent-style-name="Text_20_body" style:list-style-name="L226">
      <style:text-properties officeooo:paragraph-rsid="001a66dc"/>
    </style:style>
    <style:style style:name="P192" style:family="paragraph" style:parent-style-name="Text_20_body" style:list-style-name="L228">
      <style:text-properties officeooo:paragraph-rsid="001a66dc"/>
    </style:style>
    <style:style style:name="P193" style:family="paragraph" style:parent-style-name="Text_20_body" style:list-style-name="L229">
      <style:text-properties officeooo:paragraph-rsid="001a66dc"/>
    </style:style>
    <style:style style:name="P194" style:family="paragraph" style:parent-style-name="Text_20_body" style:list-style-name="L230">
      <style:text-properties officeooo:paragraph-rsid="001a66dc"/>
    </style:style>
    <style:style style:name="P195" style:family="paragraph" style:parent-style-name="Text_20_body" style:list-style-name="L230">
      <style:paragraph-properties fo:margin-top="0in" fo:margin-bottom="0in" style:contextual-spacing="false"/>
      <style:text-properties officeooo:paragraph-rsid="001a66dc"/>
    </style:style>
    <style:style style:name="P196" style:family="paragraph" style:parent-style-name="Text_20_body" style:list-style-name="L232">
      <style:text-properties officeooo:paragraph-rsid="001a66dc"/>
    </style:style>
    <style:style style:name="P197" style:family="paragraph" style:parent-style-name="Text_20_body" style:list-style-name="L234">
      <style:text-properties officeooo:paragraph-rsid="001a66dc"/>
    </style:style>
    <style:style style:name="P198" style:family="paragraph" style:parent-style-name="Text_20_body" style:list-style-name="L235">
      <style:text-properties officeooo:paragraph-rsid="001a66dc"/>
    </style:style>
    <style:style style:name="P199" style:family="paragraph" style:parent-style-name="Text_20_body" style:list-style-name="L237">
      <style:text-properties officeooo:paragraph-rsid="001a66dc"/>
    </style:style>
    <style:style style:name="P200" style:family="paragraph" style:parent-style-name="Text_20_body" style:list-style-name="L238">
      <style:text-properties officeooo:paragraph-rsid="001a66dc"/>
    </style:style>
    <style:style style:name="P201" style:family="paragraph" style:parent-style-name="Text_20_body" style:list-style-name="L240">
      <style:text-properties officeooo:paragraph-rsid="001a66dc"/>
    </style:style>
    <style:style style:name="P202" style:family="paragraph" style:parent-style-name="Text_20_body" style:list-style-name="L241">
      <style:text-properties officeooo:paragraph-rsid="001a66dc"/>
    </style:style>
    <style:style style:name="P203" style:family="paragraph" style:parent-style-name="Text_20_body" style:list-style-name="L243">
      <style:text-properties officeooo:paragraph-rsid="001a66dc"/>
    </style:style>
    <style:style style:name="P204" style:family="paragraph" style:parent-style-name="Text_20_body" style:list-style-name="L245">
      <style:text-properties officeooo:paragraph-rsid="001a66dc"/>
    </style:style>
    <style:style style:name="P205" style:family="paragraph" style:parent-style-name="Text_20_body" style:list-style-name="L246">
      <style:text-properties officeooo:paragraph-rsid="001a66dc"/>
    </style:style>
    <style:style style:name="P206" style:family="paragraph" style:parent-style-name="Text_20_body" style:list-style-name="L248">
      <style:text-properties officeooo:paragraph-rsid="001a66dc"/>
    </style:style>
    <style:style style:name="P207" style:family="paragraph" style:parent-style-name="Text_20_body" style:list-style-name="L250">
      <style:text-properties officeooo:paragraph-rsid="001a66dc"/>
    </style:style>
    <style:style style:name="P208" style:family="paragraph" style:parent-style-name="Text_20_body" style:list-style-name="L252">
      <style:text-properties officeooo:paragraph-rsid="001a66dc"/>
    </style:style>
    <style:style style:name="P209" style:family="paragraph" style:parent-style-name="Text_20_body" style:list-style-name="L253">
      <style:text-properties officeooo:paragraph-rsid="001a66dc"/>
    </style:style>
    <style:style style:name="P210" style:family="paragraph" style:parent-style-name="Text_20_body" style:list-style-name="L255">
      <style:text-properties officeooo:paragraph-rsid="001a66dc"/>
    </style:style>
    <style:style style:name="P211" style:family="paragraph" style:parent-style-name="Text_20_body" style:list-style-name="L256">
      <style:text-properties officeooo:paragraph-rsid="001a66dc"/>
    </style:style>
    <style:style style:name="P212" style:family="paragraph" style:parent-style-name="Text_20_body" style:list-style-name="L258">
      <style:text-properties officeooo:paragraph-rsid="001a66dc"/>
    </style:style>
    <style:style style:name="P213" style:family="paragraph" style:parent-style-name="Text_20_body" style:list-style-name="L260">
      <style:text-properties officeooo:paragraph-rsid="001a66dc"/>
    </style:style>
    <style:style style:name="P214" style:family="paragraph" style:parent-style-name="Text_20_body" style:list-style-name="L261">
      <style:text-properties officeooo:paragraph-rsid="001a66dc"/>
    </style:style>
    <style:style style:name="P215" style:family="paragraph" style:parent-style-name="Text_20_body" style:list-style-name="L263">
      <style:text-properties officeooo:paragraph-rsid="001a66dc"/>
    </style:style>
    <style:style style:name="P216" style:family="paragraph" style:parent-style-name="Text_20_body" style:list-style-name="L264">
      <style:text-properties officeooo:paragraph-rsid="001a66dc"/>
    </style:style>
    <style:style style:name="P217" style:family="paragraph" style:parent-style-name="Text_20_body" style:list-style-name="L266">
      <style:text-properties officeooo:paragraph-rsid="001a66dc"/>
    </style:style>
    <style:style style:name="P218" style:family="paragraph" style:parent-style-name="Text_20_body" style:list-style-name="L268">
      <style:text-properties officeooo:paragraph-rsid="001a66dc"/>
    </style:style>
    <style:style style:name="P219" style:family="paragraph" style:parent-style-name="Text_20_body" style:list-style-name="L269">
      <style:text-properties officeooo:paragraph-rsid="001a66dc"/>
    </style:style>
    <style:style style:name="P220" style:family="paragraph" style:parent-style-name="Text_20_body" style:list-style-name="L269">
      <style:paragraph-properties fo:margin-top="0in" fo:margin-bottom="0in" style:contextual-spacing="false"/>
      <style:text-properties officeooo:paragraph-rsid="001a66dc"/>
    </style:style>
    <style:style style:name="P221" style:family="paragraph" style:parent-style-name="Text_20_body" style:list-style-name="L270">
      <style:text-properties officeooo:paragraph-rsid="001a66dc"/>
    </style:style>
    <style:style style:name="P222" style:family="paragraph" style:parent-style-name="Text_20_body" style:list-style-name="L272">
      <style:text-properties officeooo:paragraph-rsid="001a66dc"/>
    </style:style>
    <style:style style:name="P223" style:family="paragraph" style:parent-style-name="Text_20_body" style:list-style-name="L274">
      <style:text-properties officeooo:paragraph-rsid="001a66dc"/>
    </style:style>
    <style:style style:name="P224" style:family="paragraph" style:parent-style-name="Text_20_body" style:list-style-name="L275">
      <style:text-properties officeooo:paragraph-rsid="001a66dc"/>
    </style:style>
    <style:style style:name="P225" style:family="paragraph" style:parent-style-name="Text_20_body" style:list-style-name="L277">
      <style:text-properties officeooo:paragraph-rsid="001a66dc"/>
    </style:style>
    <style:style style:name="P226" style:family="paragraph" style:parent-style-name="Text_20_body" style:list-style-name="L279">
      <style:text-properties officeooo:paragraph-rsid="001a66dc"/>
    </style:style>
    <style:style style:name="P227" style:family="paragraph" style:parent-style-name="Text_20_body" style:list-style-name="L280">
      <style:text-properties officeooo:paragraph-rsid="001a66dc"/>
    </style:style>
    <style:style style:name="P228" style:family="paragraph" style:parent-style-name="Text_20_body" style:list-style-name="L282">
      <style:text-properties officeooo:paragraph-rsid="001a66dc"/>
    </style:style>
    <style:style style:name="P229" style:family="paragraph" style:parent-style-name="Text_20_body" style:list-style-name="L282">
      <style:paragraph-properties fo:margin-top="0in" fo:margin-bottom="0in" style:contextual-spacing="false"/>
      <style:text-properties officeooo:paragraph-rsid="001a66dc"/>
    </style:style>
    <style:style style:name="P230" style:family="paragraph" style:parent-style-name="Text_20_body" style:list-style-name="L283">
      <style:text-properties officeooo:paragraph-rsid="001a66dc"/>
    </style:style>
    <style:style style:name="P231" style:family="paragraph" style:parent-style-name="Text_20_body" style:list-style-name="L285">
      <style:text-properties officeooo:paragraph-rsid="001a66dc"/>
    </style:style>
    <style:style style:name="P232" style:family="paragraph" style:parent-style-name="Text_20_body" style:list-style-name="L287">
      <style:text-properties officeooo:paragraph-rsid="001a66dc"/>
    </style:style>
    <style:style style:name="P233" style:family="paragraph" style:parent-style-name="Text_20_body" style:list-style-name="L289">
      <style:text-properties officeooo:paragraph-rsid="001a66dc"/>
    </style:style>
    <style:style style:name="P234" style:family="paragraph" style:parent-style-name="Text_20_body" style:list-style-name="L290">
      <style:text-properties officeooo:paragraph-rsid="001a66dc"/>
    </style:style>
    <style:style style:name="P235" style:family="paragraph" style:parent-style-name="Text_20_body" style:list-style-name="L292">
      <style:text-properties officeooo:paragraph-rsid="001a66dc"/>
    </style:style>
    <style:style style:name="P236" style:family="paragraph" style:parent-style-name="Text_20_body" style:list-style-name="L293">
      <style:text-properties officeooo:paragraph-rsid="001a66dc"/>
    </style:style>
    <style:style style:name="P237" style:family="paragraph" style:parent-style-name="Text_20_body" style:list-style-name="L294">
      <style:text-properties officeooo:paragraph-rsid="001a66dc"/>
    </style:style>
    <style:style style:name="P238" style:family="paragraph" style:parent-style-name="Text_20_body" style:list-style-name="L295">
      <style:paragraph-properties fo:margin-top="0in" fo:margin-bottom="0in" style:contextual-spacing="false"/>
      <style:text-properties officeooo:paragraph-rsid="001a66dc"/>
    </style:style>
    <style:style style:name="P239" style:family="paragraph" style:parent-style-name="Text_20_body" style:list-style-name="L295">
      <style:text-properties officeooo:paragraph-rsid="001a66dc"/>
    </style:style>
    <style:style style:name="P240" style:family="paragraph" style:parent-style-name="Text_20_body" style:list-style-name="L296">
      <style:text-properties officeooo:paragraph-rsid="001a66dc"/>
    </style:style>
    <style:style style:name="P241" style:family="paragraph" style:parent-style-name="Text_20_body" style:list-style-name="L298">
      <style:text-properties officeooo:paragraph-rsid="001a66dc"/>
    </style:style>
    <style:style style:name="P242" style:family="paragraph" style:parent-style-name="Text_20_body" style:list-style-name="L299">
      <style:text-properties officeooo:paragraph-rsid="001a66dc"/>
    </style:style>
    <style:style style:name="P243" style:family="paragraph" style:parent-style-name="Text_20_body" style:list-style-name="L300">
      <style:text-properties officeooo:paragraph-rsid="001a66dc"/>
    </style:style>
    <style:style style:name="P244" style:family="paragraph" style:parent-style-name="Text_20_body" style:list-style-name="L302">
      <style:text-properties officeooo:paragraph-rsid="001a66dc"/>
    </style:style>
    <style:style style:name="P245" style:family="paragraph" style:parent-style-name="Text_20_body" style:list-style-name="L303">
      <style:text-properties officeooo:paragraph-rsid="001a66dc"/>
    </style:style>
    <style:style style:name="P246" style:family="paragraph" style:parent-style-name="Text_20_body" style:list-style-name="L304">
      <style:text-properties officeooo:paragraph-rsid="001a66dc"/>
    </style:style>
    <style:style style:name="P247" style:family="paragraph" style:parent-style-name="Text_20_body" style:list-style-name="L305">
      <style:text-properties officeooo:paragraph-rsid="001a66dc"/>
    </style:style>
    <style:style style:name="P248" style:family="paragraph" style:parent-style-name="Text_20_body" style:list-style-name="L306">
      <style:text-properties officeooo:paragraph-rsid="001a66dc"/>
    </style:style>
    <style:style style:name="P249" style:family="paragraph" style:parent-style-name="Text_20_body" style:list-style-name="L308">
      <style:text-properties officeooo:paragraph-rsid="001a66dc"/>
    </style:style>
    <style:style style:name="P250" style:family="paragraph" style:parent-style-name="Text_20_body" style:list-style-name="L308">
      <style:paragraph-properties fo:margin-top="0in" fo:margin-bottom="0in" style:contextual-spacing="false"/>
      <style:text-properties officeooo:paragraph-rsid="001a66dc"/>
    </style:style>
    <style:style style:name="P251" style:family="paragraph" style:parent-style-name="Text_20_body" style:list-style-name="L309">
      <style:text-properties officeooo:paragraph-rsid="001a66dc"/>
    </style:style>
    <style:style style:name="P252" style:family="paragraph" style:parent-style-name="Text_20_body" style:list-style-name="L309">
      <style:paragraph-properties fo:margin-top="0in" fo:margin-bottom="0in" style:contextual-spacing="false"/>
      <style:text-properties officeooo:paragraph-rsid="001a66dc"/>
    </style:style>
    <style:style style:name="P253" style:family="paragraph" style:parent-style-name="Text_20_body" style:list-style-name="L310">
      <style:text-properties officeooo:paragraph-rsid="001a66dc"/>
    </style:style>
    <style:style style:name="P254" style:family="paragraph" style:parent-style-name="Text_20_body" style:list-style-name="L312">
      <style:text-properties officeooo:paragraph-rsid="001a66dc"/>
    </style:style>
    <style:style style:name="P255" style:family="paragraph" style:parent-style-name="Text_20_body" style:list-style-name="L313">
      <style:text-properties officeooo:paragraph-rsid="001a66dc"/>
    </style:style>
    <style:style style:name="P256" style:family="paragraph" style:parent-style-name="Text_20_body" style:list-style-name="L313">
      <style:paragraph-properties fo:margin-top="0in" fo:margin-bottom="0in" style:contextual-spacing="false"/>
      <style:text-properties officeooo:paragraph-rsid="001a66dc"/>
    </style:style>
    <style:style style:name="P257" style:family="paragraph" style:parent-style-name="Text_20_body" style:list-style-name="L314">
      <style:paragraph-properties fo:margin-top="0in" fo:margin-bottom="0in" style:contextual-spacing="false"/>
      <style:text-properties officeooo:paragraph-rsid="001a66dc"/>
    </style:style>
    <style:style style:name="P258" style:family="paragraph" style:parent-style-name="Text_20_body" style:list-style-name="L314">
      <style:text-properties officeooo:paragraph-rsid="001a66dc"/>
    </style:style>
    <style:style style:name="P259" style:family="paragraph" style:parent-style-name="Text_20_body">
      <style:text-properties officeooo:paragraph-rsid="001a66dc"/>
    </style:style>
    <style:style style:name="P260" style:family="paragraph" style:parent-style-name="Text_20_body">
      <style:paragraph-properties fo:margin-top="0in" fo:margin-bottom="0in" style:contextual-spacing="false"/>
      <style:text-properties officeooo:paragraph-rsid="001a66dc"/>
    </style:style>
    <style:style style:name="fr1" style:family="graphic" style:parent-style-name="OLE">
      <style:graphic-properties fo:margin-left="0in" fo:margin-right="0in" fo:margin-top="0in" fo:margin-bottom="0in" style:vertical-pos="top" style:vertical-rel="baseline" fo:padding="0in" fo:border="none" draw:frame-display-scrollbar="false" draw:frame-display-border="tru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8">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3">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ChatGPT</text:p>
      <text:p text:style-name="P259">No worries at all! 😊 It looks like you've compiled a comprehensive list of setup instructions for both your frontend and backend projects. Organizing these steps in a logical sequence will definitely help streamline the development process. Here's a high-level overview to confirm that you've covered most of the essential aspects and to suggest an ordered flow for setting everything up:</text:p>
      <text:p text:style-name="P4"/>
      <text:h text:style-name="P1" text:outline-level="2"><text:span text:style-name="Strong_20_Emphasis">Comprehensive Setup Guide for Your Platform</text:span></text:h>
      <text:h text:style-name="P2" text:outline-level="3"><text:span text:style-name="Strong_20_Emphasis">1. Define the Project Scope and Requirements</text:span></text:h>
      <text:p text:style-name="P259">Before diving into the technical setup, ensure you have a clear understanding of the features and functionalities your Minimum Viable Product (MVP) will include.</text:p>
      <text:p text:style-name="P259"><text:span text:style-name="Strong_20_Emphasis">MVP Features:</text:span></text:p>
      <text:list xml:id="list2850574160" text:style-name="L4">
        <text:list-item>
          <text:p text:style-name="P145"><text:span text:style-name="Strong_20_Emphasis">Directory:</text:span></text:p>
          <text:list>
            <text:list-item>
              <text:p text:style-name="P146">Company listings with referral program details</text:p>
            </text:list-item>
            <text:list-item>
              <text:p text:style-name="P146">User reviews and ratings</text:p>
            </text:list-item>
            <text:list-item>
              <text:p text:style-name="P146">Basic ranking system based on generosity scores</text:p>
            </text:list-item>
          </text:list>
        </text:list-item>
        <text:list-item>
          <text:p text:style-name="P145"><text:span text:style-name="Strong_20_Emphasis">Marketplace:</text:span></text:p>
          <text:list>
            <text:list-item>
              <text:p text:style-name="P146">User registration and profiles for creators and businesses</text:p>
            </text:list-item>
            <text:list-item>
              <text:p text:style-name="P146">Product listings</text:p>
            </text:list-item>
            <text:list-item>
              <text:p text:style-name="P146">Basic search and filter functionality</text:p>
            </text:list-item>
            <text:list-item>
              <text:p text:style-name="P146">Transaction handling (initially in fiat)</text:p>
            </text:list-item>
          </text:list>
        </text:list-item>
        <text:list-item>
          <text:p text:style-name="P145"><text:span text:style-name="Strong_20_Emphasis">Shared Features:</text:span></text:p>
          <text:list>
            <text:list-item>
              <text:p text:style-name="P146">Fair fee structure</text:p>
            </text:list-item>
            <text:list-item>
              <text:p text:style-name="P146">Universal dividend and micro-grants integration</text:p>
            </text:list-item>
            <text:list-item>
              <text:p text:style-name="P145">Data privacy and security measures</text:p>
            </text:list-item>
          </text:list>
        </text:list-item>
      </text:list>
      <text:p text:style-name="P4"/>
      <text:h text:style-name="P2" text:outline-level="3"><text:span text:style-name="Strong_20_Emphasis">2. Choose Your Technology Stack</text:span></text:h>
      <text:p text:style-name="P259">Selecting the right technologies is crucial for scalability and maintainability.</text:p>
      <text:p text:style-name="P259"><text:span text:style-name="Strong_20_Emphasis">Recommended Stack:</text:span></text:p>
      <text:list xml:id="list4011673672" text:style-name="L160">
        <text:list-item>
          <text:p text:style-name="P147"><text:span text:style-name="Strong_20_Emphasis">Frontend:</text:span></text:p>
          <text:list>
            <text:list-item>
              <text:p text:style-name="P148"><text:span text:style-name="Strong_20_Emphasis">Framework:</text:span> React.js with TypeScript</text:p>
            </text:list-item>
            <text:list-item>
              <text:p text:style-name="P148"><text:span text:style-name="Strong_20_Emphasis">Styling:</text:span> Tailwind CSS or Material-UI</text:p>
            </text:list-item>
            <text:list-item>
              <text:p text:style-name="P148"><text:span text:style-name="Strong_20_Emphasis">State Management:</text:span> Redux Toolkit or Context API</text:p>
            </text:list-item>
          </text:list>
        </text:list-item>
        <text:list-item>
          <text:p text:style-name="P147"><text:span text:style-name="Strong_20_Emphasis">Backend:</text:span></text:p>
          <text:list>
            <text:list-item>
              <text:p text:style-name="P148"><text:soft-page-break/><text:span text:style-name="Strong_20_Emphasis">Runtime:</text:span> Node.js</text:p>
            </text:list-item>
            <text:list-item>
              <text:p text:style-name="P148"><text:span text:style-name="Strong_20_Emphasis">Framework:</text:span> Express.js</text:p>
            </text:list-item>
            <text:list-item>
              <text:p text:style-name="P148"><text:span text:style-name="Strong_20_Emphasis">Database:</text:span> PostgreSQL with Sequelize ORM (for relational data) and MongoDB (for unstructured data)</text:p>
            </text:list-item>
          </text:list>
        </text:list-item>
        <text:list-item>
          <text:p text:style-name="P147"><text:span text:style-name="Strong_20_Emphasis">Authentication:</text:span></text:p>
          <text:list>
            <text:list-item>
              <text:p text:style-name="P148"><text:span text:style-name="Strong_20_Emphasis">Library:</text:span> Passport.js or Auth0</text:p>
            </text:list-item>
            <text:list-item>
              <text:p text:style-name="P148"><text:span text:style-name="Strong_20_Emphasis">Tokens:</text:span> JWT (JSON Web Tokens)</text:p>
            </text:list-item>
          </text:list>
        </text:list-item>
        <text:list-item>
          <text:p text:style-name="P147"><text:span text:style-name="Strong_20_Emphasis">Hosting and Deployment:</text:span></text:p>
          <text:list>
            <text:list-item>
              <text:p text:style-name="P148"><text:span text:style-name="Strong_20_Emphasis">Platforms:</text:span> AWS, Heroku, or Vercel</text:p>
            </text:list-item>
            <text:list-item>
              <text:p text:style-name="P148"><text:span text:style-name="Strong_20_Emphasis">Containerization:</text:span> Docker</text:p>
            </text:list-item>
            <text:list-item>
              <text:p text:style-name="P148"><text:span text:style-name="Strong_20_Emphasis">CI/CD:</text:span> GitHub Actions or GitLab CI</text:p>
            </text:list-item>
          </text:list>
        </text:list-item>
        <text:list-item>
          <text:p text:style-name="P147"><text:span text:style-name="Strong_20_Emphasis">Other Tools:</text:span></text:p>
          <text:list>
            <text:list-item>
              <text:p text:style-name="P148"><text:span text:style-name="Strong_20_Emphasis">Version Control:</text:span> Git with GitHub or GitLab</text:p>
            </text:list-item>
            <text:list-item>
              <text:p text:style-name="P148"><text:span text:style-name="Strong_20_Emphasis">API Documentation:</text:span> Swagger or Postman</text:p>
            </text:list-item>
            <text:list-item>
              <text:p text:style-name="P147"><text:span text:style-name="Strong_20_Emphasis">Testing:</text:span> Jest and React Testing Library (frontend), Jest or Mocha (backend)</text:p>
            </text:list-item>
          </text:list>
        </text:list-item>
      </text:list>
      <text:p text:style-name="P4"/>
      <text:h text:style-name="P2" text:outline-level="3"><text:span text:style-name="Strong_20_Emphasis">3. Set Up the Development Environment</text:span></text:h>
      <text:h text:style-name="P3" text:outline-level="4"><text:span text:style-name="Strong_20_Emphasis">a. Frontend Setup (React.js with TypeScript):</text:span></text:h>
      <text:list xml:id="list1012518890" text:style-name="L161">
        <text:list-item>
          <text:p text:style-name="P149"><text:span text:style-name="Strong_20_Emphasis">Initialize the Project:</text:span></text:p>
          <text:p text:style-name="P5">bash</text:p>
        </text:list-item>
      </text:list>
      <text:list xml:id="list3820094105" text:style-name="L162">
        <text:list-item>
          <text:p text:style-name="P6"><text:span text:style-name="Source_20_Text">npx create-react-app my-platform --template typescript</text:span></text:p>
        </text:list-item>
      </text:list>
      <text:p text:style-name="P142"><text:span text:style-name="Source_20_Text">cd my-platform</text:span></text:p>
      <text:list xml:id="list2910914924" text:style-name="L163">
        <text:list-item>
          <text:p text:style-name="P150"><text:span text:style-name="Strong_20_Emphasis">Install Necessary Dependencies:</text:span></text:p>
        </text:list-item>
      </text:list>
      <text:p text:style-name="P143">bash</text:p>
      <text:list xml:id="list4257174139" text:style-name="L164">
        <text:list-item>
          <text:p text:style-name="P7"><text:span text:style-name="Source_20_Text">npm install axios react-router-dom @reduxjs/toolkit react-redux</text:span></text:p>
        </text:list-item>
      </text:list>
      <text:p text:style-name="P144"><text:span text:style-name="Source_20_Text">npm install -D tailwindcss postcss autoprefixer</text:span></text:p>
      <text:p text:style-name="P142"><text:span text:style-name="Source_20_Text">npx tailwindcss init -p</text:span></text:p>
      <text:list xml:id="list2218204234" text:style-name="L165">
        <text:list-item>
          <text:p text:style-name="P151"><text:span text:style-name="Strong_20_Emphasis">Configure Tailwind CSS:</text:span></text:p>
        </text:list-item>
      </text:list>
      <text:list xml:id="list2833261969" text:style-name="L166">
        <text:list-item>
          <text:p text:style-name="P152"><text:span text:style-name="Strong_20_Emphasis">tailwind.config.js:</text:span></text:p>
          <text:p text:style-name="P8">javascript</text:p>
        </text:list-item>
      </text:list>
      <text:list xml:id="list2646723507" text:style-name="L167">
        <text:list-item>
          <text:p text:style-name="P9"><text:span text:style-name="Source_20_Text">module.exports = {</text:span></text:p>
        </text:list-item>
      </text:list>
      <text:p text:style-name="P144"><text:span text:style-name="Source_20_Text"><text:s text:c="2"/>purge: ['./src/**/*.{js,jsx,ts,tsx}', './public/index.html'],</text:span></text:p>
      <text:p text:style-name="P144"><text:span text:style-name="Source_20_Text"><text:s text:c="2"/>darkMode: 'class', // Enable dark mode</text:span></text:p>
      <text:p text:style-name="P144"><text:span text:style-name="Source_20_Text"><text:s text:c="2"/>theme: {</text:span></text:p>
      <text:p text:style-name="P144"><text:span text:style-name="Source_20_Text"><text:s text:c="4"/>extend: {},</text:span></text:p>
      <text:p text:style-name="P144"><text:span text:style-name="Source_20_Text"><text:s text:c="2"/>},</text:span></text:p>
      <text:p text:style-name="P144"><text:span text:style-name="Source_20_Text"><text:s text:c="2"/>variants: {</text:span></text:p>
      <text:p text:style-name="P144"><text:soft-page-break/><text:span text:style-name="Source_20_Text"><text:s text:c="4"/>extend: {},</text:span></text:p>
      <text:p text:style-name="P144"><text:span text:style-name="Source_20_Text"><text:s text:c="2"/>},</text:span></text:p>
      <text:p text:style-name="P144"><text:span text:style-name="Source_20_Text"><text:s text:c="2"/>plugins: [],</text:span></text:p>
      <text:p text:style-name="P142"><text:span text:style-name="Source_20_Text">};</text:span></text:p>
      <text:list xml:id="list3844325222" text:style-name="L168">
        <text:list-item>
          <text:p text:style-name="P153"><text:span text:style-name="Strong_20_Emphasis">src/index.css:</text:span></text:p>
        </text:list-item>
      </text:list>
      <text:p text:style-name="P143">css</text:p>
      <text:list xml:id="list192148654" text:style-name="L169">
        <text:list-item>
          <text:p text:style-name="P10"><text:span text:style-name="Source_20_Text">@tailwind base;</text:span></text:p>
          <text:p text:style-name="P10"><text:span text:style-name="Source_20_Text">@tailwind components;</text:span></text:p>
          <text:p text:style-name="P11"><text:span text:style-name="Source_20_Text">@tailwind utilities;</text:span></text:p>
        </text:list-item>
      </text:list>
      <text:list xml:id="list1705075347" text:style-name="L170">
        <text:list-item>
          <text:p text:style-name="P154"><text:span text:style-name="Strong_20_Emphasis">Set Up Routing:</text:span></text:p>
        </text:list-item>
      </text:list>
      <text:list xml:id="list2191795631" text:style-name="L171">
        <text:list-item>
          <text:p text:style-name="P155"><text:span text:style-name="Strong_20_Emphasis">src/App.tsx:</text:span></text:p>
          <text:p text:style-name="P12">tsx</text:p>
        </text:list-item>
      </text:list>
      <text:list xml:id="list3964239129" text:style-name="L172">
        <text:list-item>
          <text:list>
            <text:list-item text:start-value="4">
              <text:p text:style-name="P13"><text:span text:style-name="Source_20_Text">import React from 'react';</text:span></text:p>
              <text:p text:style-name="P13"><text:span text:style-name="Source_20_Text">import { BrowserRouter as Router, Route, Switch } from 'react-router-dom';</text:span></text:p>
              <text:p text:style-name="P13"><text:span text:style-name="Source_20_Text">import Home from './pages/Home';</text:span></text:p>
              <text:p text:style-name="P13"><text:span text:style-name="Source_20_Text">import Directory from './pages/Directory';</text:span></text:p>
              <text:p text:style-name="P13"><text:span text:style-name="Source_20_Text">import Marketplace from './pages/Marketplace';</text:span></text:p>
              <text:p text:style-name="P13"><text:span text:style-name="Source_20_Text">import Login from './pages/Login';</text:span></text:p>
              <text:p text:style-name="P13"><text:span text:style-name="Source_20_Text">import Signup from './pages/Signup';</text:span></text:p>
              <text:p text:style-name="P13"/>
              <text:p text:style-name="P13"><text:span text:style-name="Source_20_Text">const App: React.FC = () =&gt; {</text:span></text:p>
              <text:p text:style-name="P13"><text:span text:style-name="Source_20_Text"><text:s text:c="2"/>return (</text:span></text:p>
              <text:p text:style-name="P13"><text:span text:style-name="Source_20_Text"><text:s text:c="4"/>&lt;Router&gt;</text:span></text:p>
              <text:p text:style-name="P13"><text:span text:style-name="Source_20_Text"><text:s text:c="6"/>&lt;Switch&gt;</text:span></text:p>
              <text:p text:style-name="P13"><text:span text:style-name="Source_20_Text"><text:s text:c="8"/>&lt;Route path="/" exact component={Home} /&gt;</text:span></text:p>
              <text:p text:style-name="P13"><text:span text:style-name="Source_20_Text"><text:s text:c="8"/>&lt;Route path="/directory" component={Directory} /&gt;</text:span></text:p>
              <text:p text:style-name="P13"><text:span text:style-name="Source_20_Text"><text:s text:c="8"/>&lt;Route path="/marketplace" component={Marketplace} /&gt;</text:span></text:p>
              <text:p text:style-name="P13"><text:span text:style-name="Source_20_Text"><text:s text:c="8"/>&lt;Route path="/login" component={Login} /&gt;</text:span></text:p>
              <text:p text:style-name="P13"><text:span text:style-name="Source_20_Text"><text:s text:c="8"/>&lt;Route path="/signup" component={Signup} /&gt;</text:span></text:p>
              <text:p text:style-name="P13"><text:span text:style-name="Source_20_Text"><text:s text:c="6"/>&lt;/Switch&gt;</text:span></text:p>
              <text:p text:style-name="P13"><text:span text:style-name="Source_20_Text"><text:s text:c="4"/>&lt;/Router&gt;</text:span></text:p>
              <text:p text:style-name="P13"><text:span text:style-name="Source_20_Text"><text:s text:c="2"/>);</text:span></text:p>
              <text:p text:style-name="P13"><text:span text:style-name="Source_20_Text">};</text:span></text:p>
              <text:p text:style-name="P13"/>
              <text:p text:style-name="P14"><text:span text:style-name="Source_20_Text">export default App;</text:span></text:p>
            </text:list-item>
          </text:list>
        </text:list-item>
      </text:list>
      <text:h text:style-name="P3" text:outline-level="4"><text:span text:style-name="Strong_20_Emphasis">b. Backend Setup (Node.js with Express.js):</text:span></text:h>
      <text:list xml:id="list3983825505" text:style-name="L173">
        <text:list-item>
          <text:p text:style-name="P156"><text:span text:style-name="Strong_20_Emphasis">Initialize the Project:</text:span></text:p>
          <text:p text:style-name="P15">bash</text:p>
        </text:list-item>
      </text:list>
      <text:list xml:id="list3011981314" text:style-name="L174">
        <text:list-item>
          <text:p text:style-name="P16"><text:span text:style-name="Source_20_Text">mkdir backend</text:span></text:p>
        </text:list-item>
      </text:list>
      <text:p text:style-name="P144"><text:span text:style-name="Source_20_Text">cd backend</text:span></text:p>
      <text:p text:style-name="P142"><text:span text:style-name="Source_20_Text">npm init -y</text:span></text:p>
      <text:list xml:id="list438761147" text:style-name="L175">
        <text:list-item>
          <text:p text:style-name="P157"><text:span text:style-name="Strong_20_Emphasis">Install Necessary Dependencies:</text:span></text:p>
        </text:list-item>
      </text:list>
      <text:p text:style-name="P143">bash</text:p>
      <text:list xml:id="list2608865995" text:style-name="L176">
        <text:list-item>
          <text:p text:style-name="P17"><text:soft-page-break/><text:span text:style-name="Source_20_Text">npm install express cors dotenv mongoose pg sequelize bcryptjs jsonwebtoken</text:span></text:p>
        </text:list-item>
      </text:list>
      <text:p text:style-name="P144"><text:span text:style-name="Source_20_Text">npm install -D typescript ts-node @types/express @types/node @types/bcryptjs @types/jsonwebtoken nodemon jest ts-jest @types/jest supertest @types/supertest</text:span></text:p>
      <text:p text:style-name="P142"><text:span text:style-name="Source_20_Text">npx tsc --init</text:span></text:p>
      <text:list xml:id="list2266512346" text:style-name="L177">
        <text:list-item>
          <text:p text:style-name="P158"><text:span text:style-name="Strong_20_Emphasis">Configure TypeScript:</text:span></text:p>
        </text:list-item>
      </text:list>
      <text:list xml:id="list3607559195" text:style-name="L178">
        <text:list-item>
          <text:p text:style-name="P159">Ensure <text:span text:style-name="Source_20_Text">tsconfig.json</text:span> is set up correctly for your project needs.</text:p>
        </text:list-item>
      </text:list>
      <text:list xml:id="list4159824046" text:style-name="L179">
        <text:list-item>
          <text:p text:style-name="P160"><text:span text:style-name="Strong_20_Emphasis">Set Up Basic Server:</text:span></text:p>
        </text:list-item>
      </text:list>
      <text:list xml:id="list1640106537" text:style-name="L180">
        <text:list-item>
          <text:p text:style-name="P161"><text:span text:style-name="Strong_20_Emphasis">backend/src/index.ts:</text:span></text:p>
          <text:p text:style-name="P18">typescript</text:p>
        </text:list-item>
      </text:list>
      <text:list xml:id="list387876478" text:style-name="L181">
        <text:list-item>
          <text:p text:style-name="P19"><text:span text:style-name="Source_20_Text">import express from 'express';</text:span></text:p>
          <text:p text:style-name="P19"><text:span text:style-name="Source_20_Text">import cors from 'cors';</text:span></text:p>
          <text:p text:style-name="P19"><text:span text:style-name="Source_20_Text">import dotenv from 'dotenv';</text:span></text:p>
          <text:p text:style-name="P19"/>
          <text:p text:style-name="P19"><text:span text:style-name="Source_20_Text">dotenv.config();</text:span></text:p>
          <text:p text:style-name="P19"/>
          <text:p text:style-name="P19"><text:span text:style-name="Source_20_Text">const app = express();</text:span></text:p>
          <text:p text:style-name="P19"><text:span text:style-name="Source_20_Text">const PORT = process.env.PORT || 5000;</text:span></text:p>
          <text:p text:style-name="P19"/>
          <text:p text:style-name="P19"><text:span text:style-name="Source_20_Text">app.use(cors());</text:span></text:p>
          <text:p text:style-name="P19"><text:span text:style-name="Source_20_Text">app.use(express.json());</text:span></text:p>
          <text:p text:style-name="P19"/>
          <text:p text:style-name="P19"><text:span text:style-name="Source_20_Text">app.get('/', (req, res) =&gt; {</text:span></text:p>
          <text:p text:style-name="P19"><text:span text:style-name="Source_20_Text"><text:s text:c="2"/>res.send('Hello from the backend!');</text:span></text:p>
          <text:p text:style-name="P19"><text:span text:style-name="Source_20_Text">});</text:span></text:p>
          <text:p text:style-name="P19"/>
          <text:p text:style-name="P19"><text:span text:style-name="Source_20_Text">app.listen(PORT, () =&gt; {</text:span></text:p>
          <text:p text:style-name="P19"><text:span text:style-name="Source_20_Text"><text:s text:c="2"/>console.log(`Server is running on port ${PORT}`);</text:span></text:p>
          <text:p text:style-name="P20"><text:span text:style-name="Source_20_Text">});</text:span></text:p>
        </text:list-item>
      </text:list>
      <text:list xml:id="list2269581632" text:style-name="L182">
        <text:list-item>
          <text:p text:style-name="P162"><text:span text:style-name="Strong_20_Emphasis">Add Scripts to </text:span><text:span text:style-name="Source_20_Text">package.json</text:span><text:span text:style-name="Strong_20_Emphasis">:</text:span></text:p>
        </text:list-item>
      </text:list>
      <text:p text:style-name="P143">json</text:p>
      <text:list xml:id="list87396629" text:style-name="L183">
        <text:list-item>
          <text:p text:style-name="P21"><text:span text:style-name="Source_20_Text">"scripts": {</text:span></text:p>
        </text:list-item>
      </text:list>
      <text:p text:style-name="P144"><text:span text:style-name="Source_20_Text"><text:s text:c="2"/>"start": "node dist/index.js",</text:span></text:p>
      <text:p text:style-name="P144"><text:span text:style-name="Source_20_Text"><text:s text:c="2"/>"dev": "nodemon src/index.ts",</text:span></text:p>
      <text:p text:style-name="P144"><text:span text:style-name="Source_20_Text"><text:s text:c="2"/>"build": "tsc",</text:span></text:p>
      <text:p text:style-name="P144"><text:span text:style-name="Source_20_Text"><text:s text:c="2"/>"test": "jest"</text:span></text:p>
      <text:p text:style-name="P142"><text:span text:style-name="Source_20_Text">}</text:span></text:p>
      <text:list xml:id="list3759388800" text:style-name="L184">
        <text:list-item>
          <text:p text:style-name="P163"><text:span text:style-name="Strong_20_Emphasis">Run the Server:</text:span></text:p>
        </text:list-item>
      </text:list>
      <text:p text:style-name="P143">bash</text:p>
      <text:list xml:id="list209340117" text:style-name="L185">
        <text:list-item text:start-value="6">
          <text:p text:style-name="P22"><text:span text:style-name="Source_20_Text">npm run dev</text:span></text:p>
        </text:list-item>
      </text:list>
      <text:p text:style-name="P4"/>
      <text:h text:style-name="P2" text:outline-level="3"><text:soft-page-break/><text:span text:style-name="Strong_20_Emphasis">4. Design the Database Schema</text:span></text:h>
      <text:h text:style-name="P3" text:outline-level="4"><text:span text:style-name="Strong_20_Emphasis">a. PostgreSQL Setup Using Sequelize ORM:</text:span></text:h>
      <text:list xml:id="list2280300116" text:style-name="L186">
        <text:list-item>
          <text:p text:style-name="P164"><text:span text:style-name="Strong_20_Emphasis">Install Sequelize and Related Packages:</text:span></text:p>
          <text:p text:style-name="P23">bash</text:p>
        </text:list-item>
      </text:list>
      <text:list xml:id="list3649661396" text:style-name="L187">
        <text:list-item>
          <text:p text:style-name="P24"><text:span text:style-name="Source_20_Text">npm install sequelize pg pg-hstore</text:span></text:p>
        </text:list-item>
      </text:list>
      <text:p text:style-name="P142"><text:span text:style-name="Source_20_Text">npm install -D @types/sequelize</text:span></text:p>
      <text:list xml:id="list4076584501" text:style-name="L188">
        <text:list-item>
          <text:p text:style-name="P165"><text:span text:style-name="Strong_20_Emphasis">Initialize Sequelize:</text:span></text:p>
        </text:list-item>
      </text:list>
      <text:list xml:id="list3677914198" text:style-name="L189">
        <text:list-item>
          <text:p text:style-name="P166"><text:span text:style-name="Strong_20_Emphasis">backend/src/models/index.ts:</text:span></text:p>
          <text:p text:style-name="P25">typescript</text:p>
        </text:list-item>
      </text:list>
      <text:list xml:id="list498278149" text:style-name="L190">
        <text:list-item>
          <text:p text:style-name="P26"><text:span text:style-name="Source_20_Text">import { Sequelize } from 'sequelize';</text:span></text:p>
          <text:p text:style-name="P26"><text:span text:style-name="Source_20_Text">import dotenv from 'dotenv';</text:span></text:p>
          <text:p text:style-name="P26"/>
          <text:p text:style-name="P26"><text:span text:style-name="Source_20_Text">dotenv.config();</text:span></text:p>
          <text:p text:style-name="P26"/>
          <text:p text:style-name="P26"><text:span text:style-name="Source_20_Text">const sequelize = new Sequelize(</text:span></text:p>
          <text:p text:style-name="P26"><text:span text:style-name="Source_20_Text"><text:s text:c="2"/>process.env.DB_NAME!,</text:span></text:p>
          <text:p text:style-name="P26"><text:span text:style-name="Source_20_Text"><text:s text:c="2"/>process.env.DB_USER!,</text:span></text:p>
          <text:p text:style-name="P26"><text:span text:style-name="Source_20_Text"><text:s text:c="2"/>process.env.DB_PASSWORD!,</text:span></text:p>
          <text:p text:style-name="P26"><text:span text:style-name="Source_20_Text"><text:s text:c="2"/>{</text:span></text:p>
          <text:p text:style-name="P26"><text:span text:style-name="Source_20_Text"><text:s text:c="4"/>host: process.env.DB_HOST,</text:span></text:p>
          <text:p text:style-name="P26"><text:span text:style-name="Source_20_Text"><text:s text:c="4"/>dialect: 'postgres',</text:span></text:p>
          <text:p text:style-name="P26"><text:span text:style-name="Source_20_Text"><text:s text:c="4"/>logging: false,</text:span></text:p>
          <text:p text:style-name="P26"><text:span text:style-name="Source_20_Text"><text:s text:c="2"/>}</text:span></text:p>
          <text:p text:style-name="P26"><text:span text:style-name="Source_20_Text">);</text:span></text:p>
          <text:p text:style-name="P26"/>
          <text:p text:style-name="P27"><text:span text:style-name="Source_20_Text">export { sequelize };</text:span></text:p>
        </text:list-item>
      </text:list>
      <text:list xml:id="list1247612530" text:style-name="L191">
        <text:list-item>
          <text:p text:style-name="P167"><text:span text:style-name="Strong_20_Emphasis">Define Models:</text:span></text:p>
        </text:list-item>
      </text:list>
      <text:list xml:id="list3522079019" text:style-name="L192">
        <text:list-item>
          <text:p text:style-name="P168"><text:span text:style-name="Strong_20_Emphasis">User Model (with Roles):</text:span></text:p>
          <text:p text:style-name="P28">typescript</text:p>
        </text:list-item>
      </text:list>
      <text:list xml:id="list578170363" text:style-name="L193">
        <text:list-item>
          <text:p text:style-name="P29"><text:span text:style-name="Source_20_Text">// backend/src/models/User.ts</text:span></text:p>
        </text:list-item>
      </text:list>
      <text:p text:style-name="P144"/>
      <text:p text:style-name="P144"><text:span text:style-name="Source_20_Text">import { Model, DataTypes } from 'sequelize';</text:span></text:p>
      <text:p text:style-name="P144"><text:span text:style-name="Source_20_Text">import { sequelize } from './index';</text:span></text:p>
      <text:p text:style-name="P144"/>
      <text:p text:style-name="P144"><text:span text:style-name="Source_20_Text">enum UserRole {</text:span></text:p>
      <text:p text:style-name="P144"><text:span text:style-name="Source_20_Text"><text:s text:c="2"/>CREATOR = 'creator',</text:span></text:p>
      <text:p text:style-name="P144"><text:span text:style-name="Source_20_Text"><text:s text:c="2"/>BRAND = 'brand',</text:span></text:p>
      <text:p text:style-name="P144"><text:span text:style-name="Source_20_Text"><text:s text:c="2"/>ADMIN = 'admin',</text:span></text:p>
      <text:p text:style-name="P144"><text:span text:style-name="Source_20_Text">}</text:span></text:p>
      <text:p text:style-name="P144"/>
      <text:p text:style-name="P144"><text:span text:style-name="Source_20_Text">class User extends Model {</text:span></text:p>
      <text:p text:style-name="P144"><text:span text:style-name="Source_20_Text"><text:s text:c="2"/>public id!: number;</text:span></text:p>
      <text:p text:style-name="P144"><text:span text:style-name="Source_20_Text"><text:s text:c="2"/>public email!: string;</text:span></text:p>
      <text:p text:style-name="P144"><text:span text:style-name="Source_20_Text"><text:s text:c="2"/>public password!: string;</text:span></text:p>
      <text:p text:style-name="P144"><text:span text:style-name="Source_20_Text"><text:s text:c="2"/>public role!: UserRole;</text:span></text:p>
      <text:p text:style-name="P144"><text:span text:style-name="Source_20_Text"><text:s text:c="2"/>// Other attributes</text:span></text:p>
      <text:p text:style-name="P144"><text:soft-page-break/><text:span text:style-name="Source_20_Text">}</text:span></text:p>
      <text:p text:style-name="P144"/>
      <text:p text:style-name="P144"><text:span text:style-name="Source_20_Text">User.init(</text:span></text:p>
      <text:p text:style-name="P144"><text:span text:style-name="Source_20_Text"><text:s text:c="2"/>{</text:span></text:p>
      <text:p text:style-name="P144"><text:span text:style-name="Source_20_Text"><text:s text:c="4"/>email: {</text:span></text:p>
      <text:p text:style-name="P144"><text:span text:style-name="Source_20_Text"><text:s text:c="6"/>type: DataTypes.STRING,</text:span></text:p>
      <text:p text:style-name="P144"><text:span text:style-name="Source_20_Text"><text:s text:c="6"/>allowNull: false,</text:span></text:p>
      <text:p text:style-name="P144"><text:span text:style-name="Source_20_Text"><text:s text:c="6"/>unique: true,</text:span></text:p>
      <text:p text:style-name="P144"><text:span text:style-name="Source_20_Text"><text:s text:c="4"/>},</text:span></text:p>
      <text:p text:style-name="P144"><text:span text:style-name="Source_20_Text"><text:s text:c="4"/>password: {</text:span></text:p>
      <text:p text:style-name="P144"><text:span text:style-name="Source_20_Text"><text:s text:c="6"/>type: DataTypes.STRING,</text:span></text:p>
      <text:p text:style-name="P144"><text:span text:style-name="Source_20_Text"><text:s text:c="6"/>allowNull: false,</text:span></text:p>
      <text:p text:style-name="P144"><text:span text:style-name="Source_20_Text"><text:s text:c="4"/>},</text:span></text:p>
      <text:p text:style-name="P144"><text:span text:style-name="Source_20_Text"><text:s text:c="4"/>role: {</text:span></text:p>
      <text:p text:style-name="P144"><text:span text:style-name="Source_20_Text"><text:s text:c="6"/>type: DataTypes.ENUM(...Object.values(UserRole)),</text:span></text:p>
      <text:p text:style-name="P144"><text:span text:style-name="Source_20_Text"><text:s text:c="6"/>allowNull: false,</text:span></text:p>
      <text:p text:style-name="P144"><text:span text:style-name="Source_20_Text"><text:s text:c="6"/>defaultValue: UserRole.CREATOR,</text:span></text:p>
      <text:p text:style-name="P144"><text:span text:style-name="Source_20_Text"><text:s text:c="4"/>},</text:span></text:p>
      <text:p text:style-name="P144"><text:span text:style-name="Source_20_Text"><text:s text:c="4"/>// Define other attributes</text:span></text:p>
      <text:p text:style-name="P144"><text:span text:style-name="Source_20_Text"><text:s text:c="2"/>},</text:span></text:p>
      <text:p text:style-name="P144"><text:span text:style-name="Source_20_Text"><text:s text:c="2"/>{</text:span></text:p>
      <text:p text:style-name="P144"><text:span text:style-name="Source_20_Text"><text:s text:c="4"/>sequelize,</text:span></text:p>
      <text:p text:style-name="P144"><text:span text:style-name="Source_20_Text"><text:s text:c="4"/>modelName: 'User',</text:span></text:p>
      <text:p text:style-name="P144"><text:span text:style-name="Source_20_Text"><text:s text:c="4"/>tableName: 'users',</text:span></text:p>
      <text:p text:style-name="P144"><text:span text:style-name="Source_20_Text"><text:s text:c="2"/>}</text:span></text:p>
      <text:p text:style-name="P144"><text:span text:style-name="Source_20_Text">);</text:span></text:p>
      <text:p text:style-name="P144"/>
      <text:p text:style-name="P142"><text:span text:style-name="Source_20_Text">export default User;</text:span></text:p>
      <text:list xml:id="list2935051819" text:style-name="L194">
        <text:list-item>
          <text:p text:style-name="P169"><text:span text:style-name="Strong_20_Emphasis">Brand Model:</text:span></text:p>
        </text:list-item>
      </text:list>
      <text:p text:style-name="P143">typescript</text:p>
      <text:list xml:id="list2095841592" text:style-name="L195">
        <text:list-item>
          <text:p text:style-name="P30"><text:span text:style-name="Source_20_Text">// backend/src/models/Brand.ts</text:span></text:p>
        </text:list-item>
      </text:list>
      <text:p text:style-name="P144"/>
      <text:p text:style-name="P144"><text:span text:style-name="Source_20_Text">import { Model, DataTypes } from 'sequelize';</text:span></text:p>
      <text:p text:style-name="P144"><text:span text:style-name="Source_20_Text">import { sequelize } from './index';</text:span></text:p>
      <text:p text:style-name="P144"><text:span text:style-name="Source_20_Text">import User from './User';</text:span></text:p>
      <text:p text:style-name="P144"/>
      <text:p text:style-name="P144"><text:span text:style-name="Source_20_Text">class Brand extends Model {</text:span></text:p>
      <text:p text:style-name="P144"><text:span text:style-name="Source_20_Text"><text:s text:c="2"/>public id!: number;</text:span></text:p>
      <text:p text:style-name="P144"><text:span text:style-name="Source_20_Text"><text:s text:c="2"/>public userId!: number;</text:span></text:p>
      <text:p text:style-name="P144"><text:span text:style-name="Source_20_Text"><text:s text:c="2"/>public name!: string;</text:span></text:p>
      <text:p text:style-name="P144"><text:span text:style-name="Source_20_Text"><text:s text:c="2"/>public description!: string;</text:span></text:p>
      <text:p text:style-name="P144"><text:span text:style-name="Source_20_Text"><text:s text:c="2"/>// Other attributes</text:span></text:p>
      <text:p text:style-name="P144"><text:span text:style-name="Source_20_Text">}</text:span></text:p>
      <text:p text:style-name="P144"/>
      <text:p text:style-name="P144"><text:span text:style-name="Source_20_Text">Brand.init(</text:span></text:p>
      <text:p text:style-name="P144"><text:span text:style-name="Source_20_Text"><text:s text:c="2"/>{</text:span></text:p>
      <text:p text:style-name="P144"><text:span text:style-name="Source_20_Text"><text:s text:c="4"/>userId: {</text:span></text:p>
      <text:p text:style-name="P144"><text:span text:style-name="Source_20_Text"><text:s text:c="6"/>type: DataTypes.INTEGER,</text:span></text:p>
      <text:p text:style-name="P144"><text:span text:style-name="Source_20_Text"><text:s text:c="6"/>allowNull: false,</text:span></text:p>
      <text:p text:style-name="P144"><text:span text:style-name="Source_20_Text"><text:s text:c="6"/>references: {</text:span></text:p>
      <text:p text:style-name="P144"><text:span text:style-name="Source_20_Text"><text:s text:c="8"/>model: User,</text:span></text:p>
      <text:p text:style-name="P144"><text:span text:style-name="Source_20_Text"><text:s text:c="8"/>key: 'id',</text:span></text:p>
      <text:p text:style-name="P144"><text:span text:style-name="Source_20_Text"><text:s text:c="6"/>},</text:span></text:p>
      <text:p text:style-name="P144"><text:span text:style-name="Source_20_Text"><text:s text:c="4"/>},</text:span></text:p>
      <text:p text:style-name="P144"><text:span text:style-name="Source_20_Text"><text:s text:c="4"/>name: {</text:span></text:p>
      <text:p text:style-name="P144"><text:span text:style-name="Source_20_Text"><text:s text:c="6"/>type: DataTypes.STRING,</text:span></text:p>
      <text:p text:style-name="P144"><text:soft-page-break/><text:span text:style-name="Source_20_Text"><text:s text:c="6"/>allowNull: false,</text:span></text:p>
      <text:p text:style-name="P144"><text:span text:style-name="Source_20_Text"><text:s text:c="4"/>},</text:span></text:p>
      <text:p text:style-name="P144"><text:span text:style-name="Source_20_Text"><text:s text:c="4"/>description: {</text:span></text:p>
      <text:p text:style-name="P144"><text:span text:style-name="Source_20_Text"><text:s text:c="6"/>type: DataTypes.TEXT,</text:span></text:p>
      <text:p text:style-name="P144"><text:span text:style-name="Source_20_Text"><text:s text:c="6"/>allowNull: true,</text:span></text:p>
      <text:p text:style-name="P144"><text:span text:style-name="Source_20_Text"><text:s text:c="4"/>},</text:span></text:p>
      <text:p text:style-name="P144"><text:span text:style-name="Source_20_Text"><text:s text:c="4"/>// Additional fields</text:span></text:p>
      <text:p text:style-name="P144"><text:span text:style-name="Source_20_Text"><text:s text:c="2"/>},</text:span></text:p>
      <text:p text:style-name="P144"><text:span text:style-name="Source_20_Text"><text:s text:c="2"/>{</text:span></text:p>
      <text:p text:style-name="P144"><text:span text:style-name="Source_20_Text"><text:s text:c="4"/>sequelize,</text:span></text:p>
      <text:p text:style-name="P144"><text:span text:style-name="Source_20_Text"><text:s text:c="4"/>modelName: 'Brand',</text:span></text:p>
      <text:p text:style-name="P144"><text:span text:style-name="Source_20_Text"><text:s text:c="4"/>tableName: 'brands',</text:span></text:p>
      <text:p text:style-name="P144"><text:span text:style-name="Source_20_Text"><text:s text:c="2"/>}</text:span></text:p>
      <text:p text:style-name="P144"><text:span text:style-name="Source_20_Text">);</text:span></text:p>
      <text:p text:style-name="P144"/>
      <text:p text:style-name="P144"><text:span text:style-name="Source_20_Text">Brand.belongsTo(User, { foreignKey: 'userId' });</text:span></text:p>
      <text:p text:style-name="P144"/>
      <text:p text:style-name="P142"><text:span text:style-name="Source_20_Text">export default Brand;</text:span></text:p>
      <text:list xml:id="list3337658883" text:style-name="L196">
        <text:list-item>
          <text:p text:style-name="P170"><text:span text:style-name="Strong_20_Emphasis">AffiliateProgram Model:</text:span></text:p>
        </text:list-item>
      </text:list>
      <text:p text:style-name="P143">typescript</text:p>
      <text:list xml:id="list190740140" text:style-name="L197">
        <text:list-item>
          <text:p text:style-name="P31"><text:span text:style-name="Source_20_Text">// backend/src/models/AffiliateProgram.ts</text:span></text:p>
        </text:list-item>
      </text:list>
      <text:p text:style-name="P144"/>
      <text:p text:style-name="P144"><text:span text:style-name="Source_20_Text">import { Model, DataTypes } from 'sequelize';</text:span></text:p>
      <text:p text:style-name="P144"><text:span text:style-name="Source_20_Text">import { sequelize } from './index';</text:span></text:p>
      <text:p text:style-name="P144"><text:span text:style-name="Source_20_Text">import Brand from './Brand';</text:span></text:p>
      <text:p text:style-name="P144"/>
      <text:p text:style-name="P144"><text:span text:style-name="Source_20_Text">class AffiliateProgram extends Model {</text:span></text:p>
      <text:p text:style-name="P144"><text:span text:style-name="Source_20_Text"><text:s text:c="2"/>public id!: number;</text:span></text:p>
      <text:p text:style-name="P144"><text:span text:style-name="Source_20_Text"><text:s text:c="2"/>public brandId!: number;</text:span></text:p>
      <text:p text:style-name="P144"><text:span text:style-name="Source_20_Text"><text:s text:c="2"/>public name!: string;</text:span></text:p>
      <text:p text:style-name="P144"><text:span text:style-name="Source_20_Text"><text:s text:c="2"/>public description!: string;</text:span></text:p>
      <text:p text:style-name="P144"><text:span text:style-name="Source_20_Text"><text:s text:c="2"/>public commissionRate!: number; // Percentage (e.g., 5 for 5%)</text:span></text:p>
      <text:p text:style-name="P144"><text:span text:style-name="Source_20_Text"><text:s text:c="2"/>// Other attributes</text:span></text:p>
      <text:p text:style-name="P144"><text:span text:style-name="Source_20_Text">}</text:span></text:p>
      <text:p text:style-name="P144"/>
      <text:p text:style-name="P144"><text:span text:style-name="Source_20_Text">AffiliateProgram.init(</text:span></text:p>
      <text:p text:style-name="P144"><text:span text:style-name="Source_20_Text"><text:s text:c="2"/>{</text:span></text:p>
      <text:p text:style-name="P144"><text:span text:style-name="Source_20_Text"><text:s text:c="4"/>brandId: {</text:span></text:p>
      <text:p text:style-name="P144"><text:span text:style-name="Source_20_Text"><text:s text:c="6"/>type: DataTypes.INTEGER,</text:span></text:p>
      <text:p text:style-name="P144"><text:span text:style-name="Source_20_Text"><text:s text:c="6"/>allowNull: false,</text:span></text:p>
      <text:p text:style-name="P144"><text:span text:style-name="Source_20_Text"><text:s text:c="6"/>references: {</text:span></text:p>
      <text:p text:style-name="P144"><text:span text:style-name="Source_20_Text"><text:s text:c="8"/>model: Brand,</text:span></text:p>
      <text:p text:style-name="P144"><text:span text:style-name="Source_20_Text"><text:s text:c="8"/>key: 'id',</text:span></text:p>
      <text:p text:style-name="P144"><text:span text:style-name="Source_20_Text"><text:s text:c="6"/>},</text:span></text:p>
      <text:p text:style-name="P144"><text:span text:style-name="Source_20_Text"><text:s text:c="4"/>},</text:span></text:p>
      <text:p text:style-name="P144"><text:span text:style-name="Source_20_Text"><text:s text:c="4"/>name: {</text:span></text:p>
      <text:p text:style-name="P144"><text:span text:style-name="Source_20_Text"><text:s text:c="6"/>type: DataTypes.STRING,</text:span></text:p>
      <text:p text:style-name="P144"><text:span text:style-name="Source_20_Text"><text:s text:c="6"/>allowNull: false,</text:span></text:p>
      <text:p text:style-name="P144"><text:span text:style-name="Source_20_Text"><text:s text:c="4"/>},</text:span></text:p>
      <text:p text:style-name="P144"><text:span text:style-name="Source_20_Text"><text:s text:c="4"/>description: {</text:span></text:p>
      <text:p text:style-name="P144"><text:span text:style-name="Source_20_Text"><text:s text:c="6"/>type: DataTypes.TEXT,</text:span></text:p>
      <text:p text:style-name="P144"><text:span text:style-name="Source_20_Text"><text:s text:c="6"/>allowNull: true,</text:span></text:p>
      <text:p text:style-name="P144"><text:span text:style-name="Source_20_Text"><text:s text:c="4"/>},</text:span></text:p>
      <text:p text:style-name="P144"><text:span text:style-name="Source_20_Text"><text:s text:c="4"/>commissionRate: {</text:span></text:p>
      <text:p text:style-name="P144"><text:span text:style-name="Source_20_Text"><text:s text:c="6"/>type: DataTypes.FLOAT,</text:span></text:p>
      <text:p text:style-name="P144"><text:span text:style-name="Source_20_Text"><text:s text:c="6"/>allowNull: false,</text:span></text:p>
      <text:p text:style-name="P144"><text:soft-page-break/><text:span text:style-name="Source_20_Text"><text:s text:c="6"/>defaultValue: 5.0, // Default 5%</text:span></text:p>
      <text:p text:style-name="P144"><text:span text:style-name="Source_20_Text"><text:s text:c="4"/>},</text:span></text:p>
      <text:p text:style-name="P144"><text:span text:style-name="Source_20_Text"><text:s text:c="4"/>// Additional fields</text:span></text:p>
      <text:p text:style-name="P144"><text:span text:style-name="Source_20_Text"><text:s text:c="2"/>},</text:span></text:p>
      <text:p text:style-name="P144"><text:span text:style-name="Source_20_Text"><text:s text:c="2"/>{</text:span></text:p>
      <text:p text:style-name="P144"><text:span text:style-name="Source_20_Text"><text:s text:c="4"/>sequelize,</text:span></text:p>
      <text:p text:style-name="P144"><text:span text:style-name="Source_20_Text"><text:s text:c="4"/>modelName: 'AffiliateProgram',</text:span></text:p>
      <text:p text:style-name="P144"><text:span text:style-name="Source_20_Text"><text:s text:c="4"/>tableName: 'affiliate_programs',</text:span></text:p>
      <text:p text:style-name="P144"><text:span text:style-name="Source_20_Text"><text:s text:c="2"/>}</text:span></text:p>
      <text:p text:style-name="P144"><text:span text:style-name="Source_20_Text">);</text:span></text:p>
      <text:p text:style-name="P144"/>
      <text:p text:style-name="P144"><text:span text:style-name="Source_20_Text">AffiliateProgram.belongsTo(Brand, { foreignKey: 'brandId' });</text:span></text:p>
      <text:p text:style-name="P144"/>
      <text:p text:style-name="P142"><text:span text:style-name="Source_20_Text">export default AffiliateProgram;</text:span></text:p>
      <text:list xml:id="list3434085686" text:style-name="L198">
        <text:list-item>
          <text:p text:style-name="P171"><text:span text:style-name="Strong_20_Emphasis">AffiliateLink Model:</text:span></text:p>
        </text:list-item>
      </text:list>
      <text:p text:style-name="P143">typescript</text:p>
      <text:list xml:id="list573035067" text:style-name="L199">
        <text:list-item>
          <text:p text:style-name="P32"><text:span text:style-name="Source_20_Text">// backend/src/models/AffiliateLink.ts</text:span></text:p>
        </text:list-item>
      </text:list>
      <text:p text:style-name="P144"/>
      <text:p text:style-name="P144"><text:span text:style-name="Source_20_Text">import { Model, DataTypes } from 'sequelize';</text:span></text:p>
      <text:p text:style-name="P144"><text:span text:style-name="Source_20_Text">import { sequelize } from './index';</text:span></text:p>
      <text:p text:style-name="P144"><text:span text:style-name="Source_20_Text">import AffiliateProgram from './AffiliateProgram';</text:span></text:p>
      <text:p text:style-name="P144"><text:span text:style-name="Source_20_Text">import User from './User';</text:span></text:p>
      <text:p text:style-name="P144"/>
      <text:p text:style-name="P144"><text:span text:style-name="Source_20_Text">class AffiliateLink extends Model {</text:span></text:p>
      <text:p text:style-name="P144"><text:span text:style-name="Source_20_Text"><text:s text:c="2"/>public id!: number;</text:span></text:p>
      <text:p text:style-name="P144"><text:span text:style-name="Source_20_Text"><text:s text:c="2"/>public affiliateProgramId!: number;</text:span></text:p>
      <text:p text:style-name="P144"><text:span text:style-name="Source_20_Text"><text:s text:c="2"/>public creatorId!: number;</text:span></text:p>
      <text:p text:style-name="P144"><text:span text:style-name="Source_20_Text"><text:s text:c="2"/>public originalLink!: string;</text:span></text:p>
      <text:p text:style-name="P144"><text:span text:style-name="Source_20_Text"><text:s text:c="2"/>public customAlias!: string;</text:span></text:p>
      <text:p text:style-name="P144"><text:span text:style-name="Source_20_Text"><text:s text:c="2"/>public trackingCode!: string;</text:span></text:p>
      <text:p text:style-name="P144"><text:span text:style-name="Source_20_Text"><text:s text:c="2"/>public generatedLink!: string;</text:span></text:p>
      <text:p text:style-name="P144"><text:span text:style-name="Source_20_Text"><text:s text:c="2"/>public clicks!: number;</text:span></text:p>
      <text:p text:style-name="P144"><text:span text:style-name="Source_20_Text"><text:s text:c="2"/>public conversions!: number;</text:span></text:p>
      <text:p text:style-name="P144"><text:span text:style-name="Source_20_Text"><text:s text:c="2"/>// Other attributes</text:span></text:p>
      <text:p text:style-name="P144"><text:span text:style-name="Source_20_Text">}</text:span></text:p>
      <text:p text:style-name="P144"/>
      <text:p text:style-name="P144"><text:span text:style-name="Source_20_Text">AffiliateLink.init(</text:span></text:p>
      <text:p text:style-name="P144"><text:span text:style-name="Source_20_Text"><text:s text:c="2"/>{</text:span></text:p>
      <text:p text:style-name="P144"><text:span text:style-name="Source_20_Text"><text:s text:c="4"/>affiliateProgramId: {</text:span></text:p>
      <text:p text:style-name="P144"><text:span text:style-name="Source_20_Text"><text:s text:c="6"/>type: DataTypes.INTEGER,</text:span></text:p>
      <text:p text:style-name="P144"><text:span text:style-name="Source_20_Text"><text:s text:c="6"/>allowNull: false,</text:span></text:p>
      <text:p text:style-name="P144"><text:span text:style-name="Source_20_Text"><text:s text:c="6"/>references: {</text:span></text:p>
      <text:p text:style-name="P144"><text:span text:style-name="Source_20_Text"><text:s text:c="8"/>model: AffiliateProgram,</text:span></text:p>
      <text:p text:style-name="P144"><text:span text:style-name="Source_20_Text"><text:s text:c="8"/>key: 'id',</text:span></text:p>
      <text:p text:style-name="P144"><text:span text:style-name="Source_20_Text"><text:s text:c="6"/>},</text:span></text:p>
      <text:p text:style-name="P144"><text:span text:style-name="Source_20_Text"><text:s text:c="4"/>},</text:span></text:p>
      <text:p text:style-name="P144"><text:span text:style-name="Source_20_Text"><text:s text:c="4"/>creatorId: {</text:span></text:p>
      <text:p text:style-name="P144"><text:span text:style-name="Source_20_Text"><text:s text:c="6"/>type: DataTypes.INTEGER,</text:span></text:p>
      <text:p text:style-name="P144"><text:span text:style-name="Source_20_Text"><text:s text:c="6"/>allowNull: false,</text:span></text:p>
      <text:p text:style-name="P144"><text:span text:style-name="Source_20_Text"><text:s text:c="6"/>references: {</text:span></text:p>
      <text:p text:style-name="P144"><text:span text:style-name="Source_20_Text"><text:s text:c="8"/>model: User,</text:span></text:p>
      <text:p text:style-name="P144"><text:span text:style-name="Source_20_Text"><text:s text:c="8"/>key: 'id',</text:span></text:p>
      <text:p text:style-name="P144"><text:span text:style-name="Source_20_Text"><text:s text:c="6"/>},</text:span></text:p>
      <text:p text:style-name="P144"><text:span text:style-name="Source_20_Text"><text:s text:c="4"/>},</text:span></text:p>
      <text:p text:style-name="P144"><text:span text:style-name="Source_20_Text"><text:s text:c="4"/>originalLink: {</text:span></text:p>
      <text:p text:style-name="P144"><text:span text:style-name="Source_20_Text"><text:s text:c="6"/>type: DataTypes.STRING,</text:span></text:p>
      <text:p text:style-name="P144"><text:soft-page-break/><text:span text:style-name="Source_20_Text"><text:s text:c="6"/>allowNull: false,</text:span></text:p>
      <text:p text:style-name="P144"><text:span text:style-name="Source_20_Text"><text:s text:c="4"/>},</text:span></text:p>
      <text:p text:style-name="P144"><text:span text:style-name="Source_20_Text"><text:s text:c="4"/>customAlias: {</text:span></text:p>
      <text:p text:style-name="P144"><text:span text:style-name="Source_20_Text"><text:s text:c="6"/>type: DataTypes.STRING,</text:span></text:p>
      <text:p text:style-name="P144"><text:span text:style-name="Source_20_Text"><text:s text:c="6"/>allowNull: true,</text:span></text:p>
      <text:p text:style-name="P144"><text:span text:style-name="Source_20_Text"><text:s text:c="6"/>unique: true,</text:span></text:p>
      <text:p text:style-name="P144"><text:span text:style-name="Source_20_Text"><text:s text:c="4"/>},</text:span></text:p>
      <text:p text:style-name="P144"><text:span text:style-name="Source_20_Text"><text:s text:c="4"/>trackingCode: {</text:span></text:p>
      <text:p text:style-name="P144"><text:span text:style-name="Source_20_Text"><text:s text:c="6"/>type: DataTypes.STRING,</text:span></text:p>
      <text:p text:style-name="P144"><text:span text:style-name="Source_20_Text"><text:s text:c="6"/>allowNull: false,</text:span></text:p>
      <text:p text:style-name="P144"><text:span text:style-name="Source_20_Text"><text:s text:c="6"/>unique: true,</text:span></text:p>
      <text:p text:style-name="P144"><text:span text:style-name="Source_20_Text"><text:s text:c="4"/>},</text:span></text:p>
      <text:p text:style-name="P144"><text:span text:style-name="Source_20_Text"><text:s text:c="4"/>generatedLink: {</text:span></text:p>
      <text:p text:style-name="P144"><text:span text:style-name="Source_20_Text"><text:s text:c="6"/>type: DataTypes.STRING,</text:span></text:p>
      <text:p text:style-name="P144"><text:span text:style-name="Source_20_Text"><text:s text:c="6"/>allowNull: false,</text:span></text:p>
      <text:p text:style-name="P144"><text:span text:style-name="Source_20_Text"><text:s text:c="6"/>unique: true,</text:span></text:p>
      <text:p text:style-name="P144"><text:span text:style-name="Source_20_Text"><text:s text:c="4"/>},</text:span></text:p>
      <text:p text:style-name="P144"><text:span text:style-name="Source_20_Text"><text:s text:c="4"/>clicks: {</text:span></text:p>
      <text:p text:style-name="P144"><text:span text:style-name="Source_20_Text"><text:s text:c="6"/>type: DataTypes.INTEGER,</text:span></text:p>
      <text:p text:style-name="P144"><text:span text:style-name="Source_20_Text"><text:s text:c="6"/>allowNull: false,</text:span></text:p>
      <text:p text:style-name="P144"><text:span text:style-name="Source_20_Text"><text:s text:c="6"/>defaultValue: 0,</text:span></text:p>
      <text:p text:style-name="P144"><text:span text:style-name="Source_20_Text"><text:s text:c="4"/>},</text:span></text:p>
      <text:p text:style-name="P144"><text:span text:style-name="Source_20_Text"><text:s text:c="4"/>conversions: {</text:span></text:p>
      <text:p text:style-name="P144"><text:span text:style-name="Source_20_Text"><text:s text:c="6"/>type: DataTypes.INTEGER,</text:span></text:p>
      <text:p text:style-name="P144"><text:span text:style-name="Source_20_Text"><text:s text:c="6"/>allowNull: false,</text:span></text:p>
      <text:p text:style-name="P144"><text:span text:style-name="Source_20_Text"><text:s text:c="6"/>defaultValue: 0,</text:span></text:p>
      <text:p text:style-name="P144"><text:span text:style-name="Source_20_Text"><text:s text:c="4"/>},</text:span></text:p>
      <text:p text:style-name="P144"><text:span text:style-name="Source_20_Text"><text:s text:c="4"/>// Additional fields</text:span></text:p>
      <text:p text:style-name="P144"><text:span text:style-name="Source_20_Text"><text:s text:c="2"/>},</text:span></text:p>
      <text:p text:style-name="P144"><text:span text:style-name="Source_20_Text"><text:s text:c="2"/>{</text:span></text:p>
      <text:p text:style-name="P144"><text:span text:style-name="Source_20_Text"><text:s text:c="4"/>sequelize,</text:span></text:p>
      <text:p text:style-name="P144"><text:span text:style-name="Source_20_Text"><text:s text:c="4"/>modelName: 'AffiliateLink',</text:span></text:p>
      <text:p text:style-name="P144"><text:span text:style-name="Source_20_Text"><text:s text:c="4"/>tableName: 'affiliate_links',</text:span></text:p>
      <text:p text:style-name="P144"><text:span text:style-name="Source_20_Text"><text:s text:c="2"/>}</text:span></text:p>
      <text:p text:style-name="P144"><text:span text:style-name="Source_20_Text">);</text:span></text:p>
      <text:p text:style-name="P144"/>
      <text:p text:style-name="P144"><text:span text:style-name="Source_20_Text">AffiliateLink.belongsTo(AffiliateProgram, { foreignKey: 'affiliateProgramId' });</text:span></text:p>
      <text:p text:style-name="P144"><text:span text:style-name="Source_20_Text">AffiliateLink.belongsTo(User, { foreignKey: 'creatorId' });</text:span></text:p>
      <text:p text:style-name="P144"/>
      <text:p text:style-name="P142"><text:span text:style-name="Source_20_Text">export default AffiliateLink;</text:span></text:p>
      <text:list xml:id="list4219351293" text:style-name="L200">
        <text:list-item>
          <text:p text:style-name="P172"><text:span text:style-name="Strong_20_Emphasis">Payout Model:</text:span></text:p>
        </text:list-item>
      </text:list>
      <text:p text:style-name="P143">typescript</text:p>
      <text:list xml:id="list2644038069" text:style-name="L201">
        <text:list-item>
          <text:list>
            <text:list-item text:start-value="3">
              <text:p text:style-name="P33"><text:span text:style-name="Source_20_Text">// backend/src/models/Payout.ts</text:span></text:p>
              <text:p text:style-name="P33"/>
              <text:p text:style-name="P33"><text:span text:style-name="Source_20_Text">import { Model, DataTypes } from 'sequelize';</text:span></text:p>
              <text:p text:style-name="P33"><text:span text:style-name="Source_20_Text">import { sequelize } from './index';</text:span></text:p>
              <text:p text:style-name="P33"><text:span text:style-name="Source_20_Text">import AffiliateLink from './AffiliateLink';</text:span></text:p>
              <text:p text:style-name="P33"><text:span text:style-name="Source_20_Text">import User from './User';</text:span></text:p>
              <text:p text:style-name="P33"/>
              <text:p text:style-name="P33"><text:span text:style-name="Source_20_Text">enum PayoutStatus {</text:span></text:p>
              <text:p text:style-name="P33"><text:span text:style-name="Source_20_Text"><text:s text:c="2"/>PENDING = 'pending',</text:span></text:p>
              <text:p text:style-name="P33"><text:span text:style-name="Source_20_Text"><text:s text:c="2"/>COMPLETED = 'completed',</text:span></text:p>
              <text:p text:style-name="P33"><text:span text:style-name="Source_20_Text"><text:s text:c="2"/>FAILED = 'failed',</text:span></text:p>
              <text:p text:style-name="P33"><text:span text:style-name="Source_20_Text">}</text:span></text:p>
              <text:p text:style-name="P33"/>
              <text:p text:style-name="P33"><text:span text:style-name="Source_20_Text">class Payout extends Model {</text:span></text:p>
              <text:p text:style-name="P33"><text:soft-page-break/><text:span text:style-name="Source_20_Text"><text:s text:c="2"/>public id!: number;</text:span></text:p>
              <text:p text:style-name="P33"><text:span text:style-name="Source_20_Text"><text:s text:c="2"/>public affiliateLinkId!: number;</text:span></text:p>
              <text:p text:style-name="P33"><text:span text:style-name="Source_20_Text"><text:s text:c="2"/>public amount!: number;</text:span></text:p>
              <text:p text:style-name="P33"><text:span text:style-name="Source_20_Text"><text:s text:c="2"/>public status!: PayoutStatus;</text:span></text:p>
              <text:p text:style-name="P33"><text:span text:style-name="Source_20_Text"><text:s text:c="2"/>public transactionId!: string | null;</text:span></text:p>
              <text:p text:style-name="P33"><text:span text:style-name="Source_20_Text"><text:s text:c="2"/>public createdAt!: Date;</text:span></text:p>
              <text:p text:style-name="P33"><text:span text:style-name="Source_20_Text"><text:s text:c="2"/>public updatedAt!: Date;</text:span></text:p>
              <text:p text:style-name="P33"><text:span text:style-name="Source_20_Text">}</text:span></text:p>
              <text:p text:style-name="P33"/>
              <text:p text:style-name="P33"><text:span text:style-name="Source_20_Text">Payout.init(</text:span></text:p>
              <text:p text:style-name="P33"><text:span text:style-name="Source_20_Text"><text:s text:c="2"/>{</text:span></text:p>
              <text:p text:style-name="P33"><text:span text:style-name="Source_20_Text"><text:s text:c="4"/>affiliateLinkId: {</text:span></text:p>
              <text:p text:style-name="P33"><text:span text:style-name="Source_20_Text"><text:s text:c="6"/>type: DataTypes.INTEGER,</text:span></text:p>
              <text:p text:style-name="P33"><text:span text:style-name="Source_20_Text"><text:s text:c="6"/>allowNull: false,</text:span></text:p>
              <text:p text:style-name="P33"><text:span text:style-name="Source_20_Text"><text:s text:c="6"/>references: {</text:span></text:p>
              <text:p text:style-name="P33"><text:span text:style-name="Source_20_Text"><text:s text:c="8"/>model: AffiliateLink,</text:span></text:p>
              <text:p text:style-name="P33"><text:span text:style-name="Source_20_Text"><text:s text:c="8"/>key: 'id',</text:span></text:p>
              <text:p text:style-name="P33"><text:span text:style-name="Source_20_Text"><text:s text:c="6"/>},</text:span></text:p>
              <text:p text:style-name="P33"><text:span text:style-name="Source_20_Text"><text:s text:c="4"/>},</text:span></text:p>
              <text:p text:style-name="P33"><text:span text:style-name="Source_20_Text"><text:s text:c="4"/>amount: {</text:span></text:p>
              <text:p text:style-name="P33"><text:span text:style-name="Source_20_Text"><text:s text:c="6"/>type: DataTypes.FLOAT,</text:span></text:p>
              <text:p text:style-name="P33"><text:span text:style-name="Source_20_Text"><text:s text:c="6"/>allowNull: false,</text:span></text:p>
              <text:p text:style-name="P33"><text:span text:style-name="Source_20_Text"><text:s text:c="4"/>},</text:span></text:p>
              <text:p text:style-name="P33"><text:span text:style-name="Source_20_Text"><text:s text:c="4"/>status: {</text:span></text:p>
              <text:p text:style-name="P33"><text:span text:style-name="Source_20_Text"><text:s text:c="6"/>type: DataTypes.ENUM(...Object.values(PayoutStatus)),</text:span></text:p>
              <text:p text:style-name="P33"><text:span text:style-name="Source_20_Text"><text:s text:c="6"/>allowNull: false,</text:span></text:p>
              <text:p text:style-name="P33"><text:span text:style-name="Source_20_Text"><text:s text:c="6"/>defaultValue: PayoutStatus.PENDING,</text:span></text:p>
              <text:p text:style-name="P33"><text:span text:style-name="Source_20_Text"><text:s text:c="4"/>},</text:span></text:p>
              <text:p text:style-name="P33"><text:span text:style-name="Source_20_Text"><text:s text:c="4"/>transactionId: {</text:span></text:p>
              <text:p text:style-name="P33"><text:span text:style-name="Source_20_Text"><text:s text:c="6"/>type: DataTypes.STRING,</text:span></text:p>
              <text:p text:style-name="P33"><text:span text:style-name="Source_20_Text"><text:s text:c="6"/>allowNull: true,</text:span></text:p>
              <text:p text:style-name="P33"><text:span text:style-name="Source_20_Text"><text:s text:c="4"/>},</text:span></text:p>
              <text:p text:style-name="P33"><text:span text:style-name="Source_20_Text"><text:s text:c="2"/>},</text:span></text:p>
              <text:p text:style-name="P33"><text:span text:style-name="Source_20_Text"><text:s text:c="2"/>{</text:span></text:p>
              <text:p text:style-name="P33"><text:span text:style-name="Source_20_Text"><text:s text:c="4"/>sequelize,</text:span></text:p>
              <text:p text:style-name="P33"><text:span text:style-name="Source_20_Text"><text:s text:c="4"/>modelName: 'Payout',</text:span></text:p>
              <text:p text:style-name="P33"><text:span text:style-name="Source_20_Text"><text:s text:c="4"/>tableName: 'payouts',</text:span></text:p>
              <text:p text:style-name="P33"><text:span text:style-name="Source_20_Text"><text:s text:c="2"/>}</text:span></text:p>
              <text:p text:style-name="P33"><text:span text:style-name="Source_20_Text">);</text:span></text:p>
              <text:p text:style-name="P33"/>
              <text:p text:style-name="P33"><text:span text:style-name="Source_20_Text">Payout.belongsTo(AffiliateLink, { foreignKey: 'affiliateLinkId' });</text:span></text:p>
              <text:p text:style-name="P33"><text:span text:style-name="Source_20_Text">Payout.belongsTo(User, { foreignKey: 'creatorId' }); // Assuming creatorId is available</text:span></text:p>
              <text:p text:style-name="P33"/>
              <text:p text:style-name="P34"><text:span text:style-name="Source_20_Text">export default Payout;</text:span></text:p>
            </text:list-item>
          </text:list>
        </text:list-item>
        <text:list-item>
          <text:p text:style-name="P173"><text:span text:style-name="Strong_20_Emphasis">Initialize Sequelize Associations:</text:span></text:p>
          <text:p text:style-name="P173">Ensure all model associations are properly defined, typically in a central <text:span text:style-name="Source_20_Text">index.ts</text:span> within the <text:span text:style-name="Source_20_Text">models</text:span> directory.</text:p>
        </text:list-item>
      </text:list>
      <text:p text:style-name="P4"/>
      <text:h text:style-name="P2" text:outline-level="3"><text:span text:style-name="Strong_20_Emphasis">5. Implement Authentication</text:span></text:h>
      <text:p text:style-name="P259">Secure your platform by implementing robust authentication and authorization mechanisms.</text:p>
      <text:h text:style-name="P3" text:outline-level="4"><text:soft-page-break/><text:span text:style-name="Strong_20_Emphasis">a. Backend:</text:span></text:h>
      <text:list xml:id="list360815631" text:style-name="L202">
        <text:list-item>
          <text:p text:style-name="P174"><text:span text:style-name="Strong_20_Emphasis">Install Authentication Libraries:</text:span></text:p>
          <text:p text:style-name="P35">bash</text:p>
        </text:list-item>
      </text:list>
      <text:list xml:id="list82932355" text:style-name="L203">
        <text:list-item>
          <text:p text:style-name="P36"><text:span text:style-name="Source_20_Text">npm install bcryptjs jsonwebtoken</text:span></text:p>
        </text:list-item>
      </text:list>
      <text:p text:style-name="P142"><text:span text:style-name="Source_20_Text">npm install -D @types/bcryptjs @types/jsonwebtoken</text:span></text:p>
      <text:list xml:id="list2905350458" text:style-name="L204">
        <text:list-item>
          <text:p text:style-name="P175"><text:span text:style-name="Strong_20_Emphasis">Authentication Middleware:</text:span></text:p>
        </text:list-item>
      </text:list>
      <text:list xml:id="list3353135942" text:style-name="L205">
        <text:list-item>
          <text:p text:style-name="P176"><text:span text:style-name="Strong_20_Emphasis">backend/src/middleware/auth.ts:</text:span></text:p>
          <text:p text:style-name="P37">typescript</text:p>
        </text:list-item>
      </text:list>
      <text:list xml:id="list2301058154" text:style-name="L206">
        <text:list-item>
          <text:p text:style-name="P38"><text:span text:style-name="Source_20_Text">import { Request, Response, NextFunction } from 'express';</text:span></text:p>
          <text:p text:style-name="P38"><text:span text:style-name="Source_20_Text">import jwt from 'jsonwebtoken';</text:span></text:p>
          <text:p text:style-name="P38"><text:span text:style-name="Source_20_Text">import User from '../models/User';</text:span></text:p>
          <text:p text:style-name="P38"/>
          <text:p text:style-name="P38"><text:span text:style-name="Source_20_Text">interface AuthRequest extends Request {</text:span></text:p>
          <text:p text:style-name="P38"><text:span text:style-name="Source_20_Text"><text:s text:c="2"/>user?: User;</text:span></text:p>
          <text:p text:style-name="P38"><text:span text:style-name="Source_20_Text">}</text:span></text:p>
          <text:p text:style-name="P38"/>
          <text:p text:style-name="P38"><text:span text:style-name="Source_20_Text">export const authenticateToken = async (req: AuthRequest, res: Response, next: NextFunction) =&gt; {</text:span></text:p>
          <text:p text:style-name="P38"><text:span text:style-name="Source_20_Text"><text:s text:c="2"/>const authHeader = req.headers['authorization'];</text:span></text:p>
          <text:p text:style-name="P38"><text:span text:style-name="Source_20_Text"><text:s text:c="2"/>const token = authHeader &amp;&amp; authHeader.split(' ')[1];</text:span></text:p>
          <text:p text:style-name="P38"/>
          <text:p text:style-name="P38"><text:span text:style-name="Source_20_Text"><text:s text:c="2"/>if (!token) return res.sendStatus(401);</text:span></text:p>
          <text:p text:style-name="P38"/>
          <text:p text:style-name="P38"><text:span text:style-name="Source_20_Text"><text:s text:c="2"/>try {</text:span></text:p>
          <text:p text:style-name="P38"><text:span text:style-name="Source_20_Text"><text:s text:c="4"/>const payload: any = jwt.verify(token, process.env.JWT_SECRET!);</text:span></text:p>
          <text:p text:style-name="P38"><text:span text:style-name="Source_20_Text"><text:s text:c="4"/>const user = await User.findByPk(payload.id);</text:span></text:p>
          <text:p text:style-name="P38"><text:span text:style-name="Source_20_Text"><text:s text:c="4"/>if (!user) return res.sendStatus(401);</text:span></text:p>
          <text:p text:style-name="P38"><text:span text:style-name="Source_20_Text"><text:s text:c="4"/>req.user = user;</text:span></text:p>
          <text:p text:style-name="P38"><text:span text:style-name="Source_20_Text"><text:s text:c="4"/>next();</text:span></text:p>
          <text:p text:style-name="P38"><text:span text:style-name="Source_20_Text"><text:s text:c="2"/>} catch (error) {</text:span></text:p>
          <text:p text:style-name="P38"><text:span text:style-name="Source_20_Text"><text:s text:c="4"/>console.error('Error authenticating token:', error);</text:span></text:p>
          <text:p text:style-name="P38"><text:span text:style-name="Source_20_Text"><text:s text:c="4"/>res.sendStatus(403);</text:span></text:p>
          <text:p text:style-name="P38"><text:span text:style-name="Source_20_Text"><text:s text:c="2"/>}</text:span></text:p>
          <text:p text:style-name="P38"><text:span text:style-name="Source_20_Text">};</text:span></text:p>
          <text:p text:style-name="P38"/>
          <text:p text:style-name="P38"><text:span text:style-name="Source_20_Text">export const authorizeRole = (role: string) =&gt; {</text:span></text:p>
          <text:p text:style-name="P38"><text:span text:style-name="Source_20_Text"><text:s text:c="2"/>return (req: AuthRequest, res: Response, next: NextFunction) =&gt; {</text:span></text:p>
          <text:p text:style-name="P38"><text:span text:style-name="Source_20_Text"><text:s text:c="4"/>if (req.user?.role !== role) {</text:span></text:p>
          <text:p text:style-name="P38"><text:span text:style-name="Source_20_Text"><text:s text:c="6"/>return res.sendStatus(403);</text:span></text:p>
          <text:p text:style-name="P38"><text:span text:style-name="Source_20_Text"><text:s text:c="4"/>}</text:span></text:p>
          <text:p text:style-name="P38"><text:span text:style-name="Source_20_Text"><text:s text:c="4"/>next();</text:span></text:p>
          <text:p text:style-name="P38"><text:span text:style-name="Source_20_Text"><text:s text:c="2"/>};</text:span></text:p>
          <text:p text:style-name="P39"><text:span text:style-name="Source_20_Text">};</text:span></text:p>
        </text:list-item>
      </text:list>
      <text:list xml:id="list619386122" text:style-name="L207">
        <text:list-item>
          <text:p text:style-name="P177"><text:span text:style-name="Strong_20_Emphasis">User Registration and Login Controllers:</text:span></text:p>
        </text:list-item>
      </text:list>
      <text:list xml:id="list1160681004" text:style-name="L208">
        <text:list-item>
          <text:p text:style-name="P178"><text:span text:style-name="Strong_20_Emphasis">backend/src/controllers/userController.ts:</text:span></text:p>
          <text:p text:style-name="P40">typescript</text:p>
        </text:list-item>
      </text:list>
      <text:list xml:id="list4110437487" text:style-name="L209">
        <text:list-item>
          <text:p text:style-name="P41"><text:span text:style-name="Source_20_Text">import { Request, Response } from 'express';</text:span></text:p>
          <text:p text:style-name="P41"><text:soft-page-break/><text:span text:style-name="Source_20_Text">import bcrypt from 'bcryptjs';</text:span></text:p>
          <text:p text:style-name="P41"><text:span text:style-name="Source_20_Text">import jwt from 'jsonwebtoken';</text:span></text:p>
          <text:p text:style-name="P41"><text:span text:style-name="Source_20_Text">import { validationResult } from 'express-validator';</text:span></text:p>
          <text:p text:style-name="P41"><text:span text:style-name="Source_20_Text">import User from '../models/User';</text:span></text:p>
          <text:p text:style-name="P41"/>
          <text:p text:style-name="P41"><text:span text:style-name="Source_20_Text">export const register = async (req: Request, res: Response) =&gt; {</text:span></text:p>
          <text:p text:style-name="P41"><text:span text:style-name="Source_20_Text"><text:s text:c="2"/>const errors = validationResult(req);</text:span></text:p>
          <text:p text:style-name="P41"><text:span text:style-name="Source_20_Text"><text:s text:c="2"/>if (!errors.isEmpty()) {</text:span></text:p>
          <text:p text:style-name="P41"><text:span text:style-name="Source_20_Text"><text:s text:c="4"/>return res.status(400).json({ errors: errors.array() });</text:span></text:p>
          <text:p text:style-name="P41"><text:span text:style-name="Source_20_Text"><text:s text:c="2"/>}</text:span></text:p>
          <text:p text:style-name="P41"/>
          <text:p text:style-name="P41"><text:span text:style-name="Source_20_Text"><text:s text:c="2"/>const { email, password, role } = req.body;</text:span></text:p>
          <text:p text:style-name="P41"/>
          <text:p text:style-name="P41"><text:span text:style-name="Source_20_Text"><text:s text:c="2"/>try {</text:span></text:p>
          <text:p text:style-name="P41"><text:span text:style-name="Source_20_Text"><text:s text:c="4"/>const existingUser = await User.findOne({ where: { email } });</text:span></text:p>
          <text:p text:style-name="P41"><text:span text:style-name="Source_20_Text"><text:s text:c="4"/>if (existingUser) {</text:span></text:p>
          <text:p text:style-name="P41"><text:span text:style-name="Source_20_Text"><text:s text:c="6"/>return res.status(400).json({ message: 'User already exists' });</text:span></text:p>
          <text:p text:style-name="P41"><text:span text:style-name="Source_20_Text"><text:s text:c="4"/>}</text:span></text:p>
          <text:p text:style-name="P41"/>
          <text:p text:style-name="P41"><text:span text:style-name="Source_20_Text"><text:s text:c="4"/>const hashedPassword = await bcrypt.hash(password, 10);</text:span></text:p>
          <text:p text:style-name="P41"><text:span text:style-name="Source_20_Text"><text:s text:c="4"/>const newUser = await User.create({ email, password: hashedPassword, role });</text:span></text:p>
          <text:p text:style-name="P41"/>
          <text:p text:style-name="P41"><text:span text:style-name="Source_20_Text"><text:s text:c="4"/>const token = jwt.sign({ id: newUser.id }, process.env.JWT_SECRET!, { expiresIn: '1h' });</text:span></text:p>
          <text:p text:style-name="P41"/>
          <text:p text:style-name="P41"><text:span text:style-name="Source_20_Text"><text:s text:c="4"/>res.status(201).json({ token });</text:span></text:p>
          <text:p text:style-name="P41"><text:span text:style-name="Source_20_Text"><text:s text:c="2"/>} catch (error) {</text:span></text:p>
          <text:p text:style-name="P41"><text:span text:style-name="Source_20_Text"><text:s text:c="4"/>console.error('Error registering user:', error);</text:span></text:p>
          <text:p text:style-name="P41"><text:span text:style-name="Source_20_Text"><text:s text:c="4"/>res.status(500).json({ message: 'Internal Server Error' });</text:span></text:p>
          <text:p text:style-name="P41"><text:span text:style-name="Source_20_Text"><text:s text:c="2"/>}</text:span></text:p>
          <text:p text:style-name="P41"><text:span text:style-name="Source_20_Text">};</text:span></text:p>
          <text:p text:style-name="P41"/>
          <text:p text:style-name="P41"><text:span text:style-name="Source_20_Text">export const login = async (req: Request, res: Response) =&gt; {</text:span></text:p>
          <text:p text:style-name="P41"><text:span text:style-name="Source_20_Text"><text:s text:c="2"/>const errors = validationResult(req);</text:span></text:p>
          <text:p text:style-name="P41"><text:span text:style-name="Source_20_Text"><text:s text:c="2"/>if (!errors.isEmpty()) {</text:span></text:p>
          <text:p text:style-name="P41"><text:span text:style-name="Source_20_Text"><text:s text:c="4"/>return res.status(400).json({ errors: errors.array() });</text:span></text:p>
          <text:p text:style-name="P41"><text:span text:style-name="Source_20_Text"><text:s text:c="2"/>}</text:span></text:p>
          <text:p text:style-name="P41"/>
          <text:p text:style-name="P41"><text:span text:style-name="Source_20_Text"><text:s text:c="2"/>const { email, password } = req.body;</text:span></text:p>
          <text:p text:style-name="P41"/>
          <text:p text:style-name="P41"><text:span text:style-name="Source_20_Text"><text:s text:c="2"/>try {</text:span></text:p>
          <text:p text:style-name="P41"><text:span text:style-name="Source_20_Text"><text:s text:c="4"/>const user = await User.findOne({ where: { email } });</text:span></text:p>
          <text:p text:style-name="P41"><text:span text:style-name="Source_20_Text"><text:s text:c="4"/>if (!user) {</text:span></text:p>
          <text:p text:style-name="P41"><text:span text:style-name="Source_20_Text"><text:s text:c="6"/>return res.status(400).json({ message: 'Invalid credentials' });</text:span></text:p>
          <text:p text:style-name="P41"><text:span text:style-name="Source_20_Text"><text:s text:c="4"/>}</text:span></text:p>
          <text:p text:style-name="P41"/>
          <text:p text:style-name="P41"><text:span text:style-name="Source_20_Text"><text:s text:c="4"/>const isMatch = await bcrypt.compare(password, user.password);</text:span></text:p>
          <text:p text:style-name="P41"><text:span text:style-name="Source_20_Text"><text:s text:c="4"/>if (!isMatch) {</text:span></text:p>
          <text:p text:style-name="P41"><text:span text:style-name="Source_20_Text"><text:s text:c="6"/>return res.status(400).json({ message: 'Invalid credentials' });</text:span></text:p>
          <text:p text:style-name="P41"><text:span text:style-name="Source_20_Text"><text:s text:c="4"/>}</text:span></text:p>
          <text:p text:style-name="P41"/>
          <text:p text:style-name="P41"><text:span text:style-name="Source_20_Text"><text:s text:c="4"/>const token = jwt.sign({ id: user.id }, process.env.JWT_SECRET!, { expiresIn: '1h' });</text:span></text:p>
          <text:p text:style-name="P41"/>
          <text:p text:style-name="P41"><text:span text:style-name="Source_20_Text"><text:s text:c="4"/>res.status(200).json({ token });</text:span></text:p>
          <text:p text:style-name="P41"><text:span text:style-name="Source_20_Text"><text:s text:c="2"/>} catch (error) {</text:span></text:p>
          <text:p text:style-name="P41"><text:span text:style-name="Source_20_Text"><text:s text:c="4"/>console.error('Error logging in:', error);</text:span></text:p>
          <text:p text:style-name="P41"><text:span text:style-name="Source_20_Text"><text:s text:c="4"/>res.status(500).json({ message: 'Internal Server Error' });</text:span></text:p>
          <text:p text:style-name="P41"><text:soft-page-break/><text:span text:style-name="Source_20_Text"><text:s text:c="2"/>}</text:span></text:p>
          <text:p text:style-name="P42"><text:span text:style-name="Source_20_Text">};</text:span></text:p>
        </text:list-item>
      </text:list>
      <text:list xml:id="list4174097160" text:style-name="L210">
        <text:list-item>
          <text:p text:style-name="P179"><text:span text:style-name="Strong_20_Emphasis">User Routes:</text:span></text:p>
        </text:list-item>
      </text:list>
      <text:list xml:id="list786313136" text:style-name="L211">
        <text:list-item>
          <text:p text:style-name="P180"><text:span text:style-name="Strong_20_Emphasis">backend/src/routes/userRoutes.ts:</text:span></text:p>
          <text:p text:style-name="P43">typescript</text:p>
        </text:list-item>
      </text:list>
      <text:list xml:id="list4184314695" text:style-name="L212">
        <text:list-item>
          <text:p text:style-name="P44"><text:span text:style-name="Source_20_Text">import { Router } from 'express';</text:span></text:p>
          <text:p text:style-name="P44"><text:span text:style-name="Source_20_Text">import { register, login } from '../controllers/userController';</text:span></text:p>
          <text:p text:style-name="P44"><text:span text:style-name="Source_20_Text">import { body } from 'express-validator';</text:span></text:p>
          <text:p text:style-name="P44"/>
          <text:p text:style-name="P44"><text:span text:style-name="Source_20_Text">const router = Router();</text:span></text:p>
          <text:p text:style-name="P44"/>
          <text:p text:style-name="P44"><text:span text:style-name="Source_20_Text">router.post(</text:span></text:p>
          <text:p text:style-name="P44"><text:span text:style-name="Source_20_Text"><text:s text:c="2"/>'/register',</text:span></text:p>
          <text:p text:style-name="P44"><text:span text:style-name="Source_20_Text"><text:s text:c="2"/>[</text:span></text:p>
          <text:p text:style-name="P44"><text:span text:style-name="Source_20_Text"><text:s text:c="4"/>body('email').isEmail(),</text:span></text:p>
          <text:p text:style-name="P44"><text:span text:style-name="Source_20_Text"><text:s text:c="4"/>body('password').isLength({ min: 6 }),</text:span></text:p>
          <text:p text:style-name="P44"><text:span text:style-name="Source_20_Text"><text:s text:c="4"/>body('role').isIn(['creator', 'brand']),</text:span></text:p>
          <text:p text:style-name="P44"><text:span text:style-name="Source_20_Text"><text:s text:c="2"/>],</text:span></text:p>
          <text:p text:style-name="P44"><text:span text:style-name="Source_20_Text"><text:s text:c="2"/>register</text:span></text:p>
          <text:p text:style-name="P44"><text:span text:style-name="Source_20_Text">);</text:span></text:p>
          <text:p text:style-name="P44"/>
          <text:p text:style-name="P44"><text:span text:style-name="Source_20_Text">router.post(</text:span></text:p>
          <text:p text:style-name="P44"><text:span text:style-name="Source_20_Text"><text:s text:c="2"/>'/login',</text:span></text:p>
          <text:p text:style-name="P44"><text:span text:style-name="Source_20_Text"><text:s text:c="2"/>[</text:span></text:p>
          <text:p text:style-name="P44"><text:span text:style-name="Source_20_Text"><text:s text:c="4"/>body('email').isEmail(),</text:span></text:p>
          <text:p text:style-name="P44"><text:span text:style-name="Source_20_Text"><text:s text:c="4"/>body('password').exists(),</text:span></text:p>
          <text:p text:style-name="P44"><text:span text:style-name="Source_20_Text"><text:s text:c="2"/>],</text:span></text:p>
          <text:p text:style-name="P44"><text:span text:style-name="Source_20_Text"><text:s text:c="2"/>login</text:span></text:p>
          <text:p text:style-name="P44"><text:span text:style-name="Source_20_Text">);</text:span></text:p>
          <text:p text:style-name="P44"/>
          <text:p text:style-name="P45"><text:span text:style-name="Source_20_Text">export default router;</text:span></text:p>
        </text:list-item>
      </text:list>
      <text:list xml:id="list2489150842" text:style-name="L213">
        <text:list-item>
          <text:p text:style-name="P181"><text:span text:style-name="Strong_20_Emphasis">Integrate Routes:</text:span></text:p>
        </text:list-item>
      </text:list>
      <text:list xml:id="list3144870844" text:style-name="L214">
        <text:list-item>
          <text:p text:style-name="P182"><text:span text:style-name="Strong_20_Emphasis">backend/src/routes/index.ts:</text:span></text:p>
          <text:p text:style-name="P46">typescript</text:p>
        </text:list-item>
      </text:list>
      <text:list xml:id="list2269290803" text:style-name="L215">
        <text:list-item>
          <text:list>
            <text:list-item text:start-value="5">
              <text:p text:style-name="P47"><text:span text:style-name="Source_20_Text">import { Router } from 'express';</text:span></text:p>
              <text:p text:style-name="P47"><text:span text:style-name="Source_20_Text">import userRoutes from './userRoutes';</text:span></text:p>
              <text:p text:style-name="P47"><text:span text:style-name="Source_20_Text">import affiliateRoutes from './affiliateRoutes';</text:span></text:p>
              <text:p text:style-name="P47"><text:span text:style-name="Source_20_Text">import affiliateProgramRoutes from './affiliateProgramRoutes';</text:span></text:p>
              <text:p text:style-name="P47"><text:span text:style-name="Source_20_Text">import payoutRoutes from './payoutRoutes';</text:span></text:p>
              <text:p text:style-name="P47"><text:span text:style-name="Source_20_Text">// Import other routes as needed</text:span></text:p>
              <text:p text:style-name="P47"/>
              <text:p text:style-name="P47"><text:span text:style-name="Source_20_Text">const router = Router();</text:span></text:p>
              <text:p text:style-name="P47"/>
              <text:p text:style-name="P47"><text:span text:style-name="Source_20_Text">router.use('/users', userRoutes);</text:span></text:p>
              <text:p text:style-name="P47"><text:span text:style-name="Source_20_Text">router.use('/affiliate', affiliateRoutes);</text:span></text:p>
              <text:p text:style-name="P47"><text:span text:style-name="Source_20_Text">router.use('/affiliate', affiliateProgramRoutes);</text:span></text:p>
              <text:p text:style-name="P47"><text:span text:style-name="Source_20_Text">router.use('/', payoutRoutes);</text:span></text:p>
              <text:p text:style-name="P47"><text:span text:style-name="Source_20_Text">// Add other route usages here</text:span></text:p>
              <text:p text:style-name="P47"/>
              <text:p text:style-name="P48"><text:span text:style-name="Source_20_Text">export default router;</text:span></text:p>
            </text:list-item>
          </text:list>
        </text:list-item>
      </text:list>
      <text:h text:style-name="P3" text:outline-level="4"><text:soft-page-break/><text:span text:style-name="Strong_20_Emphasis">b. Frontend:</text:span></text:h>
      <text:list xml:id="list317690668" text:style-name="L216">
        <text:list-item>
          <text:p text:style-name="P183"><text:span text:style-name="Strong_20_Emphasis">Setup Redux Store:</text:span></text:p>
          <text:list>
            <text:list-item>
              <text:p text:style-name="P183"><text:span text:style-name="Strong_20_Emphasis">frontend/src/store/store.ts:</text:span></text:p>
              <text:p text:style-name="P49">typescript</text:p>
            </text:list-item>
          </text:list>
        </text:list-item>
      </text:list>
      <text:list xml:id="list3034835800" text:style-name="L217">
        <text:list-item>
          <text:p text:style-name="P50"><text:span text:style-name="Source_20_Text">import { configureStore } from '@reduxjs/toolkit';</text:span></text:p>
          <text:p text:style-name="P50"><text:span text:style-name="Source_20_Text">import userReducer from './slices/userSlice';</text:span></text:p>
          <text:p text:style-name="P50"/>
          <text:p text:style-name="P50"><text:span text:style-name="Source_20_Text">export const store = configureStore({</text:span></text:p>
          <text:p text:style-name="P50"><text:span text:style-name="Source_20_Text"><text:s text:c="2"/>reducer: {</text:span></text:p>
          <text:p text:style-name="P50"><text:span text:style-name="Source_20_Text"><text:s text:c="4"/>user: userReducer,</text:span></text:p>
          <text:p text:style-name="P50"><text:span text:style-name="Source_20_Text"><text:s text:c="4"/>// Add other reducers here</text:span></text:p>
          <text:p text:style-name="P50"><text:span text:style-name="Source_20_Text"><text:s text:c="2"/>},</text:span></text:p>
          <text:p text:style-name="P50"><text:span text:style-name="Source_20_Text">});</text:span></text:p>
          <text:p text:style-name="P50"/>
          <text:p text:style-name="P50"><text:span text:style-name="Source_20_Text">export type RootState = ReturnType&lt;typeof store.getState&gt;;</text:span></text:p>
          <text:p text:style-name="P51"><text:span text:style-name="Source_20_Text">export type AppDispatch = typeof store.dispatch;</text:span></text:p>
        </text:list-item>
      </text:list>
      <text:list xml:id="list1079763921" text:style-name="L218">
        <text:list-item>
          <text:p text:style-name="P184"><text:span text:style-name="Strong_20_Emphasis">User Slice:</text:span></text:p>
        </text:list-item>
      </text:list>
      <text:list xml:id="list1556280564" text:style-name="L219">
        <text:list-item>
          <text:p text:style-name="P185"><text:span text:style-name="Strong_20_Emphasis">frontend/src/store/slices/userSlice.ts:</text:span></text:p>
          <text:p text:style-name="P52">typescript</text:p>
        </text:list-item>
      </text:list>
      <text:list xml:id="list3532049920" text:style-name="L220">
        <text:list-item>
          <text:list>
            <text:list-item text:start-value="2">
              <text:p text:style-name="P53"><text:span text:style-name="Source_20_Text">import { createSlice, PayloadAction } from '@reduxjs/toolkit';</text:span></text:p>
              <text:p text:style-name="P53"/>
              <text:p text:style-name="P53"><text:span text:style-name="Source_20_Text">interface UserState {</text:span></text:p>
              <text:p text:style-name="P53"><text:span text:style-name="Source_20_Text"><text:s text:c="2"/>token: string | null;</text:span></text:p>
              <text:p text:style-name="P53"><text:span text:style-name="Source_20_Text">}</text:span></text:p>
              <text:p text:style-name="P53"/>
              <text:p text:style-name="P53"><text:span text:style-name="Source_20_Text">const initialState: UserState = {</text:span></text:p>
              <text:p text:style-name="P53"><text:span text:style-name="Source_20_Text"><text:s text:c="2"/>token: null,</text:span></text:p>
              <text:p text:style-name="P53"><text:span text:style-name="Source_20_Text">};</text:span></text:p>
              <text:p text:style-name="P53"/>
              <text:p text:style-name="P53"><text:span text:style-name="Source_20_Text">const userSlice = createSlice({</text:span></text:p>
              <text:p text:style-name="P53"><text:span text:style-name="Source_20_Text"><text:s text:c="2"/>name: 'user',</text:span></text:p>
              <text:p text:style-name="P53"><text:span text:style-name="Source_20_Text"><text:s text:c="2"/>initialState,</text:span></text:p>
              <text:p text:style-name="P53"><text:span text:style-name="Source_20_Text"><text:s text:c="2"/>reducers: {</text:span></text:p>
              <text:p text:style-name="P53"><text:span text:style-name="Source_20_Text"><text:s text:c="4"/>setToken(state, action: PayloadAction&lt;string&gt;) {</text:span></text:p>
              <text:p text:style-name="P53"><text:span text:style-name="Source_20_Text"><text:s text:c="6"/>state.token = action.payload;</text:span></text:p>
              <text:p text:style-name="P53"><text:span text:style-name="Source_20_Text"><text:s text:c="4"/>},</text:span></text:p>
              <text:p text:style-name="P53"><text:span text:style-name="Source_20_Text"><text:s text:c="4"/>clearToken(state) {</text:span></text:p>
              <text:p text:style-name="P53"><text:span text:style-name="Source_20_Text"><text:s text:c="6"/>state.token = null;</text:span></text:p>
              <text:p text:style-name="P53"><text:span text:style-name="Source_20_Text"><text:s text:c="4"/>},</text:span></text:p>
              <text:p text:style-name="P53"><text:span text:style-name="Source_20_Text"><text:s text:c="2"/>},</text:span></text:p>
              <text:p text:style-name="P53"><text:span text:style-name="Source_20_Text">});</text:span></text:p>
              <text:p text:style-name="P53"/>
              <text:p text:style-name="P53"><text:span text:style-name="Source_20_Text">export const { setToken, clearToken } = userSlice.actions;</text:span></text:p>
              <text:p text:style-name="P54"><text:span text:style-name="Source_20_Text">export default userSlice.reducer;</text:span></text:p>
            </text:list-item>
          </text:list>
        </text:list-item>
        <text:list-item>
          <text:p text:style-name="P186"><text:span text:style-name="Strong_20_Emphasis">Authentication Components:</text:span></text:p>
          <text:list>
            <text:list-item>
              <text:p text:style-name="P186"><text:soft-page-break/><text:span text:style-name="Strong_20_Emphasis">Login and Signup Pages:</text:span> Create React components for user registration and login, handling form submissions and storing JWT tokens securely (preferably in HTTP-only cookies).</text:p>
            </text:list-item>
          </text:list>
        </text:list-item>
      </text:list>
      <text:p text:style-name="P4"/>
      <text:h text:style-name="P2" text:outline-level="3"><text:span text:style-name="Strong_20_Emphasis">6. Implement Data Privacy and Security</text:span></text:h>
      <text:p text:style-name="P259">Ensuring the security and privacy of user data is paramount.</text:p>
      <text:h text:style-name="P3" text:outline-level="4"><text:span text:style-name="Strong_20_Emphasis">a. Backend Security Enhancements:</text:span></text:h>
      <text:list xml:id="list2592802200" text:style-name="L221">
        <text:list-item>
          <text:p text:style-name="P187"><text:span text:style-name="Strong_20_Emphasis">Environment Variables:</text:span></text:p>
          <text:list>
            <text:list-item>
              <text:p text:style-name="P187"><text:span text:style-name="Strong_20_Emphasis">backend/.env:</text:span></text:p>
              <text:p text:style-name="P55">makefile</text:p>
            </text:list-item>
          </text:list>
        </text:list-item>
      </text:list>
      <text:list xml:id="list275086108" text:style-name="L222">
        <text:list-item>
          <text:p text:style-name="P56"><text:span text:style-name="Source_20_Text">PORT=5000</text:span></text:p>
          <text:p text:style-name="P56"><text:span text:style-name="Source_20_Text">DB_NAME=your_db_name</text:span></text:p>
          <text:p text:style-name="P56"><text:span text:style-name="Source_20_Text">DB_USER=your_db_user</text:span></text:p>
          <text:p text:style-name="P56"><text:span text:style-name="Source_20_Text">DB_PASSWORD=your_db_password</text:span></text:p>
          <text:p text:style-name="P56"><text:span text:style-name="Source_20_Text">DB_HOST=localhost</text:span></text:p>
          <text:p text:style-name="P56"><text:span text:style-name="Source_20_Text">JWT_SECRET=your_jwt_secret</text:span></text:p>
          <text:p text:style-name="P57"><text:span text:style-name="Source_20_Text">BASE_URL=https://yourplatform.com</text:span></text:p>
        </text:list-item>
      </text:list>
      <text:list xml:id="list2985500708" text:style-name="L223">
        <text:list-item>
          <text:p text:style-name="P188"><text:span text:style-name="Strong_20_Emphasis">Input Validation and Sanitization:</text:span></text:p>
        </text:list-item>
      </text:list>
      <text:list xml:id="list3910273466" text:style-name="L224">
        <text:list-item>
          <text:p text:style-name="P189">Implemented using <text:span text:style-name="Source_20_Text">express-validator</text:span> in the user routes.</text:p>
        </text:list-item>
      </text:list>
      <text:list xml:id="list3324359814" text:style-name="L225">
        <text:list-item>
          <text:p text:style-name="P190"><text:span text:style-name="Strong_20_Emphasis">Rate Limiting and Security Headers:</text:span></text:p>
        </text:list-item>
      </text:list>
      <text:list xml:id="list4062687715" text:style-name="L226">
        <text:list-item>
          <text:p text:style-name="P191"><text:span text:style-name="Strong_20_Emphasis">Install Libraries:</text:span></text:p>
          <text:p text:style-name="P58">bash</text:p>
        </text:list-item>
      </text:list>
      <text:list xml:id="list2719700144" text:style-name="L227">
        <text:list-item>
          <text:p text:style-name="P59"><text:span text:style-name="Source_20_Text">npm install express-rate-limit helmet</text:span></text:p>
        </text:list-item>
      </text:list>
      <text:list xml:id="list1754800168" text:style-name="L228">
        <text:list-item>
          <text:p text:style-name="P192"><text:span text:style-name="Strong_20_Emphasis">Integrate in </text:span><text:span text:style-name="Source_20_Text">index.ts</text:span><text:span text:style-name="Strong_20_Emphasis">:</text:span></text:p>
        </text:list-item>
      </text:list>
      <text:p text:style-name="P143">typescript</text:p>
      <text:list xml:id="list3143616713" text:style-name="L229">
        <text:list-item>
          <text:list>
            <text:list-item text:start-value="3">
              <text:p text:style-name="P60"><text:span text:style-name="Source_20_Text">import rateLimit from 'express-rate-limit';</text:span></text:p>
              <text:p text:style-name="P60"><text:span text:style-name="Source_20_Text">import helmet from 'helmet';</text:span></text:p>
              <text:p text:style-name="P60"/>
              <text:p text:style-name="P60"><text:span text:style-name="Source_20_Text">app.use(helmet());</text:span></text:p>
              <text:p text:style-name="P60"/>
              <text:p text:style-name="P60"><text:span text:style-name="Source_20_Text">const limiter = rateLimit({</text:span></text:p>
              <text:p text:style-name="P60"><text:span text:style-name="Source_20_Text"><text:s text:c="2"/>windowMs: 15 * 60 * 1000, // 15 minutes</text:span></text:p>
              <text:p text:style-name="P60"><text:span text:style-name="Source_20_Text"><text:s text:c="2"/>max: 100, // limit each IP to 100 requests per windowMs</text:span></text:p>
              <text:p text:style-name="P60"><text:span text:style-name="Source_20_Text">});</text:span></text:p>
              <text:p text:style-name="P60"/>
              <text:p text:style-name="P61"><text:span text:style-name="Source_20_Text">app.use(limiter);</text:span></text:p>
            </text:list-item>
          </text:list>
        </text:list-item>
        <text:list-item>
          <text:p text:style-name="P193"><text:span text:style-name="Strong_20_Emphasis">HTTPS:</text:span></text:p>
          <text:list>
            <text:list-item>
              <text:p text:style-name="P193"><text:soft-page-break/>Ensure that your production environment enforces HTTPS. This is typically handled by your hosting provider (e.g., AWS, Heroku).</text:p>
            </text:list-item>
          </text:list>
        </text:list-item>
      </text:list>
      <text:h text:style-name="P3" text:outline-level="4"><text:span text:style-name="Strong_20_Emphasis">b. Frontend Security Enhancements:</text:span></text:h>
      <text:list xml:id="list3035108888" text:style-name="L230">
        <text:list-item>
          <text:p text:style-name="P194"><text:span text:style-name="Strong_20_Emphasis">Secure Storage of JWT Tokens:</text:span></text:p>
          <text:list>
            <text:list-item>
              <text:p text:style-name="P195">Store JWT tokens in HTTP-only cookies to prevent XSS attacks.</text:p>
            </text:list-item>
            <text:list-item>
              <text:p text:style-name="P195">Avoid storing tokens in <text:span text:style-name="Source_20_Text">localStorage</text:span> or <text:span text:style-name="Source_20_Text">sessionStorage</text:span>.</text:p>
            </text:list-item>
          </text:list>
        </text:list-item>
        <text:list-item>
          <text:p text:style-name="P194"><text:span text:style-name="Strong_20_Emphasis">Protect Routes:</text:span></text:p>
          <text:list>
            <text:list-item>
              <text:p text:style-name="P195">Implement protected routes that check for authentication before rendering certain pages.</text:p>
            </text:list-item>
            <text:list-item>
              <text:p text:style-name="P194"><text:span text:style-name="Strong_20_Emphasis">Example: ProtectedRoute Component</text:span></text:p>
              <text:p text:style-name="P62">tsx</text:p>
            </text:list-item>
          </text:list>
        </text:list-item>
      </text:list>
      <text:list xml:id="list1863872629" text:style-name="L231">
        <text:list-item>
          <text:list>
            <text:list-item text:start-value="2">
              <text:p text:style-name="P63"><text:span text:style-name="Source_20_Text">// frontend/src/components/ProtectedRoute.tsx</text:span></text:p>
              <text:p text:style-name="P63"/>
              <text:p text:style-name="P63"><text:span text:style-name="Source_20_Text">import React from 'react';</text:span></text:p>
              <text:p text:style-name="P63"><text:span text:style-name="Source_20_Text">import { Route, Redirect } from 'react-router-dom';</text:span></text:p>
              <text:p text:style-name="P63"><text:span text:style-name="Source_20_Text">import { useSelector } from 'react-redux';</text:span></text:p>
              <text:p text:style-name="P63"><text:span text:style-name="Source_20_Text">import { RootState } from '../store/store';</text:span></text:p>
              <text:p text:style-name="P63"/>
              <text:p text:style-name="P63"><text:span text:style-name="Source_20_Text">interface ProtectedRouteProps {</text:span></text:p>
              <text:p text:style-name="P63"><text:span text:style-name="Source_20_Text"><text:s text:c="2"/>component: React.ComponentType&lt;any&gt;;</text:span></text:p>
              <text:p text:style-name="P63"><text:span text:style-name="Source_20_Text"><text:s text:c="2"/>path: string;</text:span></text:p>
              <text:p text:style-name="P63"><text:span text:style-name="Source_20_Text"><text:s text:c="2"/>exact?: boolean;</text:span></text:p>
              <text:p text:style-name="P63"><text:span text:style-name="Source_20_Text">}</text:span></text:p>
              <text:p text:style-name="P63"/>
              <text:p text:style-name="P63"><text:span text:style-name="Source_20_Text">const ProtectedRoute: React.FC&lt;ProtectedRouteProps&gt; = ({ component: Component, ...rest }) =&gt; {</text:span></text:p>
              <text:p text:style-name="P63"><text:span text:style-name="Source_20_Text"><text:s text:c="2"/>const token = useSelector((state: RootState) =&gt; state.user.token);</text:span></text:p>
              <text:p text:style-name="P63"/>
              <text:p text:style-name="P63"><text:span text:style-name="Source_20_Text"><text:s text:c="2"/>return (</text:span></text:p>
              <text:p text:style-name="P63"><text:span text:style-name="Source_20_Text"><text:s text:c="4"/>&lt;Route</text:span></text:p>
              <text:p text:style-name="P63"><text:span text:style-name="Source_20_Text"><text:s text:c="6"/>{...rest}</text:span></text:p>
              <text:p text:style-name="P63"><text:span text:style-name="Source_20_Text"><text:s text:c="6"/>render={(props) =&gt;</text:span></text:p>
              <text:p text:style-name="P63"><text:span text:style-name="Source_20_Text"><text:s text:c="8"/>token ? &lt;Component {...props} /&gt; : &lt;Redirect to="/login" /&gt;</text:span></text:p>
              <text:p text:style-name="P63"><text:span text:style-name="Source_20_Text"><text:s text:c="6"/>}</text:span></text:p>
              <text:p text:style-name="P63"><text:span text:style-name="Source_20_Text"><text:s text:c="4"/>/&gt;</text:span></text:p>
              <text:p text:style-name="P63"><text:span text:style-name="Source_20_Text"><text:s text:c="2"/>);</text:span></text:p>
              <text:p text:style-name="P63"><text:span text:style-name="Source_20_Text">};</text:span></text:p>
              <text:p text:style-name="P63"/>
              <text:p text:style-name="P64"><text:span text:style-name="Source_20_Text">export default ProtectedRoute;</text:span></text:p>
            </text:list-item>
          </text:list>
        </text:list-item>
      </text:list>
      <text:p text:style-name="P4"/>
      <text:h text:style-name="P2" text:outline-level="3"><text:span text:style-name="Strong_20_Emphasis">7. Implement Affiliate Link Management Module</text:span></text:h>
      <text:p text:style-name="P259">Integrate a module that allows creators to manage and generate affiliate links, similar to platforms like StanStore.</text:p>
      <text:h text:style-name="P3" text:outline-level="4"><text:span text:style-name="Strong_20_Emphasis">a. Backend Enhancements:</text:span></text:h>
      <text:list xml:id="list4175132033" text:style-name="L232">
        <text:list-item>
          <text:p text:style-name="P196"><text:span text:style-name="Strong_20_Emphasis">Affiliate Link Generation Utilities:</text:span></text:p>
          <text:list>
            <text:list-item>
              <text:p text:style-name="P196"><text:soft-page-break/><text:span text:style-name="Strong_20_Emphasis">backend/src/utils/generateAffiliateLink.ts:</text:span></text:p>
              <text:p text:style-name="P65">typescript</text:p>
            </text:list-item>
          </text:list>
        </text:list-item>
      </text:list>
      <text:list xml:id="list1839704599" text:style-name="L233">
        <text:list-item>
          <text:p text:style-name="P66"><text:span text:style-name="Source_20_Text">import { v4 as uuidv4 } from 'uuid';</text:span></text:p>
          <text:p text:style-name="P66"/>
          <text:p text:style-name="P66"><text:span text:style-name="Source_20_Text">export const generateTrackingCode = (): string =&gt; {</text:span></text:p>
          <text:p text:style-name="P66"><text:span text:style-name="Source_20_Text"><text:s text:c="2"/>return uuidv4();</text:span></text:p>
          <text:p text:style-name="P66"><text:span text:style-name="Source_20_Text">};</text:span></text:p>
          <text:p text:style-name="P66"/>
          <text:p text:style-name="P66"><text:span text:style-name="Source_20_Text">export const generateAffiliateLink = (baseURL: string, trackingCode: string): string =&gt; {</text:span></text:p>
          <text:p text:style-name="P66"><text:span text:style-name="Source_20_Text"><text:s text:c="2"/>return `${baseURL}/affiliate/${trackingCode}`;</text:span></text:p>
          <text:p text:style-name="P67"><text:span text:style-name="Source_20_Text">};</text:span></text:p>
        </text:list-item>
      </text:list>
      <text:list xml:id="list1994545356" text:style-name="L234">
        <text:list-item>
          <text:p text:style-name="P197"><text:span text:style-name="Strong_20_Emphasis">Affiliate Controllers:</text:span></text:p>
        </text:list-item>
      </text:list>
      <text:list xml:id="list2235892716" text:style-name="L235">
        <text:list-item>
          <text:p text:style-name="P198"><text:span text:style-name="Strong_20_Emphasis">backend/src/controllers/affiliateController.ts:</text:span></text:p>
          <text:p text:style-name="P68">typescript</text:p>
        </text:list-item>
      </text:list>
      <text:list xml:id="list4048907102" text:style-name="L236">
        <text:list-item>
          <text:p text:style-name="P69"><text:span text:style-name="Source_20_Text">import { Request, Response } from 'express';</text:span></text:p>
          <text:p text:style-name="P69"><text:span text:style-name="Source_20_Text">import AffiliateLink from '../models/AffiliateLink';</text:span></text:p>
          <text:p text:style-name="P69"><text:span text:style-name="Source_20_Text">import { generateTrackingCode, generateAffiliateLink } from '../utils/generateAffiliateLink';</text:span></text:p>
          <text:p text:style-name="P69"/>
          <text:p text:style-name="P69"><text:span text:style-name="Source_20_Text">export const createAffiliateLink = async (req: Request, res: Response) =&gt; {</text:span></text:p>
          <text:p text:style-name="P69"><text:span text:style-name="Source_20_Text"><text:s text:c="2"/>const { affiliateProgramId, originalLink, customAlias } = req.body;</text:span></text:p>
          <text:p text:style-name="P69"><text:span text:style-name="Source_20_Text"><text:s text:c="2"/>const creatorId = req.user.id; // Assuming authentication middleware sets req.user</text:span></text:p>
          <text:p text:style-name="P69"/>
          <text:p text:style-name="P69"><text:span text:style-name="Source_20_Text"><text:s text:c="2"/>try {</text:span></text:p>
          <text:p text:style-name="P69"><text:span text:style-name="Source_20_Text"><text:s text:c="4"/>const trackingCode = generateTrackingCode();</text:span></text:p>
          <text:p text:style-name="P69"><text:span text:style-name="Source_20_Text"><text:s text:c="4"/>const baseURL = process.env.BASE_URL || 'http://localhost:5000';</text:span></text:p>
          <text:p text:style-name="P69"><text:span text:style-name="Source_20_Text"><text:s text:c="4"/>const generatedLink = generateAffiliateLink(baseURL, trackingCode);</text:span></text:p>
          <text:p text:style-name="P69"/>
          <text:p text:style-name="P69"><text:span text:style-name="Source_20_Text"><text:s text:c="4"/>const newAffiliateLink = await AffiliateLink.create({</text:span></text:p>
          <text:p text:style-name="P69"><text:span text:style-name="Source_20_Text"><text:s text:c="6"/>affiliateProgramId,</text:span></text:p>
          <text:p text:style-name="P69"><text:span text:style-name="Source_20_Text"><text:s text:c="6"/>creatorId,</text:span></text:p>
          <text:p text:style-name="P69"><text:span text:style-name="Source_20_Text"><text:s text:c="6"/>originalLink,</text:span></text:p>
          <text:p text:style-name="P69"><text:span text:style-name="Source_20_Text"><text:s text:c="6"/>customAlias,</text:span></text:p>
          <text:p text:style-name="P69"><text:span text:style-name="Source_20_Text"><text:s text:c="6"/>trackingCode,</text:span></text:p>
          <text:p text:style-name="P69"><text:span text:style-name="Source_20_Text"><text:s text:c="6"/>generatedLink,</text:span></text:p>
          <text:p text:style-name="P69"><text:span text:style-name="Source_20_Text"><text:s text:c="4"/>});</text:span></text:p>
          <text:p text:style-name="P69"/>
          <text:p text:style-name="P69"><text:span text:style-name="Source_20_Text"><text:s text:c="4"/>res.status(201).json(newAffiliateLink);</text:span></text:p>
          <text:p text:style-name="P69"><text:span text:style-name="Source_20_Text"><text:s text:c="2"/>} catch (error) {</text:span></text:p>
          <text:p text:style-name="P69"><text:span text:style-name="Source_20_Text"><text:s text:c="4"/>console.error('Error creating affiliate link:', error);</text:span></text:p>
          <text:p text:style-name="P69"><text:span text:style-name="Source_20_Text"><text:s text:c="4"/>res.status(500).json({ message: 'Internal Server Error' });</text:span></text:p>
          <text:p text:style-name="P69"><text:span text:style-name="Source_20_Text"><text:s text:c="2"/>}</text:span></text:p>
          <text:p text:style-name="P69"><text:span text:style-name="Source_20_Text">};</text:span></text:p>
          <text:p text:style-name="P69"/>
          <text:p text:style-name="P69"><text:span text:style-name="Source_20_Text">export const getAffiliateLinks = async (req: Request, res: Response) =&gt; {</text:span></text:p>
          <text:p text:style-name="P69"><text:span text:style-name="Source_20_Text"><text:s text:c="2"/>const creatorId = req.user.id;</text:span></text:p>
          <text:p text:style-name="P69"/>
          <text:p text:style-name="P69"><text:span text:style-name="Source_20_Text"><text:s text:c="2"/>try {</text:span></text:p>
          <text:p text:style-name="P69"><text:span text:style-name="Source_20_Text"><text:s text:c="4"/>const affiliateLinks = await AffiliateLink.findAll({</text:span></text:p>
          <text:p text:style-name="P69"><text:span text:style-name="Source_20_Text"><text:s text:c="6"/>where: { creatorId },</text:span></text:p>
          <text:p text:style-name="P69"><text:span text:style-name="Source_20_Text"><text:s text:c="6"/>include: [{ model: AffiliateProgram }],</text:span></text:p>
          <text:p text:style-name="P69"><text:soft-page-break/><text:span text:style-name="Source_20_Text"><text:s text:c="4"/>});</text:span></text:p>
          <text:p text:style-name="P69"/>
          <text:p text:style-name="P69"><text:span text:style-name="Source_20_Text"><text:s text:c="4"/>res.status(200).json(affiliateLinks);</text:span></text:p>
          <text:p text:style-name="P69"><text:span text:style-name="Source_20_Text"><text:s text:c="2"/>} catch (error) {</text:span></text:p>
          <text:p text:style-name="P69"><text:span text:style-name="Source_20_Text"><text:s text:c="4"/>console.error('Error fetching affiliate links:', error);</text:span></text:p>
          <text:p text:style-name="P69"><text:span text:style-name="Source_20_Text"><text:s text:c="4"/>res.status(500).json({ message: 'Internal Server Error' });</text:span></text:p>
          <text:p text:style-name="P69"><text:span text:style-name="Source_20_Text"><text:s text:c="2"/>}</text:span></text:p>
          <text:p text:style-name="P69"><text:span text:style-name="Source_20_Text">};</text:span></text:p>
          <text:p text:style-name="P69"/>
          <text:p text:style-name="P69"><text:span text:style-name="Source_20_Text">export const trackAffiliateClick = async (req: Request, res: Response) =&gt; {</text:span></text:p>
          <text:p text:style-name="P69"><text:span text:style-name="Source_20_Text"><text:s text:c="2"/>const { trackingCode } = req.params;</text:span></text:p>
          <text:p text:style-name="P69"/>
          <text:p text:style-name="P69"><text:span text:style-name="Source_20_Text"><text:s text:c="2"/>try {</text:span></text:p>
          <text:p text:style-name="P69"><text:span text:style-name="Source_20_Text"><text:s text:c="4"/>const affiliateLink = await AffiliateLink.findOne({ where: { trackingCode } });</text:span></text:p>
          <text:p text:style-name="P69"/>
          <text:p text:style-name="P69"><text:span text:style-name="Source_20_Text"><text:s text:c="4"/>if (!affiliateLink) {</text:span></text:p>
          <text:p text:style-name="P69"><text:span text:style-name="Source_20_Text"><text:s text:c="6"/>return res.status(404).json({ message: 'Affiliate Link Not Found' });</text:span></text:p>
          <text:p text:style-name="P69"><text:span text:style-name="Source_20_Text"><text:s text:c="4"/>}</text:span></text:p>
          <text:p text:style-name="P69"/>
          <text:p text:style-name="P69"><text:span text:style-name="Source_20_Text"><text:s text:c="4"/>// Increment click count</text:span></text:p>
          <text:p text:style-name="P69"><text:span text:style-name="Source_20_Text"><text:s text:c="4"/>affiliateLink.clicks += 1;</text:span></text:p>
          <text:p text:style-name="P69"><text:span text:style-name="Source_20_Text"><text:s text:c="4"/>await affiliateLink.save();</text:span></text:p>
          <text:p text:style-name="P69"/>
          <text:p text:style-name="P69"><text:span text:style-name="Source_20_Text"><text:s text:c="4"/>// Redirect to the original link</text:span></text:p>
          <text:p text:style-name="P69"><text:span text:style-name="Source_20_Text"><text:s text:c="4"/>res.redirect(affiliateLink.originalLink);</text:span></text:p>
          <text:p text:style-name="P69"><text:span text:style-name="Source_20_Text"><text:s text:c="2"/>} catch (error) {</text:span></text:p>
          <text:p text:style-name="P69"><text:span text:style-name="Source_20_Text"><text:s text:c="4"/>console.error('Error tracking affiliate click:', error);</text:span></text:p>
          <text:p text:style-name="P69"><text:span text:style-name="Source_20_Text"><text:s text:c="4"/>res.status(500).json({ message: 'Internal Server Error' });</text:span></text:p>
          <text:p text:style-name="P69"><text:span text:style-name="Source_20_Text"><text:s text:c="2"/>}</text:span></text:p>
          <text:p text:style-name="P70"><text:span text:style-name="Source_20_Text">};</text:span></text:p>
        </text:list-item>
      </text:list>
      <text:list xml:id="list1730852136" text:style-name="L237">
        <text:list-item>
          <text:p text:style-name="P199"><text:span text:style-name="Strong_20_Emphasis">Affiliate Routes:</text:span></text:p>
        </text:list-item>
      </text:list>
      <text:list xml:id="list1760244269" text:style-name="L238">
        <text:list-item>
          <text:p text:style-name="P200"><text:span text:style-name="Strong_20_Emphasis">backend/src/routes/affiliateRoutes.ts:</text:span></text:p>
          <text:p text:style-name="P71">typescript</text:p>
        </text:list-item>
      </text:list>
      <text:list xml:id="list1457211350" text:style-name="L239">
        <text:list-item>
          <text:p text:style-name="P72"><text:span text:style-name="Source_20_Text">import { Router } from 'express';</text:span></text:p>
          <text:p text:style-name="P72"><text:span text:style-name="Source_20_Text">import { createAffiliateLink, getAffiliateLinks, trackAffiliateClick } from '../controllers/affiliateController';</text:span></text:p>
          <text:p text:style-name="P72"><text:span text:style-name="Source_20_Text">import { authenticateToken } from '../middleware/auth';</text:span></text:p>
          <text:p text:style-name="P72"/>
          <text:p text:style-name="P72"><text:span text:style-name="Source_20_Text">const router = Router();</text:span></text:p>
          <text:p text:style-name="P72"/>
          <text:p text:style-name="P72"><text:span text:style-name="Source_20_Text">// Public route to track clicks</text:span></text:p>
          <text:p text:style-name="P72"><text:span text:style-name="Source_20_Text">router.get('/affiliate/:trackingCode', trackAffiliateClick);</text:span></text:p>
          <text:p text:style-name="P72"/>
          <text:p text:style-name="P72"><text:span text:style-name="Source_20_Text">// Protected routes</text:span></text:p>
          <text:p text:style-name="P72"><text:span text:style-name="Source_20_Text">router.post('/links', authenticateToken, createAffiliateLink);</text:span></text:p>
          <text:p text:style-name="P72"><text:span text:style-name="Source_20_Text">router.get('/links', authenticateToken, getAffiliateLinks);</text:span></text:p>
          <text:p text:style-name="P72"/>
          <text:p text:style-name="P73"><text:span text:style-name="Source_20_Text">export default router;</text:span></text:p>
        </text:list-item>
      </text:list>
      <text:list xml:id="list1135213326" text:style-name="L240">
        <text:list-item>
          <text:p text:style-name="P201"><text:span text:style-name="Strong_20_Emphasis">Affiliate Program Controllers and Routes:</text:span></text:p>
        </text:list-item>
      </text:list>
      <text:list xml:id="list4286043316" text:style-name="L241">
        <text:list-item>
          <text:p text:style-name="P202"><text:span text:style-name="Strong_20_Emphasis">backend/src/controllers/affiliateProgramController.ts:</text:span></text:p>
          <text:p text:style-name="P74"><text:soft-page-break/>typescript</text:p>
        </text:list-item>
      </text:list>
      <text:list xml:id="list2591841189" text:style-name="L242">
        <text:list-item>
          <text:p text:style-name="P75"><text:span text:style-name="Source_20_Text">import { Request, Response } from 'express';</text:span></text:p>
        </text:list-item>
      </text:list>
      <text:p text:style-name="P144"><text:span text:style-name="Source_20_Text">import AffiliateProgram from '../models/AffiliateProgram';</text:span></text:p>
      <text:p text:style-name="P144"><text:span text:style-name="Source_20_Text">import Brand from '../models/Brand';</text:span></text:p>
      <text:p text:style-name="P144"/>
      <text:p text:style-name="P144"><text:span text:style-name="Source_20_Text">export const createAffiliateProgram = async (req: Request, res: Response) =&gt; {</text:span></text:p>
      <text:p text:style-name="P144"><text:span text:style-name="Source_20_Text"><text:s text:c="2"/>const { name, description, commissionRate } = req.body;</text:span></text:p>
      <text:p text:style-name="P144"><text:span text:style-name="Source_20_Text"><text:s text:c="2"/>const brandId = req.user.brandId; // Assuming authenticated brand user</text:span></text:p>
      <text:p text:style-name="P144"/>
      <text:p text:style-name="P144"><text:span text:style-name="Source_20_Text"><text:s text:c="2"/>try {</text:span></text:p>
      <text:p text:style-name="P144"><text:span text:style-name="Source_20_Text"><text:s text:c="4"/>const newProgram = await AffiliateProgram.create({</text:span></text:p>
      <text:p text:style-name="P144"><text:span text:style-name="Source_20_Text"><text:s text:c="6"/>brandId,</text:span></text:p>
      <text:p text:style-name="P144"><text:span text:style-name="Source_20_Text"><text:s text:c="6"/>name,</text:span></text:p>
      <text:p text:style-name="P144"><text:span text:style-name="Source_20_Text"><text:s text:c="6"/>description,</text:span></text:p>
      <text:p text:style-name="P144"><text:span text:style-name="Source_20_Text"><text:s text:c="6"/>commissionRate,</text:span></text:p>
      <text:p text:style-name="P144"><text:span text:style-name="Source_20_Text"><text:s text:c="4"/>});</text:span></text:p>
      <text:p text:style-name="P144"/>
      <text:p text:style-name="P144"><text:span text:style-name="Source_20_Text"><text:s text:c="4"/>res.status(201).json(newProgram);</text:span></text:p>
      <text:p text:style-name="P144"><text:span text:style-name="Source_20_Text"><text:s text:c="2"/>} catch (error) {</text:span></text:p>
      <text:p text:style-name="P144"><text:span text:style-name="Source_20_Text"><text:s text:c="4"/>console.error('Error creating affiliate program:', error);</text:span></text:p>
      <text:p text:style-name="P144"><text:span text:style-name="Source_20_Text"><text:s text:c="4"/>res.status(500).json({ message: 'Internal Server Error' });</text:span></text:p>
      <text:p text:style-name="P144"><text:span text:style-name="Source_20_Text"><text:s text:c="2"/>}</text:span></text:p>
      <text:p text:style-name="P144"><text:span text:style-name="Source_20_Text">};</text:span></text:p>
      <text:p text:style-name="P144"/>
      <text:p text:style-name="P144"><text:span text:style-name="Source_20_Text">export const getAffiliatePrograms = async (req: Request, res: Response) =&gt; {</text:span></text:p>
      <text:p text:style-name="P144"><text:span text:style-name="Source_20_Text"><text:s text:c="2"/>try {</text:span></text:p>
      <text:p text:style-name="P144"><text:span text:style-name="Source_20_Text"><text:s text:c="4"/>const programs = await AffiliateProgram.findAll({</text:span></text:p>
      <text:p text:style-name="P144"><text:span text:style-name="Source_20_Text"><text:s text:c="6"/>include: [{ model: Brand }],</text:span></text:p>
      <text:p text:style-name="P144"><text:span text:style-name="Source_20_Text"><text:s text:c="4"/>});</text:span></text:p>
      <text:p text:style-name="P144"><text:span text:style-name="Source_20_Text"><text:s text:c="4"/>res.status(200).json(programs);</text:span></text:p>
      <text:p text:style-name="P144"><text:span text:style-name="Source_20_Text"><text:s text:c="2"/>} catch (error) {</text:span></text:p>
      <text:p text:style-name="P144"><text:span text:style-name="Source_20_Text"><text:s text:c="4"/>console.error('Error fetching affiliate programs:', error);</text:span></text:p>
      <text:p text:style-name="P144"><text:span text:style-name="Source_20_Text"><text:s text:c="4"/>res.status(500).json({ message: 'Internal Server Error' });</text:span></text:p>
      <text:p text:style-name="P144"><text:span text:style-name="Source_20_Text"><text:s text:c="2"/>}</text:span></text:p>
      <text:p text:style-name="P142"><text:span text:style-name="Source_20_Text">};</text:span></text:p>
      <text:list xml:id="list4257613039" text:style-name="L243">
        <text:list-item>
          <text:p text:style-name="P203"><text:span text:style-name="Strong_20_Emphasis">backend/src/routes/affiliateProgramRoutes.ts:</text:span></text:p>
        </text:list-item>
      </text:list>
      <text:p text:style-name="P143">typescript</text:p>
      <text:list xml:id="list1583128369" text:style-name="L244">
        <text:list-item>
          <text:p text:style-name="P76"><text:span text:style-name="Source_20_Text">import { Router } from 'express';</text:span></text:p>
          <text:p text:style-name="P76"><text:span text:style-name="Source_20_Text">import { createAffiliateProgram, getAffiliatePrograms } from '../controllers/affiliateProgramController';</text:span></text:p>
          <text:p text:style-name="P76"><text:span text:style-name="Source_20_Text">import { authenticateToken, authorizeRole } from '../middleware/auth';</text:span></text:p>
          <text:p text:style-name="P76"/>
          <text:p text:style-name="P76"><text:span text:style-name="Source_20_Text">const router = Router();</text:span></text:p>
          <text:p text:style-name="P76"/>
          <text:p text:style-name="P76"><text:span text:style-name="Source_20_Text">// Only brands can create affiliate programs</text:span></text:p>
          <text:p text:style-name="P76"><text:span text:style-name="Source_20_Text">router.post('/programs', authenticateToken, authorizeRole('brand'), createAffiliateProgram);</text:span></text:p>
          <text:p text:style-name="P76"><text:span text:style-name="Source_20_Text">router.get('/programs', authenticateToken, getAffiliatePrograms);</text:span></text:p>
          <text:p text:style-name="P76"/>
          <text:p text:style-name="P77"><text:span text:style-name="Source_20_Text">export default router;</text:span></text:p>
        </text:list-item>
      </text:list>
      <text:list xml:id="list4170882463" text:style-name="L245">
        <text:list-item>
          <text:p text:style-name="P204"><text:span text:style-name="Strong_20_Emphasis">Payout Controllers and Routes:</text:span></text:p>
        </text:list-item>
      </text:list>
      <text:list xml:id="list330725780" text:style-name="L246">
        <text:list-item>
          <text:p text:style-name="P205"><text:span text:style-name="Strong_20_Emphasis">backend/src/controllers/payoutController.ts:</text:span></text:p>
          <text:p text:style-name="P78"><text:soft-page-break/>typescript</text:p>
        </text:list-item>
      </text:list>
      <text:list xml:id="list278697445" text:style-name="L247">
        <text:list-item>
          <text:p text:style-name="P79"><text:span text:style-name="Source_20_Text">import { Request, Response } from 'express';</text:span></text:p>
        </text:list-item>
      </text:list>
      <text:p text:style-name="P144"><text:span text:style-name="Source_20_Text">import Payout from '../models/Payout';</text:span></text:p>
      <text:p text:style-name="P144"><text:span text:style-name="Source_20_Text">import AffiliateLink from '../models/AffiliateLink';</text:span></text:p>
      <text:p text:style-name="P144"><text:span text:style-name="Source_20_Text">import { Op } from 'sequelize';</text:span></text:p>
      <text:p text:style-name="P144"/>
      <text:p text:style-name="P144"><text:span text:style-name="Source_20_Text">export const initiatePayout = async (req: Request, res: Response) =&gt; {</text:span></text:p>
      <text:p text:style-name="P144"><text:span text:style-name="Source_20_Text"><text:s text:c="2"/>const { linkId } = req.body;</text:span></text:p>
      <text:p text:style-name="P144"><text:span text:style-name="Source_20_Text"><text:s text:c="2"/>const creatorId = req.user.id; // Assuming authentication middleware sets req.user</text:span></text:p>
      <text:p text:style-name="P144"/>
      <text:p text:style-name="P144"><text:span text:style-name="Source_20_Text"><text:s text:c="2"/>try {</text:span></text:p>
      <text:p text:style-name="P144"><text:span text:style-name="Source_20_Text"><text:s text:c="4"/>const affiliateLink = await AffiliateLink.findOne({ where: { id: linkId, creatorId }, include: [AffiliateProgram] });</text:span></text:p>
      <text:p text:style-name="P144"/>
      <text:p text:style-name="P144"><text:span text:style-name="Source_20_Text"><text:s text:c="4"/>if (!affiliateLink) {</text:span></text:p>
      <text:p text:style-name="P144"><text:span text:style-name="Source_20_Text"><text:s text:c="6"/>return res.status(404).json({ message: 'Affiliate Link Not Found' });</text:span></text:p>
      <text:p text:style-name="P144"><text:span text:style-name="Source_20_Text"><text:s text:c="4"/>}</text:span></text:p>
      <text:p text:style-name="P144"/>
      <text:p text:style-name="P144"><text:span text:style-name="Source_20_Text"><text:s text:c="4"/>const commission = affiliateLink.conversions * (affiliateLink.affiliateProgram.commissionRate / 100);</text:span></text:p>
      <text:p text:style-name="P144"/>
      <text:p text:style-name="P144"><text:span text:style-name="Source_20_Text"><text:s text:c="4"/>if (commission &lt;= 0) {</text:span></text:p>
      <text:p text:style-name="P144"><text:span text:style-name="Source_20_Text"><text:s text:c="6"/>return res.status(400).json({ message: 'No commission available for payout' });</text:span></text:p>
      <text:p text:style-name="P144"><text:span text:style-name="Source_20_Text"><text:s text:c="4"/>}</text:span></text:p>
      <text:p text:style-name="P144"/>
      <text:p text:style-name="P144"><text:span text:style-name="Source_20_Text"><text:s text:c="4"/>const newPayout = await Payout.create({</text:span></text:p>
      <text:p text:style-name="P144"><text:span text:style-name="Source_20_Text"><text:s text:c="6"/>affiliateLinkId: affiliateLink.id,</text:span></text:p>
      <text:p text:style-name="P144"><text:span text:style-name="Source_20_Text"><text:s text:c="6"/>amount: commission,</text:span></text:p>
      <text:p text:style-name="P144"><text:span text:style-name="Source_20_Text"><text:s text:c="6"/>status: 'pending',</text:span></text:p>
      <text:p text:style-name="P144"><text:span text:style-name="Source_20_Text"><text:s text:c="4"/>});</text:span></text:p>
      <text:p text:style-name="P144"/>
      <text:p text:style-name="P144"><text:span text:style-name="Source_20_Text"><text:s text:c="4"/>// TODO: Integrate with payment gateway to process payout</text:span></text:p>
      <text:p text:style-name="P144"><text:span text:style-name="Source_20_Text"><text:s text:c="4"/>// For now, we'll assume payout is successful</text:span></text:p>
      <text:p text:style-name="P144"><text:span text:style-name="Source_20_Text"><text:s text:c="4"/>newPayout.status = 'completed';</text:span></text:p>
      <text:p text:style-name="P144"><text:span text:style-name="Source_20_Text"><text:s text:c="4"/>newPayout.transactionId = 'txn_' + newPayout.id;</text:span></text:p>
      <text:p text:style-name="P144"><text:span text:style-name="Source_20_Text"><text:s text:c="4"/>await newPayout.save();</text:span></text:p>
      <text:p text:style-name="P144"/>
      <text:p text:style-name="P144"><text:span text:style-name="Source_20_Text"><text:s text:c="4"/>res.status(200).json({ message: 'Payout initiated', payout: newPayout });</text:span></text:p>
      <text:p text:style-name="P144"><text:span text:style-name="Source_20_Text"><text:s text:c="2"/>} catch (error) {</text:span></text:p>
      <text:p text:style-name="P144"><text:span text:style-name="Source_20_Text"><text:s text:c="4"/>console.error('Error initiating payout:', error);</text:span></text:p>
      <text:p text:style-name="P144"><text:span text:style-name="Source_20_Text"><text:s text:c="4"/>res.status(500).json({ message: 'Internal Server Error' });</text:span></text:p>
      <text:p text:style-name="P144"><text:span text:style-name="Source_20_Text"><text:s text:c="2"/>}</text:span></text:p>
      <text:p text:style-name="P144"><text:span text:style-name="Source_20_Text">};</text:span></text:p>
      <text:p text:style-name="P144"/>
      <text:p text:style-name="P144"><text:span text:style-name="Source_20_Text">export const getPayouts = async (req: Request, res: Response) =&gt; {</text:span></text:p>
      <text:p text:style-name="P144"><text:span text:style-name="Source_20_Text"><text:s text:c="2"/>const creatorId = req.user.id;</text:span></text:p>
      <text:p text:style-name="P144"/>
      <text:p text:style-name="P144"><text:span text:style-name="Source_20_Text"><text:s text:c="2"/>try {</text:span></text:p>
      <text:p text:style-name="P144"><text:span text:style-name="Source_20_Text"><text:s text:c="4"/>const payouts = await Payout.findAll({</text:span></text:p>
      <text:p text:style-name="P144"><text:span text:style-name="Source_20_Text"><text:s text:c="6"/>where: { '$AffiliateLink.creatorId$': creatorId },</text:span></text:p>
      <text:p text:style-name="P144"><text:span text:style-name="Source_20_Text"><text:s text:c="6"/>include: [{ model: AffiliateLink }],</text:span></text:p>
      <text:p text:style-name="P144"><text:span text:style-name="Source_20_Text"><text:s text:c="4"/>});</text:span></text:p>
      <text:p text:style-name="P144"/>
      <text:p text:style-name="P144"><text:span text:style-name="Source_20_Text"><text:s text:c="4"/>res.status(200).json(payouts);</text:span></text:p>
      <text:p text:style-name="P144"><text:span text:style-name="Source_20_Text"><text:s text:c="2"/>} catch (error) {</text:span></text:p>
      <text:p text:style-name="P144"><text:span text:style-name="Source_20_Text"><text:s text:c="4"/>console.error('Error fetching payouts:', error);</text:span></text:p>
      <text:p text:style-name="P144"><text:soft-page-break/><text:span text:style-name="Source_20_Text"><text:s text:c="4"/>res.status(500).json({ message: 'Internal Server Error' });</text:span></text:p>
      <text:p text:style-name="P144"><text:span text:style-name="Source_20_Text"><text:s text:c="2"/>}</text:span></text:p>
      <text:p text:style-name="P142"><text:span text:style-name="Source_20_Text">};</text:span></text:p>
      <text:list xml:id="list913511682" text:style-name="L248">
        <text:list-item>
          <text:p text:style-name="P206"><text:span text:style-name="Strong_20_Emphasis">backend/src/routes/payoutRoutes.ts:</text:span></text:p>
        </text:list-item>
      </text:list>
      <text:p text:style-name="P143">typescript</text:p>
      <text:list xml:id="list2112076782" text:style-name="L249">
        <text:list-item>
          <text:list>
            <text:list-item text:start-value="5">
              <text:p text:style-name="P80"><text:span text:style-name="Source_20_Text">import { Router } from 'express';</text:span></text:p>
              <text:p text:style-name="P80"><text:span text:style-name="Source_20_Text">import { initiatePayout, getPayouts } from '../controllers/payoutController';</text:span></text:p>
              <text:p text:style-name="P80"><text:span text:style-name="Source_20_Text">import { authenticateToken, authorizeRole } from '../middleware/auth';</text:span></text:p>
              <text:p text:style-name="P80"/>
              <text:p text:style-name="P80"><text:span text:style-name="Source_20_Text">const router = Router();</text:span></text:p>
              <text:p text:style-name="P80"/>
              <text:p text:style-name="P80"><text:span text:style-name="Source_20_Text">// Only creators can initiate payouts</text:span></text:p>
              <text:p text:style-name="P80"><text:span text:style-name="Source_20_Text">router.post('/payouts', authenticateToken, authorizeRole('creator'), initiatePayout);</text:span></text:p>
              <text:p text:style-name="P80"><text:span text:style-name="Source_20_Text">router.get('/payouts', authenticateToken, authorizeRole('creator'), getPayouts);</text:span></text:p>
              <text:p text:style-name="P80"/>
              <text:p text:style-name="P81"><text:span text:style-name="Source_20_Text">export default router;</text:span></text:p>
            </text:list-item>
          </text:list>
        </text:list-item>
      </text:list>
      <text:h text:style-name="P3" text:outline-level="4"><text:span text:style-name="Strong_20_Emphasis">b. Frontend Enhancements:</text:span></text:h>
      <text:list xml:id="list1542220378" text:style-name="L250">
        <text:list-item>
          <text:p text:style-name="P207"><text:span text:style-name="Strong_20_Emphasis">LinkInBioPage Component:</text:span></text:p>
          <text:list>
            <text:list-item>
              <text:p text:style-name="P207"><text:span text:style-name="Strong_20_Emphasis">frontend/src/pages/LinkInBioPage.tsx:</text:span></text:p>
              <text:p text:style-name="P82">tsx</text:p>
            </text:list-item>
          </text:list>
        </text:list-item>
      </text:list>
      <text:list xml:id="list1629958695" text:style-name="L251">
        <text:list-item>
          <text:p text:style-name="P83"><text:span text:style-name="Source_20_Text">import React, { useEffect, useState } from 'react';</text:span></text:p>
          <text:p text:style-name="P83"><text:span text:style-name="Source_20_Text">import api from '../services/api';</text:span></text:p>
          <text:p text:style-name="P83"><text:span text:style-name="Source_20_Text">import { useParams } from 'react-router-dom';</text:span></text:p>
          <text:p text:style-name="P83"/>
          <text:p text:style-name="P83"><text:span text:style-name="Source_20_Text">interface AffiliateProgram {</text:span></text:p>
          <text:p text:style-name="P83"><text:span text:style-name="Source_20_Text"><text:s text:c="2"/>id: number;</text:span></text:p>
          <text:p text:style-name="P83"><text:span text:style-name="Source_20_Text"><text:s text:c="2"/>name: string;</text:span></text:p>
          <text:p text:style-name="P83"><text:span text:style-name="Source_20_Text"><text:s text:c="2"/>commissionRate: number;</text:span></text:p>
          <text:p text:style-name="P83"><text:span text:style-name="Source_20_Text">}</text:span></text:p>
          <text:p text:style-name="P83"/>
          <text:p text:style-name="P83"><text:span text:style-name="Source_20_Text">interface AffiliateLink {</text:span></text:p>
          <text:p text:style-name="P83"><text:span text:style-name="Source_20_Text"><text:s text:c="2"/>id: number;</text:span></text:p>
          <text:p text:style-name="P83"><text:span text:style-name="Source_20_Text"><text:s text:c="2"/>generatedLink: string;</text:span></text:p>
          <text:p text:style-name="P83"><text:span text:style-name="Source_20_Text"><text:s text:c="2"/>customAlias: string;</text:span></text:p>
          <text:p text:style-name="P83"><text:span text:style-name="Source_20_Text"><text:s text:c="2"/>affiliateProgram: AffiliateProgram;</text:span></text:p>
          <text:p text:style-name="P83"><text:span text:style-name="Source_20_Text"><text:s text:c="2"/>clicks: number;</text:span></text:p>
          <text:p text:style-name="P83"><text:span text:style-name="Source_20_Text"><text:s text:c="2"/>conversions: number;</text:span></text:p>
          <text:p text:style-name="P83"><text:span text:style-name="Source_20_Text">}</text:span></text:p>
          <text:p text:style-name="P83"/>
          <text:p text:style-name="P83"><text:span text:style-name="Source_20_Text">const LinkInBioPage: React.FC = () =&gt; {</text:span></text:p>
          <text:p text:style-name="P83"><text:span text:style-name="Source_20_Text"><text:s text:c="2"/>const { username } = useParams&lt;{ username: string }&gt;();</text:span></text:p>
          <text:p text:style-name="P83"><text:span text:style-name="Source_20_Text"><text:s text:c="2"/>const [affiliateLinks, setAffiliateLinks] = useState&lt;AffiliateLink[]&gt;([]);</text:span></text:p>
          <text:p text:style-name="P83"/>
          <text:p text:style-name="P83"><text:span text:style-name="Source_20_Text"><text:s text:c="2"/>const fetchAffiliateLinks = async () =&gt; {</text:span></text:p>
          <text:p text:style-name="P83"><text:span text:style-name="Source_20_Text"><text:s text:c="4"/>try {</text:span></text:p>
          <text:p text:style-name="P83"><text:span text:style-name="Source_20_Text"><text:s text:c="6"/>const response = await api.get(`/affiliate/links`, {</text:span></text:p>
          <text:p text:style-name="P83"><text:span text:style-name="Source_20_Text"><text:s text:c="8"/>params: { username },</text:span></text:p>
          <text:p text:style-name="P83"><text:soft-page-break/><text:span text:style-name="Source_20_Text"><text:s text:c="6"/>});</text:span></text:p>
          <text:p text:style-name="P83"><text:span text:style-name="Source_20_Text"><text:s text:c="6"/>setAffiliateLinks(response.data);</text:span></text:p>
          <text:p text:style-name="P83"><text:span text:style-name="Source_20_Text"><text:s text:c="4"/>} catch (error) {</text:span></text:p>
          <text:p text:style-name="P83"><text:span text:style-name="Source_20_Text"><text:s text:c="6"/>console.error('Error fetching affiliate links', error);</text:span></text:p>
          <text:p text:style-name="P83"><text:span text:style-name="Source_20_Text"><text:s text:c="4"/>}</text:span></text:p>
          <text:p text:style-name="P83"><text:span text:style-name="Source_20_Text"><text:s text:c="2"/>};</text:span></text:p>
          <text:p text:style-name="P83"/>
          <text:p text:style-name="P83"><text:span text:style-name="Source_20_Text"><text:s text:c="2"/>useEffect(() =&gt; {</text:span></text:p>
          <text:p text:style-name="P83"><text:span text:style-name="Source_20_Text"><text:s text:c="4"/>fetchAffiliateLinks();</text:span></text:p>
          <text:p text:style-name="P83"><text:span text:style-name="Source_20_Text"><text:s text:c="2"/>}, [username]);</text:span></text:p>
          <text:p text:style-name="P83"/>
          <text:p text:style-name="P83"><text:span text:style-name="Source_20_Text"><text:s text:c="2"/>return (</text:span></text:p>
          <text:p text:style-name="P83"><text:span text:style-name="Source_20_Text"><text:s text:c="4"/>&lt;div className="flex flex-col items-center p-4"&gt;</text:span></text:p>
          <text:p text:style-name="P83"><text:span text:style-name="Source_20_Text"><text:s text:c="6"/>&lt;h1 className="text-3xl font-bold mb-6"&gt;{username}'s Links&lt;/h1&gt;</text:span></text:p>
          <text:p text:style-name="P83"><text:span text:style-name="Source_20_Text"><text:s text:c="6"/>&lt;div className="space-y-4 w-full max-w-md"&gt;</text:span></text:p>
          <text:p text:style-name="P83"><text:span text:style-name="Source_20_Text"><text:s text:c="8"/>{affiliateLinks.map((link) =&gt; (</text:span></text:p>
          <text:p text:style-name="P83"><text:span text:style-name="Source_20_Text"><text:s text:c="10"/>&lt;a</text:span></text:p>
          <text:p text:style-name="P83"><text:span text:style-name="Source_20_Text"><text:s text:c="12"/>key={link.id}</text:span></text:p>
          <text:p text:style-name="P83"><text:span text:style-name="Source_20_Text"><text:s text:c="12"/>href={link.generatedLink}</text:span></text:p>
          <text:p text:style-name="P83"><text:span text:style-name="Source_20_Text"><text:s text:c="12"/>className="w-full bg-blue-500 text-white text-center py-3 rounded shadow hover:bg-blue-600 transition"</text:span></text:p>
          <text:p text:style-name="P83"><text:span text:style-name="Source_20_Text"><text:s text:c="12"/>target="_blank"</text:span></text:p>
          <text:p text:style-name="P83"><text:span text:style-name="Source_20_Text"><text:s text:c="12"/>rel="noopener noreferrer"</text:span></text:p>
          <text:p text:style-name="P83"><text:span text:style-name="Source_20_Text"><text:s text:c="10"/>&gt;</text:span></text:p>
          <text:p text:style-name="P83"><text:span text:style-name="Source_20_Text"><text:s text:c="12"/>{link.customAlias || link.affiliateProgram.name}</text:span></text:p>
          <text:p text:style-name="P83"><text:span text:style-name="Source_20_Text"><text:s text:c="10"/>&lt;/a&gt;</text:span></text:p>
          <text:p text:style-name="P83"><text:span text:style-name="Source_20_Text"><text:s text:c="8"/>))}</text:span></text:p>
          <text:p text:style-name="P83"><text:span text:style-name="Source_20_Text"><text:s text:c="6"/>&lt;/div&gt;</text:span></text:p>
          <text:p text:style-name="P83"><text:span text:style-name="Source_20_Text"><text:s text:c="4"/>&lt;/div&gt;</text:span></text:p>
          <text:p text:style-name="P83"><text:span text:style-name="Source_20_Text"><text:s text:c="2"/>);</text:span></text:p>
          <text:p text:style-name="P83"><text:span text:style-name="Source_20_Text">};</text:span></text:p>
          <text:p text:style-name="P83"/>
          <text:p text:style-name="P84"><text:span text:style-name="Source_20_Text">export default LinkInBioPage;</text:span></text:p>
        </text:list-item>
      </text:list>
      <text:list xml:id="list463954774" text:style-name="L252">
        <text:list-item>
          <text:p text:style-name="P208"><text:span text:style-name="Strong_20_Emphasis">AffiliateLinksPage Component:</text:span></text:p>
        </text:list-item>
      </text:list>
      <text:list xml:id="list212029336" text:style-name="L253">
        <text:list-item>
          <text:p text:style-name="P209"><text:span text:style-name="Strong_20_Emphasis">frontend/src/pages/AffiliateLinksPage.tsx:</text:span></text:p>
          <text:p text:style-name="P85">tsx</text:p>
        </text:list-item>
      </text:list>
      <text:list xml:id="list945227532" text:style-name="L254">
        <text:list-item>
          <text:p text:style-name="P86"><text:span text:style-name="Source_20_Text">import React, { useEffect, useState } from 'react';</text:span></text:p>
          <text:p text:style-name="P86"><text:span text:style-name="Source_20_Text">import api from '../services/api';</text:span></text:p>
          <text:p text:style-name="P86"/>
          <text:p text:style-name="P86"><text:span text:style-name="Source_20_Text">interface AffiliateProgram {</text:span></text:p>
          <text:p text:style-name="P86"><text:span text:style-name="Source_20_Text"><text:s text:c="2"/>id: number;</text:span></text:p>
          <text:p text:style-name="P86"><text:span text:style-name="Source_20_Text"><text:s text:c="2"/>name: string;</text:span></text:p>
          <text:p text:style-name="P86"><text:span text:style-name="Source_20_Text"><text:s text:c="2"/>commissionRate: number;</text:span></text:p>
          <text:p text:style-name="P86"><text:span text:style-name="Source_20_Text">}</text:span></text:p>
          <text:p text:style-name="P86"/>
          <text:p text:style-name="P86"><text:span text:style-name="Source_20_Text">interface AffiliateLink {</text:span></text:p>
          <text:p text:style-name="P86"><text:span text:style-name="Source_20_Text"><text:s text:c="2"/>id: number;</text:span></text:p>
          <text:p text:style-name="P86"><text:span text:style-name="Source_20_Text"><text:s text:c="2"/>generatedLink: string;</text:span></text:p>
          <text:p text:style-name="P86"><text:span text:style-name="Source_20_Text"><text:s text:c="2"/>customAlias: string;</text:span></text:p>
          <text:p text:style-name="P86"><text:span text:style-name="Source_20_Text"><text:s text:c="2"/>affiliateProgram: AffiliateProgram;</text:span></text:p>
          <text:p text:style-name="P86"><text:span text:style-name="Source_20_Text"><text:s text:c="2"/>clicks: number;</text:span></text:p>
          <text:p text:style-name="P86"><text:span text:style-name="Source_20_Text"><text:s text:c="2"/>conversions: number;</text:span></text:p>
          <text:p text:style-name="P86"><text:span text:style-name="Source_20_Text">}</text:span></text:p>
          <text:p text:style-name="P86"/>
          <text:p text:style-name="P86"><text:span text:style-name="Source_20_Text">const AffiliateLinksPage: React.FC = () =&gt; {</text:span></text:p>
          <text:p text:style-name="P86"><text:soft-page-break/><text:span text:style-name="Source_20_Text"><text:s text:c="2"/>const [affiliateLinks, setAffiliateLinks] = useState&lt;AffiliateLink[]&gt;([]);</text:span></text:p>
          <text:p text:style-name="P86"><text:span text:style-name="Source_20_Text"><text:s text:c="2"/>const [affiliatePrograms, setAffiliatePrograms] = useState&lt;AffiliateProgram[]&gt;([]);</text:span></text:p>
          <text:p text:style-name="P86"><text:span text:style-name="Source_20_Text"><text:s text:c="2"/>const [originalLink, setOriginalLink] = useState('');</text:span></text:p>
          <text:p text:style-name="P86"><text:span text:style-name="Source_20_Text"><text:s text:c="2"/>const [selectedProgram, setSelectedProgram] = useState&lt;number | null&gt;(null);</text:span></text:p>
          <text:p text:style-name="P86"><text:span text:style-name="Source_20_Text"><text:s text:c="2"/>const [customAlias, setCustomAlias] = useState('');</text:span></text:p>
          <text:p text:style-name="P86"/>
          <text:p text:style-name="P86"><text:span text:style-name="Source_20_Text"><text:s text:c="2"/>const fetchAffiliateLinks = async () =&gt; {</text:span></text:p>
          <text:p text:style-name="P86"><text:span text:style-name="Source_20_Text"><text:s text:c="4"/>try {</text:span></text:p>
          <text:p text:style-name="P86"><text:span text:style-name="Source_20_Text"><text:s text:c="6"/>const response = await api.get('/affiliate/links');</text:span></text:p>
          <text:p text:style-name="P86"><text:span text:style-name="Source_20_Text"><text:s text:c="6"/>setAffiliateLinks(response.data);</text:span></text:p>
          <text:p text:style-name="P86"><text:span text:style-name="Source_20_Text"><text:s text:c="4"/>} catch (error) {</text:span></text:p>
          <text:p text:style-name="P86"><text:span text:style-name="Source_20_Text"><text:s text:c="6"/>console.error('Error fetching affiliate links', error);</text:span></text:p>
          <text:p text:style-name="P86"><text:span text:style-name="Source_20_Text"><text:s text:c="4"/>}</text:span></text:p>
          <text:p text:style-name="P86"><text:span text:style-name="Source_20_Text"><text:s text:c="2"/>};</text:span></text:p>
          <text:p text:style-name="P86"/>
          <text:p text:style-name="P86"><text:span text:style-name="Source_20_Text"><text:s text:c="2"/>const fetchAffiliatePrograms = async () =&gt; {</text:span></text:p>
          <text:p text:style-name="P86"><text:span text:style-name="Source_20_Text"><text:s text:c="4"/>try {</text:span></text:p>
          <text:p text:style-name="P86"><text:span text:style-name="Source_20_Text"><text:s text:c="6"/>const response = await api.get('/affiliate/programs'); // Ensure this endpoint exists</text:span></text:p>
          <text:p text:style-name="P86"><text:span text:style-name="Source_20_Text"><text:s text:c="6"/>setAffiliatePrograms(response.data);</text:span></text:p>
          <text:p text:style-name="P86"><text:span text:style-name="Source_20_Text"><text:s text:c="4"/>} catch (error) {</text:span></text:p>
          <text:p text:style-name="P86"><text:span text:style-name="Source_20_Text"><text:s text:c="6"/>console.error('Error fetching affiliate programs', error);</text:span></text:p>
          <text:p text:style-name="P86"><text:span text:style-name="Source_20_Text"><text:s text:c="4"/>}</text:span></text:p>
          <text:p text:style-name="P86"><text:span text:style-name="Source_20_Text"><text:s text:c="2"/>};</text:span></text:p>
          <text:p text:style-name="P86"/>
          <text:p text:style-name="P86"><text:span text:style-name="Source_20_Text"><text:s text:c="2"/>const handleCreateLink = async (e: React.FormEvent) =&gt; {</text:span></text:p>
          <text:p text:style-name="P86"><text:span text:style-name="Source_20_Text"><text:s text:c="4"/>e.preventDefault();</text:span></text:p>
          <text:p text:style-name="P86"><text:span text:style-name="Source_20_Text"><text:s text:c="4"/>if (!selectedProgram || !originalLink) return;</text:span></text:p>
          <text:p text:style-name="P86"/>
          <text:p text:style-name="P86"><text:span text:style-name="Source_20_Text"><text:s text:c="4"/>try {</text:span></text:p>
          <text:p text:style-name="P86"><text:span text:style-name="Source_20_Text"><text:s text:c="6"/>const response = await api.post('/affiliate/links', {</text:span></text:p>
          <text:p text:style-name="P86"><text:span text:style-name="Source_20_Text"><text:s text:c="8"/>affiliateProgramId: selectedProgram,</text:span></text:p>
          <text:p text:style-name="P86"><text:span text:style-name="Source_20_Text"><text:s text:c="8"/>originalLink,</text:span></text:p>
          <text:p text:style-name="P86"><text:span text:style-name="Source_20_Text"><text:s text:c="8"/>customAlias,</text:span></text:p>
          <text:p text:style-name="P86"><text:span text:style-name="Source_20_Text"><text:s text:c="6"/>});</text:span></text:p>
          <text:p text:style-name="P86"><text:span text:style-name="Source_20_Text"><text:s text:c="6"/>setAffiliateLinks([...affiliateLinks, response.data]);</text:span></text:p>
          <text:p text:style-name="P86"><text:span text:style-name="Source_20_Text"><text:s text:c="6"/>setOriginalLink('');</text:span></text:p>
          <text:p text:style-name="P86"><text:span text:style-name="Source_20_Text"><text:s text:c="6"/>setCustomAlias('');</text:span></text:p>
          <text:p text:style-name="P86"><text:span text:style-name="Source_20_Text"><text:s text:c="4"/>} catch (error) {</text:span></text:p>
          <text:p text:style-name="P86"><text:span text:style-name="Source_20_Text"><text:s text:c="6"/>console.error('Error creating affiliate link', error);</text:span></text:p>
          <text:p text:style-name="P86"><text:span text:style-name="Source_20_Text"><text:s text:c="4"/>}</text:span></text:p>
          <text:p text:style-name="P86"><text:span text:style-name="Source_20_Text"><text:s text:c="2"/>};</text:span></text:p>
          <text:p text:style-name="P86"/>
          <text:p text:style-name="P86"><text:span text:style-name="Source_20_Text"><text:s text:c="2"/>useEffect(() =&gt; {</text:span></text:p>
          <text:p text:style-name="P86"><text:span text:style-name="Source_20_Text"><text:s text:c="4"/>fetchAffiliateLinks();</text:span></text:p>
          <text:p text:style-name="P86"><text:span text:style-name="Source_20_Text"><text:s text:c="4"/>fetchAffiliatePrograms();</text:span></text:p>
          <text:p text:style-name="P86"><text:span text:style-name="Source_20_Text"><text:s text:c="2"/>}, []);</text:span></text:p>
          <text:p text:style-name="P86"/>
          <text:p text:style-name="P86"><text:span text:style-name="Source_20_Text"><text:s text:c="2"/>return (</text:span></text:p>
          <text:p text:style-name="P86"><text:span text:style-name="Source_20_Text"><text:s text:c="4"/>&lt;div className="container mx-auto p-4"&gt;</text:span></text:p>
          <text:p text:style-name="P86"><text:span text:style-name="Source_20_Text"><text:s text:c="6"/>&lt;h1 className="text-2xl font-bold mb-4"&gt;Manage Affiliate Links&lt;/h1&gt;</text:span></text:p>
          <text:p text:style-name="P86"><text:span text:style-name="Source_20_Text"><text:s text:c="6"/></text:span></text:p>
          <text:p text:style-name="P86"><text:span text:style-name="Source_20_Text"><text:s text:c="6"/>&lt;form onSubmit={handleCreateLink} className="mb-6"&gt;</text:span></text:p>
          <text:p text:style-name="P86"><text:span text:style-name="Source_20_Text"><text:s text:c="8"/>&lt;div className="mb-4"&gt;</text:span></text:p>
          <text:p text:style-name="P86"><text:span text:style-name="Source_20_Text"><text:s text:c="10"/>&lt;label className="block text-sm font-medium mb-1"&gt;Select Affiliate Program&lt;/label&gt;</text:span></text:p>
          <text:p text:style-name="P86"><text:span text:style-name="Source_20_Text"><text:s text:c="10"/>&lt;select</text:span></text:p>
          <text:p text:style-name="P86"><text:soft-page-break/><text:span text:style-name="Source_20_Text"><text:s text:c="12"/>value={selectedProgram || ''}</text:span></text:p>
          <text:p text:style-name="P86"><text:span text:style-name="Source_20_Text"><text:s text:c="12"/>onChange={(e) =&gt; setSelectedProgram(Number(e.target.value))}</text:span></text:p>
          <text:p text:style-name="P86"><text:span text:style-name="Source_20_Text"><text:s text:c="12"/>className="w-full border rounded px-3 py-2"</text:span></text:p>
          <text:p text:style-name="P86"><text:span text:style-name="Source_20_Text"><text:s text:c="12"/>required</text:span></text:p>
          <text:p text:style-name="P86"><text:span text:style-name="Source_20_Text"><text:s text:c="10"/>&gt;</text:span></text:p>
          <text:p text:style-name="P86"><text:span text:style-name="Source_20_Text"><text:s text:c="12"/>&lt;option value="" disabled&gt;Select a program&lt;/option&gt;</text:span></text:p>
          <text:p text:style-name="P86"><text:span text:style-name="Source_20_Text"><text:s text:c="12"/>{affiliatePrograms.map((program) =&gt; (</text:span></text:p>
          <text:p text:style-name="P86"><text:span text:style-name="Source_20_Text"><text:s text:c="14"/>&lt;option key={program.id} value={program.id}&gt;</text:span></text:p>
          <text:p text:style-name="P86"><text:span text:style-name="Source_20_Text"><text:s text:c="16"/>{program.name} ({program.commissionRate}% commission)</text:span></text:p>
          <text:p text:style-name="P86"><text:span text:style-name="Source_20_Text"><text:s text:c="14"/>&lt;/option&gt;</text:span></text:p>
          <text:p text:style-name="P86"><text:span text:style-name="Source_20_Text"><text:s text:c="12"/>))}</text:span></text:p>
          <text:p text:style-name="P86"><text:span text:style-name="Source_20_Text"><text:s text:c="10"/>&lt;/select&gt;</text:span></text:p>
          <text:p text:style-name="P86"><text:span text:style-name="Source_20_Text"><text:s text:c="8"/>&lt;/div&gt;</text:span></text:p>
          <text:p text:style-name="P86"><text:span text:style-name="Source_20_Text"><text:s text:c="8"/>&lt;div className="mb-4"&gt;</text:span></text:p>
          <text:p text:style-name="P86"><text:span text:style-name="Source_20_Text"><text:s text:c="10"/>&lt;label className="block text-sm font-medium mb-1"&gt;Original Link&lt;/label&gt;</text:span></text:p>
          <text:p text:style-name="P86"><text:span text:style-name="Source_20_Text"><text:s text:c="10"/>&lt;input</text:span></text:p>
          <text:p text:style-name="P86"><text:span text:style-name="Source_20_Text"><text:s text:c="12"/>type="url"</text:span></text:p>
          <text:p text:style-name="P86"><text:span text:style-name="Source_20_Text"><text:s text:c="12"/>value={originalLink}</text:span></text:p>
          <text:p text:style-name="P86"><text:span text:style-name="Source_20_Text"><text:s text:c="12"/>onChange={(e) =&gt; setOriginalLink(e.target.value)}</text:span></text:p>
          <text:p text:style-name="P86"><text:span text:style-name="Source_20_Text"><text:s text:c="12"/>className="w-full border rounded px-3 py-2"</text:span></text:p>
          <text:p text:style-name="P86"><text:span text:style-name="Source_20_Text"><text:s text:c="12"/>placeholder="https://example.com/product"</text:span></text:p>
          <text:p text:style-name="P86"><text:span text:style-name="Source_20_Text"><text:s text:c="12"/>required</text:span></text:p>
          <text:p text:style-name="P86"><text:span text:style-name="Source_20_Text"><text:s text:c="10"/>/&gt;</text:span></text:p>
          <text:p text:style-name="P86"><text:span text:style-name="Source_20_Text"><text:s text:c="8"/>&lt;/div&gt;</text:span></text:p>
          <text:p text:style-name="P86"><text:span text:style-name="Source_20_Text"><text:s text:c="8"/>&lt;div className="mb-4"&gt;</text:span></text:p>
          <text:p text:style-name="P86"><text:span text:style-name="Source_20_Text"><text:s text:c="10"/>&lt;label className="block text-sm font-medium mb-1"&gt;Custom Alias (Optional)&lt;/label&gt;</text:span></text:p>
          <text:p text:style-name="P86"><text:span text:style-name="Source_20_Text"><text:s text:c="10"/>&lt;input</text:span></text:p>
          <text:p text:style-name="P86"><text:span text:style-name="Source_20_Text"><text:s text:c="12"/>type="text"</text:span></text:p>
          <text:p text:style-name="P86"><text:span text:style-name="Source_20_Text"><text:s text:c="12"/>value={customAlias}</text:span></text:p>
          <text:p text:style-name="P86"><text:span text:style-name="Source_20_Text"><text:s text:c="12"/>onChange={(e) =&gt; setCustomAlias(e.target.value)}</text:span></text:p>
          <text:p text:style-name="P86"><text:span text:style-name="Source_20_Text"><text:s text:c="12"/>className="w-full border rounded px-3 py-2"</text:span></text:p>
          <text:p text:style-name="P86"><text:span text:style-name="Source_20_Text"><text:s text:c="12"/>placeholder="e.g., Shop Now"</text:span></text:p>
          <text:p text:style-name="P86"><text:span text:style-name="Source_20_Text"><text:s text:c="10"/>/&gt;</text:span></text:p>
          <text:p text:style-name="P86"><text:span text:style-name="Source_20_Text"><text:s text:c="8"/>&lt;/div&gt;</text:span></text:p>
          <text:p text:style-name="P86"><text:span text:style-name="Source_20_Text"><text:s text:c="8"/>&lt;button type="submit" className="bg-blue-500 text-white px-4 py-2 rounded"&gt;</text:span></text:p>
          <text:p text:style-name="P86"><text:span text:style-name="Source_20_Text"><text:s text:c="10"/>Create Affiliate Link</text:span></text:p>
          <text:p text:style-name="P86"><text:span text:style-name="Source_20_Text"><text:s text:c="8"/>&lt;/button&gt;</text:span></text:p>
          <text:p text:style-name="P86"><text:span text:style-name="Source_20_Text"><text:s text:c="6"/>&lt;/form&gt;</text:span></text:p>
          <text:p text:style-name="P86"/>
          <text:p text:style-name="P86"><text:span text:style-name="Source_20_Text"><text:s text:c="6"/>&lt;h2 className="text-xl font-semibold mb-4"&gt;Your Affiliate Links&lt;/h2&gt;</text:span></text:p>
          <text:p text:style-name="P86"><text:span text:style-name="Source_20_Text"><text:s text:c="6"/>&lt;div className="space-y-4"&gt;</text:span></text:p>
          <text:p text:style-name="P86"><text:span text:style-name="Source_20_Text"><text:s text:c="8"/>{affiliateLinks.map((link) =&gt; (</text:span></text:p>
          <text:p text:style-name="P86"><text:span text:style-name="Source_20_Text"><text:s text:c="10"/>&lt;div key={link.id} className="p-4 border rounded"&gt;</text:span></text:p>
          <text:p text:style-name="P86"><text:span text:style-name="Source_20_Text"><text:s text:c="12"/>&lt;a href={link.generatedLink} target="_blank" rel="noopener noreferrer" className="text-blue-600 underline"&gt;</text:span></text:p>
          <text:p text:style-name="P86"><text:span text:style-name="Source_20_Text"><text:s text:c="14"/>{link.customAlias || link.affiliateProgram.name}</text:span></text:p>
          <text:p text:style-name="P86"><text:span text:style-name="Source_20_Text"><text:s text:c="12"/>&lt;/a&gt;</text:span></text:p>
          <text:p text:style-name="P86"><text:span text:style-name="Source_20_Text"><text:s text:c="12"/>&lt;p&gt;Clicks: {link.clicks}&lt;/p&gt;</text:span></text:p>
          <text:p text:style-name="P86"><text:span text:style-name="Source_20_Text"><text:s text:c="12"/>&lt;p&gt;Conversions: {link.conversions}&lt;/p&gt;</text:span></text:p>
          <text:p text:style-name="P86"><text:span text:style-name="Source_20_Text"><text:s text:c="12"/>&lt;p&gt;Commission Earned: ${(link.conversions * (link.affiliateProgram.commissionRate / 100)).toFixed(2)}&lt;/p&gt;</text:span></text:p>
          <text:p text:style-name="P86"><text:span text:style-name="Source_20_Text"><text:s text:c="10"/>&lt;/div&gt;</text:span></text:p>
          <text:p text:style-name="P86"><text:span text:style-name="Source_20_Text"><text:s text:c="8"/>))}</text:span></text:p>
          <text:p text:style-name="P86"><text:span text:style-name="Source_20_Text"><text:s text:c="6"/>&lt;/div&gt;</text:span></text:p>
          <text:p text:style-name="P86"><text:span text:style-name="Source_20_Text"><text:s text:c="4"/>&lt;/div&gt;</text:span></text:p>
          <text:p text:style-name="P86"><text:span text:style-name="Source_20_Text"><text:s text:c="2"/>);</text:span></text:p>
          <text:p text:style-name="P86"><text:soft-page-break/><text:span text:style-name="Source_20_Text">};</text:span></text:p>
          <text:p text:style-name="P86"/>
          <text:p text:style-name="P87"><text:span text:style-name="Source_20_Text">export default AffiliateLinksPage;</text:span></text:p>
        </text:list-item>
      </text:list>
      <text:list xml:id="list2697452866" text:style-name="L255">
        <text:list-item>
          <text:p text:style-name="P210"><text:span text:style-name="Strong_20_Emphasis">Affiliate Analytics Component:</text:span></text:p>
        </text:list-item>
      </text:list>
      <text:list xml:id="list2294098865" text:style-name="L256">
        <text:list-item>
          <text:p text:style-name="P211"><text:span text:style-name="Strong_20_Emphasis">frontend/src/pages/AffiliateAnalyticsPage.tsx:</text:span></text:p>
          <text:p text:style-name="P88">tsx</text:p>
        </text:list-item>
      </text:list>
      <text:list xml:id="list3215755923" text:style-name="L257">
        <text:list-item>
          <text:list>
            <text:list-item text:start-value="3">
              <text:p text:style-name="P89"><text:span text:style-name="Source_20_Text">import React, { useEffect, useState } from 'react';</text:span></text:p>
              <text:p text:style-name="P89"><text:span text:style-name="Source_20_Text">import api from '../services/api';</text:span></text:p>
              <text:p text:style-name="P89"><text:span text:style-name="Source_20_Text">import { Bar } from 'react-chartjs-2';</text:span></text:p>
              <text:p text:style-name="P89"><text:span text:style-name="Source_20_Text">import 'chart.js/auto';</text:span></text:p>
              <text:p text:style-name="P89"/>
              <text:p text:style-name="P89"><text:span text:style-name="Source_20_Text">interface AffiliateLink {</text:span></text:p>
              <text:p text:style-name="P89"><text:span text:style-name="Source_20_Text"><text:s text:c="2"/>id: number;</text:span></text:p>
              <text:p text:style-name="P89"><text:span text:style-name="Source_20_Text"><text:s text:c="2"/>customAlias: string;</text:span></text:p>
              <text:p text:style-name="P89"><text:span text:style-name="Source_20_Text"><text:s text:c="2"/>clicks: number;</text:span></text:p>
              <text:p text:style-name="P89"><text:span text:style-name="Source_20_Text"><text:s text:c="2"/>conversions: number;</text:span></text:p>
              <text:p text:style-name="P89"><text:span text:style-name="Source_20_Text"><text:s text:c="2"/>commissionEarned: number;</text:span></text:p>
              <text:p text:style-name="P89"><text:span text:style-name="Source_20_Text">}</text:span></text:p>
              <text:p text:style-name="P89"/>
              <text:p text:style-name="P89"><text:span text:style-name="Source_20_Text">const AffiliateAnalyticsPage: React.FC = () =&gt; {</text:span></text:p>
              <text:p text:style-name="P89"><text:span text:style-name="Source_20_Text"><text:s text:c="2"/>const [affiliateLinks, setAffiliateLinks] = useState&lt;AffiliateLink[]&gt;([]);</text:span></text:p>
              <text:p text:style-name="P89"/>
              <text:p text:style-name="P89"><text:span text:style-name="Source_20_Text"><text:s text:c="2"/>const fetchAffiliateLinks = async () =&gt; {</text:span></text:p>
              <text:p text:style-name="P89"><text:span text:style-name="Source_20_Text"><text:s text:c="4"/>try {</text:span></text:p>
              <text:p text:style-name="P89"><text:span text:style-name="Source_20_Text"><text:s text:c="6"/>const response = await api.get('/affiliate/links');</text:span></text:p>
              <text:p text:style-name="P89"><text:span text:style-name="Source_20_Text"><text:s text:c="6"/>const links = response.data.map((link: any) =&gt; ({</text:span></text:p>
              <text:p text:style-name="P89"><text:span text:style-name="Source_20_Text"><text:s text:c="8"/>id: link.id,</text:span></text:p>
              <text:p text:style-name="P89"><text:span text:style-name="Source_20_Text"><text:s text:c="8"/>customAlias: link.customAlias || link.affiliateProgram.name,</text:span></text:p>
              <text:p text:style-name="P89"><text:span text:style-name="Source_20_Text"><text:s text:c="8"/>clicks: link.clicks,</text:span></text:p>
              <text:p text:style-name="P89"><text:span text:style-name="Source_20_Text"><text:s text:c="8"/>conversions: link.conversions,</text:span></text:p>
              <text:p text:style-name="P89"><text:span text:style-name="Source_20_Text"><text:s text:c="8"/>commissionEarned: link.conversions * (link.affiliateProgram.commissionRate / 100),</text:span></text:p>
              <text:p text:style-name="P89"><text:span text:style-name="Source_20_Text"><text:s text:c="6"/>}));</text:span></text:p>
              <text:p text:style-name="P89"><text:span text:style-name="Source_20_Text"><text:s text:c="6"/>setAffiliateLinks(links);</text:span></text:p>
              <text:p text:style-name="P89"><text:span text:style-name="Source_20_Text"><text:s text:c="4"/>} catch (error) {</text:span></text:p>
              <text:p text:style-name="P89"><text:span text:style-name="Source_20_Text"><text:s text:c="6"/>console.error('Error fetching affiliate links', error);</text:span></text:p>
              <text:p text:style-name="P89"><text:span text:style-name="Source_20_Text"><text:s text:c="4"/>}</text:span></text:p>
              <text:p text:style-name="P89"><text:span text:style-name="Source_20_Text"><text:s text:c="2"/>};</text:span></text:p>
              <text:p text:style-name="P89"/>
              <text:p text:style-name="P89"><text:span text:style-name="Source_20_Text"><text:s text:c="2"/>useEffect(() =&gt; {</text:span></text:p>
              <text:p text:style-name="P89"><text:span text:style-name="Source_20_Text"><text:s text:c="4"/>fetchAffiliateLinks();</text:span></text:p>
              <text:p text:style-name="P89"><text:span text:style-name="Source_20_Text"><text:s text:c="2"/>}, []);</text:span></text:p>
              <text:p text:style-name="P89"/>
              <text:p text:style-name="P89"><text:span text:style-name="Source_20_Text"><text:s text:c="2"/>const data = {</text:span></text:p>
              <text:p text:style-name="P89"><text:span text:style-name="Source_20_Text"><text:s text:c="4"/>labels: affiliateLinks.map((link) =&gt; link.customAlias),</text:span></text:p>
              <text:p text:style-name="P89"><text:span text:style-name="Source_20_Text"><text:s text:c="4"/>datasets: [</text:span></text:p>
              <text:p text:style-name="P89"><text:span text:style-name="Source_20_Text"><text:s text:c="6"/>{</text:span></text:p>
              <text:p text:style-name="P89"><text:span text:style-name="Source_20_Text"><text:s text:c="8"/>label: 'Clicks',</text:span></text:p>
              <text:p text:style-name="P89"><text:span text:style-name="Source_20_Text"><text:s text:c="8"/>data: affiliateLinks.map((link) =&gt; link.clicks),</text:span></text:p>
              <text:p text:style-name="P89"><text:span text:style-name="Source_20_Text"><text:s text:c="8"/>backgroundColor: 'rgba(54, 162, 235, 0.6)',</text:span></text:p>
              <text:p text:style-name="P89"><text:span text:style-name="Source_20_Text"><text:s text:c="6"/>},</text:span></text:p>
              <text:p text:style-name="P89"><text:span text:style-name="Source_20_Text"><text:s text:c="6"/>{</text:span></text:p>
              <text:p text:style-name="P89"><text:span text:style-name="Source_20_Text"><text:s text:c="8"/>label: 'Conversions',</text:span></text:p>
              <text:p text:style-name="P89"><text:span text:style-name="Source_20_Text"><text:s text:c="8"/>data: affiliateLinks.map((link) =&gt; link.conversions),</text:span></text:p>
              <text:p text:style-name="P89"><text:soft-page-break/><text:span text:style-name="Source_20_Text"><text:s text:c="8"/>backgroundColor: 'rgba(75, 192, 192, 0.6)',</text:span></text:p>
              <text:p text:style-name="P89"><text:span text:style-name="Source_20_Text"><text:s text:c="6"/>},</text:span></text:p>
              <text:p text:style-name="P89"><text:span text:style-name="Source_20_Text"><text:s text:c="6"/>{</text:span></text:p>
              <text:p text:style-name="P89"><text:span text:style-name="Source_20_Text"><text:s text:c="8"/>label: 'Commission Earned ($)',</text:span></text:p>
              <text:p text:style-name="P89"><text:span text:style-name="Source_20_Text"><text:s text:c="8"/>data: affiliateLinks.map((link) =&gt; link.commissionEarned),</text:span></text:p>
              <text:p text:style-name="P89"><text:span text:style-name="Source_20_Text"><text:s text:c="8"/>backgroundColor: 'rgba(153, 102, 255, 0.6)',</text:span></text:p>
              <text:p text:style-name="P89"><text:span text:style-name="Source_20_Text"><text:s text:c="6"/>},</text:span></text:p>
              <text:p text:style-name="P89"><text:span text:style-name="Source_20_Text"><text:s text:c="4"/>],</text:span></text:p>
              <text:p text:style-name="P89"><text:span text:style-name="Source_20_Text"><text:s text:c="2"/>};</text:span></text:p>
              <text:p text:style-name="P89"/>
              <text:p text:style-name="P89"><text:span text:style-name="Source_20_Text"><text:s text:c="2"/>return (</text:span></text:p>
              <text:p text:style-name="P89"><text:span text:style-name="Source_20_Text"><text:s text:c="4"/>&lt;div className="container mx-auto p-4"&gt;</text:span></text:p>
              <text:p text:style-name="P89"><text:span text:style-name="Source_20_Text"><text:s text:c="6"/>&lt;h1 className="text-2xl font-bold mb-4"&gt;Affiliate Analytics&lt;/h1&gt;</text:span></text:p>
              <text:p text:style-name="P89"><text:span text:style-name="Source_20_Text"><text:s text:c="6"/>&lt;div className="mb-6"&gt;</text:span></text:p>
              <text:p text:style-name="P89"><text:span text:style-name="Source_20_Text"><text:s text:c="8"/>&lt;Bar data={data} /&gt;</text:span></text:p>
              <text:p text:style-name="P89"><text:span text:style-name="Source_20_Text"><text:s text:c="6"/>&lt;/div&gt;</text:span></text:p>
              <text:p text:style-name="P89"><text:span text:style-name="Source_20_Text"><text:s text:c="6"/>&lt;table className="min-w-full bg-white"&gt;</text:span></text:p>
              <text:p text:style-name="P89"><text:span text:style-name="Source_20_Text"><text:s text:c="8"/>&lt;thead&gt;</text:span></text:p>
              <text:p text:style-name="P89"><text:span text:style-name="Source_20_Text"><text:s text:c="10"/>&lt;tr&gt;</text:span></text:p>
              <text:p text:style-name="P89"><text:span text:style-name="Source_20_Text"><text:s text:c="12"/>&lt;th className="py-2"&gt;Affiliate Link&lt;/th&gt;</text:span></text:p>
              <text:p text:style-name="P89"><text:span text:style-name="Source_20_Text"><text:s text:c="12"/>&lt;th className="py-2"&gt;Clicks&lt;/th&gt;</text:span></text:p>
              <text:p text:style-name="P89"><text:span text:style-name="Source_20_Text"><text:s text:c="12"/>&lt;th className="py-2"&gt;Conversions&lt;/th&gt;</text:span></text:p>
              <text:p text:style-name="P89"><text:span text:style-name="Source_20_Text"><text:s text:c="12"/>&lt;th className="py-2"&gt;Commission Earned ($)&lt;/th&gt;</text:span></text:p>
              <text:p text:style-name="P89"><text:span text:style-name="Source_20_Text"><text:s text:c="10"/>&lt;/tr&gt;</text:span></text:p>
              <text:p text:style-name="P89"><text:span text:style-name="Source_20_Text"><text:s text:c="8"/>&lt;/thead&gt;</text:span></text:p>
              <text:p text:style-name="P89"><text:span text:style-name="Source_20_Text"><text:s text:c="8"/>&lt;tbody&gt;</text:span></text:p>
              <text:p text:style-name="P89"><text:span text:style-name="Source_20_Text"><text:s text:c="10"/>{affiliateLinks.map((link) =&gt; (</text:span></text:p>
              <text:p text:style-name="P89"><text:span text:style-name="Source_20_Text"><text:s text:c="12"/>&lt;tr key={link.id} className="text-center"&gt;</text:span></text:p>
              <text:p text:style-name="P89"><text:span text:style-name="Source_20_Text"><text:s text:c="14"/>&lt;td className="py-2"&gt;{link.customAlias}&lt;/td&gt;</text:span></text:p>
              <text:p text:style-name="P89"><text:span text:style-name="Source_20_Text"><text:s text:c="14"/>&lt;td className="py-2"&gt;{link.clicks}&lt;/td&gt;</text:span></text:p>
              <text:p text:style-name="P89"><text:span text:style-name="Source_20_Text"><text:s text:c="14"/>&lt;td className="py-2"&gt;{link.conversions}&lt;/td&gt;</text:span></text:p>
              <text:p text:style-name="P89"><text:span text:style-name="Source_20_Text"><text:s text:c="14"/>&lt;td className="py-2"&gt;{link.commissionEarned.toFixed(2)}&lt;/td&gt;</text:span></text:p>
              <text:p text:style-name="P89"><text:span text:style-name="Source_20_Text"><text:s text:c="12"/>&lt;/tr&gt;</text:span></text:p>
              <text:p text:style-name="P89"><text:span text:style-name="Source_20_Text"><text:s text:c="10"/>))}</text:span></text:p>
              <text:p text:style-name="P89"><text:span text:style-name="Source_20_Text"><text:s text:c="8"/>&lt;/tbody&gt;</text:span></text:p>
              <text:p text:style-name="P89"><text:span text:style-name="Source_20_Text"><text:s text:c="6"/>&lt;/table&gt;</text:span></text:p>
              <text:p text:style-name="P89"><text:span text:style-name="Source_20_Text"><text:s text:c="4"/>&lt;/div&gt;</text:span></text:p>
              <text:p text:style-name="P89"><text:span text:style-name="Source_20_Text"><text:s text:c="2"/>);</text:span></text:p>
              <text:p text:style-name="P89"><text:span text:style-name="Source_20_Text">};</text:span></text:p>
              <text:p text:style-name="P89"/>
              <text:p text:style-name="P90"><text:span text:style-name="Source_20_Text">export default AffiliateAnalyticsPage;</text:span></text:p>
            </text:list-item>
          </text:list>
        </text:list-item>
      </text:list>
      <text:p text:style-name="P4"/>
      <text:h text:style-name="P2" text:outline-level="3"><text:span text:style-name="Strong_20_Emphasis">8. Docker and Docker Compose Setup</text:span></text:h>
      <text:p text:style-name="P259">Containerizing your application ensures consistency across development and production environments.</text:p>
      <text:h text:style-name="P3" text:outline-level="4"><text:span text:style-name="Strong_20_Emphasis">a. Dockerizing the Backend and Frontend</text:span></text:h>
      <text:list xml:id="list3120512072" text:style-name="L258">
        <text:list-item>
          <text:p text:style-name="P212"><text:span text:style-name="Strong_20_Emphasis">Backend Dockerfile:</text:span></text:p>
          <text:list>
            <text:list-item>
              <text:p text:style-name="P212"><text:span text:style-name="Strong_20_Emphasis">backend/Dockerfile:</text:span></text:p>
              <text:p text:style-name="P91">dockerfile</text:p>
            </text:list-item>
          </text:list>
        </text:list-item>
      </text:list>
      <text:list xml:id="list3703047219" text:style-name="L259">
        <text:list-item>
          <text:p text:style-name="P92"><text:span text:style-name="Source_20_Text">FROM node:14</text:span></text:p>
          <text:p text:style-name="P92"><text:soft-page-break/></text:p>
          <text:p text:style-name="P92"><text:span text:style-name="Source_20_Text">WORKDIR /app</text:span></text:p>
          <text:p text:style-name="P92"/>
          <text:p text:style-name="P92"><text:span text:style-name="Source_20_Text">COPY package*.json ./</text:span></text:p>
          <text:p text:style-name="P92"/>
          <text:p text:style-name="P92"><text:span text:style-name="Source_20_Text">RUN npm install</text:span></text:p>
          <text:p text:style-name="P92"/>
          <text:p text:style-name="P92"><text:span text:style-name="Source_20_Text">COPY . .</text:span></text:p>
          <text:p text:style-name="P92"/>
          <text:p text:style-name="P92"><text:span text:style-name="Source_20_Text">RUN npm run build</text:span></text:p>
          <text:p text:style-name="P92"/>
          <text:p text:style-name="P92"><text:span text:style-name="Source_20_Text">EXPOSE 5000</text:span></text:p>
          <text:p text:style-name="P92"/>
          <text:p text:style-name="P93"><text:span text:style-name="Source_20_Text">CMD ["node", "dist/index.js"]</text:span></text:p>
        </text:list-item>
      </text:list>
      <text:list xml:id="list2210804753" text:style-name="L260">
        <text:list-item>
          <text:p text:style-name="P213"><text:span text:style-name="Strong_20_Emphasis">Frontend Dockerfile:</text:span></text:p>
        </text:list-item>
      </text:list>
      <text:list xml:id="list2914953511" text:style-name="L261">
        <text:list-item>
          <text:p text:style-name="P214"><text:span text:style-name="Strong_20_Emphasis">frontend/Dockerfile:</text:span></text:p>
          <text:p text:style-name="P94">dockerfile</text:p>
        </text:list-item>
      </text:list>
      <text:list xml:id="list111423846" text:style-name="L262">
        <text:list-item>
          <text:p text:style-name="P95"><text:span text:style-name="Source_20_Text">FROM node:14 as build</text:span></text:p>
          <text:p text:style-name="P95"/>
          <text:p text:style-name="P95"><text:span text:style-name="Source_20_Text">WORKDIR /app</text:span></text:p>
          <text:p text:style-name="P95"/>
          <text:p text:style-name="P95"><text:span text:style-name="Source_20_Text">COPY package*.json ./</text:span></text:p>
          <text:p text:style-name="P95"><text:span text:style-name="Source_20_Text">RUN npm install</text:span></text:p>
          <text:p text:style-name="P95"/>
          <text:p text:style-name="P95"><text:span text:style-name="Source_20_Text">COPY . .</text:span></text:p>
          <text:p text:style-name="P95"><text:span text:style-name="Source_20_Text">RUN npm run build</text:span></text:p>
          <text:p text:style-name="P95"/>
          <text:p text:style-name="P95"><text:span text:style-name="Source_20_Text">FROM nginx:alpine</text:span></text:p>
          <text:p text:style-name="P95"><text:span text:style-name="Source_20_Text">COPY --from=build /app/build /usr/share/nginx/html</text:span></text:p>
          <text:p text:style-name="P95"/>
          <text:p text:style-name="P95"><text:span text:style-name="Source_20_Text">EXPOSE 80</text:span></text:p>
          <text:p text:style-name="P95"/>
          <text:p text:style-name="P96"><text:span text:style-name="Source_20_Text">CMD ["nginx", "-g", "daemon off;"]</text:span></text:p>
        </text:list-item>
      </text:list>
      <text:list xml:id="list4286880055" text:style-name="L263">
        <text:list-item>
          <text:p text:style-name="P215"><text:span text:style-name="Strong_20_Emphasis">AI Service Dockerfile:</text:span></text:p>
        </text:list-item>
      </text:list>
      <text:list xml:id="list3499358252" text:style-name="L264">
        <text:list-item>
          <text:p text:style-name="P216"><text:span text:style-name="Strong_20_Emphasis">ai/Dockerfile:</text:span></text:p>
          <text:p text:style-name="P97">dockerfile</text:p>
        </text:list-item>
      </text:list>
      <text:list xml:id="list792801744" text:style-name="L265">
        <text:list-item>
          <text:list>
            <text:list-item text:start-value="3">
              <text:p text:style-name="P98"><text:span text:style-name="Source_20_Text">FROM python:3.9-slim</text:span></text:p>
              <text:p text:style-name="P98"/>
              <text:p text:style-name="P98"><text:span text:style-name="Source_20_Text">WORKDIR /app</text:span></text:p>
              <text:p text:style-name="P98"/>
              <text:p text:style-name="P98"><text:span text:style-name="Source_20_Text">COPY requirements.txt .</text:span></text:p>
              <text:p text:style-name="P98"><text:span text:style-name="Source_20_Text">RUN pip install --no-cache-dir -r requirements.txt</text:span></text:p>
              <text:p text:style-name="P98"/>
              <text:p text:style-name="P98"><text:span text:style-name="Source_20_Text">COPY . .</text:span></text:p>
              <text:p text:style-name="P98"/>
              <text:p text:style-name="P98"><text:span text:style-name="Source_20_Text">EXPOSE 5001</text:span></text:p>
              <text:p text:style-name="P98"/>
              <text:p text:style-name="P99"><text:span text:style-name="Source_20_Text">CMD ["python", "app.py"]</text:span></text:p>
            </text:list-item>
          </text:list>
        </text:list-item>
      </text:list>
      <text:h text:style-name="P3" text:outline-level="4"><text:soft-page-break/><text:span text:style-name="Strong_20_Emphasis">b. Docker Compose Configuration</text:span></text:h>
      <text:list xml:id="list1328213368" text:style-name="L266">
        <text:list-item>
          <text:p text:style-name="P217"><text:span text:style-name="Strong_20_Emphasis">docker-compose.yml (at root level):</text:span></text:p>
          <text:p text:style-name="P100">yaml</text:p>
        </text:list-item>
      </text:list>
      <text:list xml:id="list981938109" text:style-name="L267">
        <text:list-item>
          <text:p text:style-name="P101"><text:span text:style-name="Source_20_Text">version: '3.8'</text:span></text:p>
          <text:p text:style-name="P101"/>
          <text:p text:style-name="P101"><text:span text:style-name="Source_20_Text">services:</text:span></text:p>
          <text:p text:style-name="P101"><text:span text:style-name="Source_20_Text"><text:s text:c="2"/>backend:</text:span></text:p>
          <text:p text:style-name="P101"><text:span text:style-name="Source_20_Text"><text:s text:c="4"/>build: ./backend</text:span></text:p>
          <text:p text:style-name="P101"><text:span text:style-name="Source_20_Text"><text:s text:c="4"/>ports:</text:span></text:p>
          <text:p text:style-name="P101"><text:span text:style-name="Source_20_Text"><text:s text:c="6"/>- "5000:5000"</text:span></text:p>
          <text:p text:style-name="P101"><text:span text:style-name="Source_20_Text"><text:s text:c="4"/>environment:</text:span></text:p>
          <text:p text:style-name="P101"><text:span text:style-name="Source_20_Text"><text:s text:c="6"/>- DB_HOST=db</text:span></text:p>
          <text:p text:style-name="P101"><text:span text:style-name="Source_20_Text"><text:s text:c="6"/>- DB_USER=postgres</text:span></text:p>
          <text:p text:style-name="P101"><text:span text:style-name="Source_20_Text"><text:s text:c="6"/>- DB_PASSWORD=postgres</text:span></text:p>
          <text:p text:style-name="P101"><text:span text:style-name="Source_20_Text"><text:s text:c="6"/>- DB_NAME=yourdb</text:span></text:p>
          <text:p text:style-name="P101"><text:span text:style-name="Source_20_Text"><text:s text:c="6"/>- JWT_SECRET=your_jwt_secret</text:span></text:p>
          <text:p text:style-name="P101"><text:span text:style-name="Source_20_Text"><text:s text:c="6"/>- BASE_URL=https://yourplatform.com</text:span></text:p>
          <text:p text:style-name="P101"><text:span text:style-name="Source_20_Text"><text:s text:c="4"/>depends_on:</text:span></text:p>
          <text:p text:style-name="P101"><text:span text:style-name="Source_20_Text"><text:s text:c="6"/>- db</text:span></text:p>
          <text:p text:style-name="P101"><text:span text:style-name="Source_20_Text"><text:s text:c="4"/>networks:</text:span></text:p>
          <text:p text:style-name="P101"><text:span text:style-name="Source_20_Text"><text:s text:c="6"/>- app-network</text:span></text:p>
          <text:p text:style-name="P101"/>
          <text:p text:style-name="P101"><text:span text:style-name="Source_20_Text"><text:s text:c="2"/>frontend:</text:span></text:p>
          <text:p text:style-name="P101"><text:span text:style-name="Source_20_Text"><text:s text:c="4"/>build: ./frontend</text:span></text:p>
          <text:p text:style-name="P101"><text:span text:style-name="Source_20_Text"><text:s text:c="4"/>ports:</text:span></text:p>
          <text:p text:style-name="P101"><text:span text:style-name="Source_20_Text"><text:s text:c="6"/>- "3000:80"</text:span></text:p>
          <text:p text:style-name="P101"><text:span text:style-name="Source_20_Text"><text:s text:c="4"/>depends_on:</text:span></text:p>
          <text:p text:style-name="P101"><text:span text:style-name="Source_20_Text"><text:s text:c="6"/>- backend</text:span></text:p>
          <text:p text:style-name="P101"><text:span text:style-name="Source_20_Text"><text:s text:c="4"/>networks:</text:span></text:p>
          <text:p text:style-name="P101"><text:span text:style-name="Source_20_Text"><text:s text:c="6"/>- app-network</text:span></text:p>
          <text:p text:style-name="P101"/>
          <text:p text:style-name="P101"><text:span text:style-name="Source_20_Text"><text:s text:c="2"/>ai_service:</text:span></text:p>
          <text:p text:style-name="P101"><text:span text:style-name="Source_20_Text"><text:s text:c="4"/>build: ./ai</text:span></text:p>
          <text:p text:style-name="P101"><text:span text:style-name="Source_20_Text"><text:s text:c="4"/>ports:</text:span></text:p>
          <text:p text:style-name="P101"><text:span text:style-name="Source_20_Text"><text:s text:c="6"/>- "5001:5001"</text:span></text:p>
          <text:p text:style-name="P101"><text:span text:style-name="Source_20_Text"><text:s text:c="4"/>networks:</text:span></text:p>
          <text:p text:style-name="P101"><text:span text:style-name="Source_20_Text"><text:s text:c="6"/>- app-network</text:span></text:p>
          <text:p text:style-name="P101"/>
          <text:p text:style-name="P101"><text:span text:style-name="Source_20_Text"><text:s text:c="2"/>db:</text:span></text:p>
          <text:p text:style-name="P101"><text:span text:style-name="Source_20_Text"><text:s text:c="4"/>image: postgres:13</text:span></text:p>
          <text:p text:style-name="P101"><text:span text:style-name="Source_20_Text"><text:s text:c="4"/>environment:</text:span></text:p>
          <text:p text:style-name="P101"><text:span text:style-name="Source_20_Text"><text:s text:c="6"/>- POSTGRES_USER=postgres</text:span></text:p>
          <text:p text:style-name="P101"><text:span text:style-name="Source_20_Text"><text:s text:c="6"/>- POSTGRES_PASSWORD=postgres</text:span></text:p>
          <text:p text:style-name="P101"><text:span text:style-name="Source_20_Text"><text:s text:c="6"/>- POSTGRES_DB=yourdb</text:span></text:p>
          <text:p text:style-name="P101"><text:span text:style-name="Source_20_Text"><text:s text:c="4"/>ports:</text:span></text:p>
          <text:p text:style-name="P101"><text:span text:style-name="Source_20_Text"><text:s text:c="6"/>- "5432:5432"</text:span></text:p>
          <text:p text:style-name="P101"><text:span text:style-name="Source_20_Text"><text:s text:c="4"/>volumes:</text:span></text:p>
          <text:p text:style-name="P101"><text:span text:style-name="Source_20_Text"><text:s text:c="6"/>- db-data:/var/lib/postgresql/data</text:span></text:p>
          <text:p text:style-name="P101"><text:span text:style-name="Source_20_Text"><text:s text:c="4"/>networks:</text:span></text:p>
          <text:p text:style-name="P101"><text:span text:style-name="Source_20_Text"><text:s text:c="6"/>- app-network</text:span></text:p>
          <text:p text:style-name="P101"/>
          <text:p text:style-name="P101"><text:span text:style-name="Source_20_Text">volumes:</text:span></text:p>
          <text:p text:style-name="P101"><text:span text:style-name="Source_20_Text"><text:s text:c="2"/>db-data:</text:span></text:p>
          <text:p text:style-name="P101"/>
          <text:p text:style-name="P101"><text:span text:style-name="Source_20_Text">networks:</text:span></text:p>
          <text:p text:style-name="P102"><text:span text:style-name="Source_20_Text"><text:s text:c="2"/>app-network:</text:span></text:p>
        </text:list-item>
      </text:list>
      <text:h text:style-name="P3" text:outline-level="4"><text:soft-page-break/><text:span text:style-name="Strong_20_Emphasis">c. Running the Application</text:span></text:h>
      <text:list xml:id="list1767953495" text:style-name="L268">
        <text:list-item>
          <text:p text:style-name="P218"><text:span text:style-name="Strong_20_Emphasis">Build and Start Containers:</text:span></text:p>
          <text:p text:style-name="P103">bash</text:p>
        </text:list-item>
      </text:list>
      <text:list xml:id="list2788841558" text:style-name="L269">
        <text:list-item>
          <text:p text:style-name="P104"><text:span text:style-name="Source_20_Text">docker-compose up --build</text:span></text:p>
        </text:list-item>
        <text:list-item>
          <text:p text:style-name="P219"><text:span text:style-name="Strong_20_Emphasis">Verify Services:</text:span></text:p>
          <text:list>
            <text:list-item>
              <text:p text:style-name="P220"><text:span text:style-name="Strong_20_Emphasis">Backend:</text:span> Accessible at <text:span text:style-name="Source_20_Text">http://localhost:5000</text:span></text:p>
            </text:list-item>
            <text:list-item>
              <text:p text:style-name="P220"><text:span text:style-name="Strong_20_Emphasis">Frontend:</text:span> Accessible at <text:span text:style-name="Source_20_Text">http://localhost:3000</text:span></text:p>
            </text:list-item>
            <text:list-item>
              <text:p text:style-name="P220"><text:span text:style-name="Strong_20_Emphasis">AI Service:</text:span> Accessible at <text:span text:style-name="Source_20_Text">http://localhost:5001</text:span></text:p>
            </text:list-item>
            <text:list-item>
              <text:p text:style-name="P219"><text:span text:style-name="Strong_20_Emphasis">PostgreSQL Database:</text:span> Accessible at <text:span text:style-name="Source_20_Text">localhost:5432</text:span></text:p>
            </text:list-item>
          </text:list>
        </text:list-item>
      </text:list>
      <text:p text:style-name="P4"/>
      <text:h text:style-name="P2" text:outline-level="3"><text:span text:style-name="Strong_20_Emphasis">9. Testing and Quality Assurance</text:span></text:h>
      <text:p text:style-name="P259">Ensure your application is robust and reliable through comprehensive testing.</text:p>
      <text:h text:style-name="P3" text:outline-level="4"><text:span text:style-name="Strong_20_Emphasis">a. Backend Testing:</text:span></text:h>
      <text:list xml:id="list1622061164" text:style-name="L270">
        <text:list-item>
          <text:p text:style-name="P221"><text:span text:style-name="Strong_20_Emphasis">Setup Testing Framework:</text:span></text:p>
          <text:list>
            <text:list-item>
              <text:p text:style-name="P221"><text:span text:style-name="Strong_20_Emphasis">Install Testing Libraries:</text:span></text:p>
              <text:p text:style-name="P105">bash</text:p>
            </text:list-item>
          </text:list>
        </text:list-item>
      </text:list>
      <text:list xml:id="list1905384623" text:style-name="L271">
        <text:list-item>
          <text:p text:style-name="P106"><text:span text:style-name="Source_20_Text">npm install -D jest ts-jest @types/jest supertest @types/supertest</text:span></text:p>
        </text:list-item>
      </text:list>
      <text:list xml:id="list621728133" text:style-name="L272">
        <text:list-item>
          <text:p text:style-name="P222"><text:span text:style-name="Strong_20_Emphasis">Configure Jest:</text:span></text:p>
        </text:list-item>
      </text:list>
      <text:p text:style-name="P143">bash</text:p>
      <text:list xml:id="list3047756895" text:style-name="L273">
        <text:list-item>
          <text:p text:style-name="P107"><text:span text:style-name="Source_20_Text">npx ts-jest config:init</text:span></text:p>
        </text:list-item>
      </text:list>
      <text:list xml:id="list1240515277" text:style-name="L274">
        <text:list-item>
          <text:p text:style-name="P223"><text:span text:style-name="Strong_20_Emphasis">Write Tests:</text:span></text:p>
        </text:list-item>
      </text:list>
      <text:list xml:id="list3693799182" text:style-name="L275">
        <text:list-item>
          <text:p text:style-name="P224"><text:span text:style-name="Strong_20_Emphasis">Example: backend/src/tests/affiliate.test.ts</text:span></text:p>
          <text:p text:style-name="P108">typescript</text:p>
        </text:list-item>
      </text:list>
      <text:list xml:id="list4162808541" text:style-name="L276">
        <text:list-item>
          <text:list>
            <text:list-item text:start-value="2">
              <text:p text:style-name="P109"><text:span text:style-name="Source_20_Text">import request from 'supertest';</text:span></text:p>
              <text:p text:style-name="P109"><text:span text:style-name="Source_20_Text">import app from '../app';</text:span></text:p>
              <text:p text:style-name="P109"><text:span text:style-name="Source_20_Text">import { sequelize } from '../models';</text:span></text:p>
              <text:p text:style-name="P109"><text:span text:style-name="Source_20_Text">import User from '../models/User';</text:span></text:p>
              <text:p text:style-name="P109"><text:span text:style-name="Source_20_Text">import AffiliateProgram from '../models/AffiliateProgram';</text:span></text:p>
              <text:p text:style-name="P109"><text:span text:style-name="Source_20_Text">import AffiliateLink from '../models/AffiliateLink';</text:span></text:p>
              <text:p text:style-name="P109"><text:span text:style-name="Source_20_Text">import jwt from 'jsonwebtoken';</text:span></text:p>
              <text:p text:style-name="P109"/>
              <text:p text:style-name="P109"><text:span text:style-name="Source_20_Text">let token: string;</text:span></text:p>
              <text:p text:style-name="P109"><text:span text:style-name="Source_20_Text">let affiliateProgramId: number;</text:span></text:p>
              <text:p text:style-name="P109"/>
              <text:p text:style-name="P109"><text:span text:style-name="Source_20_Text">beforeAll(async () =&gt; {</text:span></text:p>
              <text:p text:style-name="P109"><text:soft-page-break/><text:span text:style-name="Source_20_Text"><text:s text:c="2"/>await sequelize.sync({ force: true });</text:span></text:p>
              <text:p text:style-name="P109"/>
              <text:p text:style-name="P109"><text:span text:style-name="Source_20_Text"><text:s text:c="2"/>// Create a brand user</text:span></text:p>
              <text:p text:style-name="P109"><text:span text:style-name="Source_20_Text"><text:s text:c="2"/>const brandUser = await User.create({</text:span></text:p>
              <text:p text:style-name="P109"><text:span text:style-name="Source_20_Text"><text:s text:c="4"/>email: 'brand@example.com',</text:span></text:p>
              <text:p text:style-name="P109"><text:span text:style-name="Source_20_Text"><text:s text:c="4"/>password: 'password123',</text:span></text:p>
              <text:p text:style-name="P109"><text:span text:style-name="Source_20_Text"><text:s text:c="4"/>role: 'brand',</text:span></text:p>
              <text:p text:style-name="P109"><text:span text:style-name="Source_20_Text"><text:s text:c="2"/>});</text:span></text:p>
              <text:p text:style-name="P109"/>
              <text:p text:style-name="P109"><text:span text:style-name="Source_20_Text"><text:s text:c="2"/>// Generate JWT token</text:span></text:p>
              <text:p text:style-name="P109"><text:span text:style-name="Source_20_Text"><text:s text:c="2"/>token = jwt.sign({ id: brandUser.id }, process.env.JWT_SECRET!, { expiresIn: '1h' });</text:span></text:p>
              <text:p text:style-name="P109"/>
              <text:p text:style-name="P109"><text:span text:style-name="Source_20_Text"><text:s text:c="2"/>// Create an affiliate program</text:span></text:p>
              <text:p text:style-name="P109"><text:span text:style-name="Source_20_Text"><text:s text:c="2"/>const affiliateProgram = await AffiliateProgram.create({</text:span></text:p>
              <text:p text:style-name="P109"><text:span text:style-name="Source_20_Text"><text:s text:c="4"/>brandId: brandUser.id,</text:span></text:p>
              <text:p text:style-name="P109"><text:span text:style-name="Source_20_Text"><text:s text:c="4"/>name: 'Test Affiliate Program',</text:span></text:p>
              <text:p text:style-name="P109"><text:span text:style-name="Source_20_Text"><text:s text:c="4"/>description: 'A test affiliate program',</text:span></text:p>
              <text:p text:style-name="P109"><text:span text:style-name="Source_20_Text"><text:s text:c="4"/>commissionRate: 10,</text:span></text:p>
              <text:p text:style-name="P109"><text:span text:style-name="Source_20_Text"><text:s text:c="2"/>});</text:span></text:p>
              <text:p text:style-name="P109"/>
              <text:p text:style-name="P109"><text:span text:style-name="Source_20_Text"><text:s text:c="2"/>affiliateProgramId = affiliateProgram.id;</text:span></text:p>
              <text:p text:style-name="P109"><text:span text:style-name="Source_20_Text">});</text:span></text:p>
              <text:p text:style-name="P109"/>
              <text:p text:style-name="P109"><text:span text:style-name="Source_20_Text">afterAll(async () =&gt; {</text:span></text:p>
              <text:p text:style-name="P109"><text:span text:style-name="Source_20_Text"><text:s text:c="2"/>await sequelize.close();</text:span></text:p>
              <text:p text:style-name="P109"><text:span text:style-name="Source_20_Text">});</text:span></text:p>
              <text:p text:style-name="P109"/>
              <text:p text:style-name="P109"><text:span text:style-name="Source_20_Text">describe('Affiliate Link Management', () =&gt; {</text:span></text:p>
              <text:p text:style-name="P109"><text:span text:style-name="Source_20_Text"><text:s text:c="2"/>test('Brand can create an affiliate program', async () =&gt; {</text:span></text:p>
              <text:p text:style-name="P109"><text:span text:style-name="Source_20_Text"><text:s text:c="4"/>const response = await request(app)</text:span></text:p>
              <text:p text:style-name="P109"><text:span text:style-name="Source_20_Text"><text:s text:c="6"/>.post('/affiliate/programs')</text:span></text:p>
              <text:p text:style-name="P109"><text:span text:style-name="Source_20_Text"><text:s text:c="6"/>.set('Authorization', `Bearer ${token}`)</text:span></text:p>
              <text:p text:style-name="P109"><text:span text:style-name="Source_20_Text"><text:s text:c="6"/>.send({</text:span></text:p>
              <text:p text:style-name="P109"><text:span text:style-name="Source_20_Text"><text:s text:c="8"/>name: 'Another Affiliate Program',</text:span></text:p>
              <text:p text:style-name="P109"><text:span text:style-name="Source_20_Text"><text:s text:c="8"/>description: 'Another test affiliate program',</text:span></text:p>
              <text:p text:style-name="P109"><text:span text:style-name="Source_20_Text"><text:s text:c="8"/>commissionRate: 15,</text:span></text:p>
              <text:p text:style-name="P109"><text:span text:style-name="Source_20_Text"><text:s text:c="6"/>});</text:span></text:p>
              <text:p text:style-name="P109"/>
              <text:p text:style-name="P109"><text:span text:style-name="Source_20_Text"><text:s text:c="4"/>expect(response.status).toBe(201);</text:span></text:p>
              <text:p text:style-name="P109"><text:span text:style-name="Source_20_Text"><text:s text:c="4"/>expect(response.body.name).toBe('Another Affiliate Program');</text:span></text:p>
              <text:p text:style-name="P109"><text:span text:style-name="Source_20_Text"><text:s text:c="2"/>});</text:span></text:p>
              <text:p text:style-name="P109"/>
              <text:p text:style-name="P109"><text:span text:style-name="Source_20_Text"><text:s text:c="2"/>test('Creator can create an affiliate link', async () =&gt; {</text:span></text:p>
              <text:p text:style-name="P109"><text:span text:style-name="Source_20_Text"><text:s text:c="4"/>// Create a creator user</text:span></text:p>
              <text:p text:style-name="P109"><text:span text:style-name="Source_20_Text"><text:s text:c="4"/>const creatorUser = await User.create({</text:span></text:p>
              <text:p text:style-name="P109"><text:span text:style-name="Source_20_Text"><text:s text:c="6"/>email: 'creator@example.com',</text:span></text:p>
              <text:p text:style-name="P109"><text:span text:style-name="Source_20_Text"><text:s text:c="6"/>password: 'password123',</text:span></text:p>
              <text:p text:style-name="P109"><text:span text:style-name="Source_20_Text"><text:s text:c="6"/>role: 'creator',</text:span></text:p>
              <text:p text:style-name="P109"><text:span text:style-name="Source_20_Text"><text:s text:c="4"/>});</text:span></text:p>
              <text:p text:style-name="P109"/>
              <text:p text:style-name="P109"><text:span text:style-name="Source_20_Text"><text:s text:c="4"/>// Generate JWT token for creator</text:span></text:p>
              <text:p text:style-name="P109"><text:span text:style-name="Source_20_Text"><text:s text:c="4"/>const creatorToken = jwt.sign({ id: creatorUser.id }, process.env.JWT_SECRET!, { expiresIn: '1h' });</text:span></text:p>
              <text:p text:style-name="P109"/>
              <text:p text:style-name="P109"><text:span text:style-name="Source_20_Text"><text:s text:c="4"/>const response = await request(app)</text:span></text:p>
              <text:p text:style-name="P109"><text:span text:style-name="Source_20_Text"><text:s text:c="6"/>.post('/affiliate/links')</text:span></text:p>
              <text:p text:style-name="P109"><text:span text:style-name="Source_20_Text"><text:s text:c="6"/>.set('Authorization', `Bearer ${creatorToken}`)</text:span></text:p>
              <text:p text:style-name="P109"><text:span text:style-name="Source_20_Text"><text:s text:c="6"/>.send({</text:span></text:p>
              <text:p text:style-name="P109"><text:soft-page-break/><text:span text:style-name="Source_20_Text"><text:s text:c="8"/>affiliateProgramId,</text:span></text:p>
              <text:p text:style-name="P109"><text:span text:style-name="Source_20_Text"><text:s text:c="8"/>originalLink: 'https://example.com/product',</text:span></text:p>
              <text:p text:style-name="P109"><text:span text:style-name="Source_20_Text"><text:s text:c="8"/>customAlias: 'Buy Now',</text:span></text:p>
              <text:p text:style-name="P109"><text:span text:style-name="Source_20_Text"><text:s text:c="6"/>});</text:span></text:p>
              <text:p text:style-name="P109"/>
              <text:p text:style-name="P109"><text:span text:style-name="Source_20_Text"><text:s text:c="4"/>expect(response.status).toBe(201);</text:span></text:p>
              <text:p text:style-name="P109"><text:span text:style-name="Source_20_Text"><text:s text:c="4"/>expect(response.body.customAlias).toBe('Buy Now');</text:span></text:p>
              <text:p text:style-name="P109"><text:span text:style-name="Source_20_Text"><text:s text:c="4"/>expect(response.body.generatedLink).toContain('/affiliate/');</text:span></text:p>
              <text:p text:style-name="P109"><text:span text:style-name="Source_20_Text"><text:s text:c="2"/>});</text:span></text:p>
              <text:p text:style-name="P109"/>
              <text:p text:style-name="P109"><text:span text:style-name="Source_20_Text"><text:s text:c="2"/>test('Tracking affiliate link click', async () =&gt; {</text:span></text:p>
              <text:p text:style-name="P109"><text:span text:style-name="Source_20_Text"><text:s text:c="4"/>// Create a creator and affiliate link</text:span></text:p>
              <text:p text:style-name="P109"><text:span text:style-name="Source_20_Text"><text:s text:c="4"/>const creatorUser = await User.create({</text:span></text:p>
              <text:p text:style-name="P109"><text:span text:style-name="Source_20_Text"><text:s text:c="6"/>email: 'creator2@example.com',</text:span></text:p>
              <text:p text:style-name="P109"><text:span text:style-name="Source_20_Text"><text:s text:c="6"/>password: 'password123',</text:span></text:p>
              <text:p text:style-name="P109"><text:span text:style-name="Source_20_Text"><text:s text:c="6"/>role: 'creator',</text:span></text:p>
              <text:p text:style-name="P109"><text:span text:style-name="Source_20_Text"><text:s text:c="4"/>});</text:span></text:p>
              <text:p text:style-name="P109"/>
              <text:p text:style-name="P109"><text:span text:style-name="Source_20_Text"><text:s text:c="4"/>const creatorToken = jwt.sign({ id: creatorUser.id }, process.env.JWT_SECRET!, { expiresIn: '1h' });</text:span></text:p>
              <text:p text:style-name="P109"/>
              <text:p text:style-name="P109"><text:span text:style-name="Source_20_Text"><text:s text:c="4"/>const affiliateLink = await AffiliateLink.create({</text:span></text:p>
              <text:p text:style-name="P109"><text:span text:style-name="Source_20_Text"><text:s text:c="6"/>affiliateProgramId,</text:span></text:p>
              <text:p text:style-name="P109"><text:span text:style-name="Source_20_Text"><text:s text:c="6"/>creatorId: creatorUser.id,</text:span></text:p>
              <text:p text:style-name="P109"><text:span text:style-name="Source_20_Text"><text:s text:c="6"/>originalLink: 'https://example.com/product2',</text:span></text:p>
              <text:p text:style-name="P109"><text:span text:style-name="Source_20_Text"><text:s text:c="6"/>customAlias: 'Shop Here',</text:span></text:p>
              <text:p text:style-name="P109"><text:span text:style-name="Source_20_Text"><text:s text:c="6"/>trackingCode: 'test-tracking-code',</text:span></text:p>
              <text:p text:style-name="P109"><text:span text:style-name="Source_20_Text"><text:s text:c="6"/>generatedLink: 'https://yourplatform.com/affiliate/test-tracking-code',</text:span></text:p>
              <text:p text:style-name="P109"><text:span text:style-name="Source_20_Text"><text:s text:c="4"/>});</text:span></text:p>
              <text:p text:style-name="P109"/>
              <text:p text:style-name="P109"><text:span text:style-name="Source_20_Text"><text:s text:c="4"/>const response = await request(app).get(`/affiliate/${affiliateLink.trackingCode}`);</text:span></text:p>
              <text:p text:style-name="P109"/>
              <text:p text:style-name="P109"><text:span text:style-name="Source_20_Text"><text:s text:c="4"/>expect(response.status).toBe(302);</text:span></text:p>
              <text:p text:style-name="P109"><text:span text:style-name="Source_20_Text"><text:s text:c="4"/>expect(response.headers.location).toBe('https://example.com/product2');</text:span></text:p>
              <text:p text:style-name="P109"/>
              <text:p text:style-name="P109"><text:span text:style-name="Source_20_Text"><text:s text:c="4"/>const updatedLink = await AffiliateLink.findByPk(affiliateLink.id);</text:span></text:p>
              <text:p text:style-name="P109"><text:span text:style-name="Source_20_Text"><text:s text:c="4"/>expect(updatedLink?.clicks).toBe(1);</text:span></text:p>
              <text:p text:style-name="P109"><text:span text:style-name="Source_20_Text"><text:s text:c="2"/>});</text:span></text:p>
              <text:p text:style-name="P110"><text:span text:style-name="Source_20_Text">});</text:span></text:p>
            </text:list-item>
          </text:list>
        </text:list-item>
      </text:list>
      <text:h text:style-name="P3" text:outline-level="4"><text:span text:style-name="Strong_20_Emphasis">b. Frontend Testing:</text:span></text:h>
      <text:list xml:id="list4279919478" text:style-name="L277">
        <text:list-item>
          <text:p text:style-name="P225"><text:span text:style-name="Strong_20_Emphasis">Setup Testing Libraries:</text:span></text:p>
          <text:p text:style-name="P111">bash</text:p>
        </text:list-item>
      </text:list>
      <text:list xml:id="list852132251" text:style-name="L278">
        <text:list-item>
          <text:p text:style-name="P112"><text:span text:style-name="Source_20_Text">npm install --save-dev @testing-library/react @testing-library/jest-dom</text:span></text:p>
        </text:list-item>
      </text:list>
      <text:list xml:id="list1817123995" text:style-name="L279">
        <text:list-item>
          <text:p text:style-name="P226"><text:span text:style-name="Strong_20_Emphasis">Write Tests:</text:span></text:p>
        </text:list-item>
      </text:list>
      <text:list xml:id="list3874287654" text:style-name="L280">
        <text:list-item>
          <text:p text:style-name="P227"><text:span text:style-name="Strong_20_Emphasis">Example: frontend/src/pages/tests/AffiliateLinksPage.test.tsx</text:span></text:p>
          <text:p text:style-name="P113">tsx</text:p>
        </text:list-item>
      </text:list>
      <text:list xml:id="list3268732924" text:style-name="L281">
        <text:list-item>
          <text:list>
            <text:list-item text:start-value="2">
              <text:p text:style-name="P114"><text:span text:style-name="Source_20_Text">import React from 'react';</text:span></text:p>
              <text:p text:style-name="P114"><text:soft-page-break/><text:span text:style-name="Source_20_Text">import { render, screen, fireEvent, waitFor } from '@testing-library/react';</text:span></text:p>
              <text:p text:style-name="P114"><text:span text:style-name="Source_20_Text">import AffiliateLinksPage from '../AffiliateLinksPage';</text:span></text:p>
              <text:p text:style-name="P114"><text:span text:style-name="Source_20_Text">import { Provider } from 'react-redux';</text:span></text:p>
              <text:p text:style-name="P114"><text:span text:style-name="Source_20_Text">import { store } from '../../store/store';</text:span></text:p>
              <text:p text:style-name="P114"><text:span text:style-name="Source_20_Text">import api from '../../services/api';</text:span></text:p>
              <text:p text:style-name="P114"><text:span text:style-name="Source_20_Text">import axios from 'axios';</text:span></text:p>
              <text:p text:style-name="P114"/>
              <text:p text:style-name="P114"><text:span text:style-name="Source_20_Text">jest.mock('axios');</text:span></text:p>
              <text:p text:style-name="P114"><text:span text:style-name="Source_20_Text">const mockedAxios = axios as jest.Mocked&lt;typeof axios&gt;;</text:span></text:p>
              <text:p text:style-name="P114"/>
              <text:p text:style-name="P114"><text:span text:style-name="Source_20_Text">describe('AffiliateLinksPage', () =&gt; {</text:span></text:p>
              <text:p text:style-name="P114"><text:span text:style-name="Source_20_Text"><text:s text:c="2"/>beforeEach(() =&gt; {</text:span></text:p>
              <text:p text:style-name="P114"><text:span text:style-name="Source_20_Text"><text:s text:c="4"/>mockedAxios.get.mockResolvedValue({</text:span></text:p>
              <text:p text:style-name="P114"><text:span text:style-name="Source_20_Text"><text:s text:c="6"/>data: [</text:span></text:p>
              <text:p text:style-name="P114"><text:span text:style-name="Source_20_Text"><text:s text:c="8"/>{</text:span></text:p>
              <text:p text:style-name="P114"><text:span text:style-name="Source_20_Text"><text:s text:c="10"/>id: 1,</text:span></text:p>
              <text:p text:style-name="P114"><text:span text:style-name="Source_20_Text"><text:s text:c="10"/>generatedLink: 'https://yourplatform.com/affiliate/abc123',</text:span></text:p>
              <text:p text:style-name="P114"><text:span text:style-name="Source_20_Text"><text:s text:c="10"/>customAlias: 'Buy Now',</text:span></text:p>
              <text:p text:style-name="P114"><text:span text:style-name="Source_20_Text"><text:s text:c="10"/>affiliateProgram: { name: 'Test Affiliate Program', commissionRate: 10 },</text:span></text:p>
              <text:p text:style-name="P114"><text:span text:style-name="Source_20_Text"><text:s text:c="10"/>clicks: 100,</text:span></text:p>
              <text:p text:style-name="P114"><text:span text:style-name="Source_20_Text"><text:s text:c="10"/>conversions: 10,</text:span></text:p>
              <text:p text:style-name="P114"><text:span text:style-name="Source_20_Text"><text:s text:c="8"/>},</text:span></text:p>
              <text:p text:style-name="P114"><text:span text:style-name="Source_20_Text"><text:s text:c="6"/>],</text:span></text:p>
              <text:p text:style-name="P114"><text:span text:style-name="Source_20_Text"><text:s text:c="4"/>});</text:span></text:p>
              <text:p text:style-name="P114"/>
              <text:p text:style-name="P114"><text:span text:style-name="Source_20_Text"><text:s text:c="4"/>mockedAxios.post.mockResolvedValue({</text:span></text:p>
              <text:p text:style-name="P114"><text:span text:style-name="Source_20_Text"><text:s text:c="6"/>data: {</text:span></text:p>
              <text:p text:style-name="P114"><text:span text:style-name="Source_20_Text"><text:s text:c="8"/>id: 2,</text:span></text:p>
              <text:p text:style-name="P114"><text:span text:style-name="Source_20_Text"><text:s text:c="8"/>generatedLink: 'https://yourplatform.com/affiliate/def456',</text:span></text:p>
              <text:p text:style-name="P114"><text:span text:style-name="Source_20_Text"><text:s text:c="8"/>customAlias: 'Shop Here',</text:span></text:p>
              <text:p text:style-name="P114"><text:span text:style-name="Source_20_Text"><text:s text:c="8"/>affiliateProgram: { name: 'Test Affiliate Program', commissionRate: 10 },</text:span></text:p>
              <text:p text:style-name="P114"><text:span text:style-name="Source_20_Text"><text:s text:c="8"/>clicks: 0,</text:span></text:p>
              <text:p text:style-name="P114"><text:span text:style-name="Source_20_Text"><text:s text:c="8"/>conversions: 0,</text:span></text:p>
              <text:p text:style-name="P114"><text:span text:style-name="Source_20_Text"><text:s text:c="6"/>},</text:span></text:p>
              <text:p text:style-name="P114"><text:span text:style-name="Source_20_Text"><text:s text:c="4"/>});</text:span></text:p>
              <text:p text:style-name="P114"><text:span text:style-name="Source_20_Text"><text:s text:c="2"/>});</text:span></text:p>
              <text:p text:style-name="P114"/>
              <text:p text:style-name="P114"><text:span text:style-name="Source_20_Text"><text:s text:c="2"/>test('renders affiliate links', async () =&gt; {</text:span></text:p>
              <text:p text:style-name="P114"><text:span text:style-name="Source_20_Text"><text:s text:c="4"/>render(</text:span></text:p>
              <text:p text:style-name="P114"><text:span text:style-name="Source_20_Text"><text:s text:c="6"/>&lt;Provider store={store}&gt;</text:span></text:p>
              <text:p text:style-name="P114"><text:span text:style-name="Source_20_Text"><text:s text:c="8"/>&lt;AffiliateLinksPage /&gt;</text:span></text:p>
              <text:p text:style-name="P114"><text:span text:style-name="Source_20_Text"><text:s text:c="6"/>&lt;/Provider&gt;</text:span></text:p>
              <text:p text:style-name="P114"><text:span text:style-name="Source_20_Text"><text:s text:c="4"/>);</text:span></text:p>
              <text:p text:style-name="P114"/>
              <text:p text:style-name="P114"><text:span text:style-name="Source_20_Text"><text:s text:c="4"/>expect(screen.getByText(/Manage Affiliate Links/i)).toBeInTheDocument();</text:span></text:p>
              <text:p text:style-name="P114"/>
              <text:p text:style-name="P114"><text:span text:style-name="Source_20_Text"><text:s text:c="4"/>await waitFor(() =&gt; {</text:span></text:p>
              <text:p text:style-name="P114"><text:span text:style-name="Source_20_Text"><text:s text:c="6"/>expect(screen.getByText('Buy Now')).toBeInTheDocument();</text:span></text:p>
              <text:p text:style-name="P114"><text:span text:style-name="Source_20_Text"><text:s text:c="4"/>});</text:span></text:p>
              <text:p text:style-name="P114"><text:span text:style-name="Source_20_Text"><text:s text:c="2"/>});</text:span></text:p>
              <text:p text:style-name="P114"/>
              <text:p text:style-name="P114"><text:span text:style-name="Source_20_Text"><text:s text:c="2"/>test('creates a new affiliate link', async () =&gt; {</text:span></text:p>
              <text:p text:style-name="P114"><text:span text:style-name="Source_20_Text"><text:s text:c="4"/>render(</text:span></text:p>
              <text:p text:style-name="P114"><text:span text:style-name="Source_20_Text"><text:s text:c="6"/>&lt;Provider store={store}&gt;</text:span></text:p>
              <text:p text:style-name="P114"><text:span text:style-name="Source_20_Text"><text:s text:c="8"/>&lt;AffiliateLinksPage /&gt;</text:span></text:p>
              <text:p text:style-name="P114"><text:soft-page-break/><text:span text:style-name="Source_20_Text"><text:s text:c="6"/>&lt;/Provider&gt;</text:span></text:p>
              <text:p text:style-name="P114"><text:span text:style-name="Source_20_Text"><text:s text:c="4"/>);</text:span></text:p>
              <text:p text:style-name="P114"/>
              <text:p text:style-name="P114"><text:span text:style-name="Source_20_Text"><text:s text:c="4"/>fireEvent.change(screen.getByPlaceholderText('https://example.com/product'), { target: { value: 'https://example.com/new-product' } });</text:span></text:p>
              <text:p text:style-name="P114"><text:span text:style-name="Source_20_Text"><text:s text:c="4"/>fireEvent.change(screen.getByPlaceholderText('e.g., Shop Now'), { target: { value: 'New Product' } });</text:span></text:p>
              <text:p text:style-name="P114"><text:span text:style-name="Source_20_Text"><text:s text:c="4"/>fireEvent.click(screen.getByText('Create Affiliate Link'));</text:span></text:p>
              <text:p text:style-name="P114"/>
              <text:p text:style-name="P114"><text:span text:style-name="Source_20_Text"><text:s text:c="4"/>await waitFor(() =&gt; {</text:span></text:p>
              <text:p text:style-name="P114"><text:span text:style-name="Source_20_Text"><text:s text:c="6"/>expect(screen.getByText('New Product')).toBeInTheDocument();</text:span></text:p>
              <text:p text:style-name="P114"><text:span text:style-name="Source_20_Text"><text:s text:c="4"/>});</text:span></text:p>
              <text:p text:style-name="P114"><text:span text:style-name="Source_20_Text"><text:s text:c="2"/>});</text:span></text:p>
              <text:p text:style-name="P115"><text:span text:style-name="Source_20_Text">});</text:span></text:p>
            </text:list-item>
          </text:list>
        </text:list-item>
      </text:list>
      <text:p text:style-name="P4"/>
      <text:h text:style-name="P2" text:outline-level="3"><text:span text:style-name="Strong_20_Emphasis">10. Deployment Considerations</text:span></text:h>
      <text:h text:style-name="P3" text:outline-level="4"><text:span text:style-name="Strong_20_Emphasis">a. Dockerizing the Application:</text:span></text:h>
      <text:p text:style-name="P259">Ensure that all parts of your application are containerized for consistency.</text:p>
      <text:list xml:id="list2242920628" text:style-name="L282">
        <text:list-item>
          <text:p text:style-name="P228"><text:span text:style-name="Strong_20_Emphasis">Backend Dockerfile:</text:span></text:p>
          <text:list>
            <text:list-item>
              <text:p text:style-name="P229">As defined above.</text:p>
            </text:list-item>
          </text:list>
        </text:list-item>
        <text:list-item>
          <text:p text:style-name="P228"><text:span text:style-name="Strong_20_Emphasis">Frontend Dockerfile:</text:span></text:p>
          <text:list>
            <text:list-item>
              <text:p text:style-name="P229">As defined above.</text:p>
            </text:list-item>
          </text:list>
        </text:list-item>
        <text:list-item>
          <text:p text:style-name="P228"><text:span text:style-name="Strong_20_Emphasis">AI Service Dockerfile:</text:span></text:p>
          <text:list>
            <text:list-item>
              <text:p text:style-name="P228">As defined above.</text:p>
            </text:list-item>
          </text:list>
        </text:list-item>
      </text:list>
      <text:h text:style-name="P3" text:outline-level="4"><text:span text:style-name="Strong_20_Emphasis">b. Environment Variables:</text:span></text:h>
      <text:p text:style-name="P259">Manage sensitive information through environment variables and avoid hardcoding them.</text:p>
      <text:list xml:id="list3025996557" text:style-name="L283">
        <text:list-item>
          <text:p text:style-name="P230"><text:span text:style-name="Strong_20_Emphasis">backend/.env:</text:span></text:p>
          <text:p text:style-name="P116">makefile</text:p>
        </text:list-item>
      </text:list>
      <text:list xml:id="list648356804" text:style-name="L284">
        <text:list-item>
          <text:p text:style-name="P117"><text:span text:style-name="Source_20_Text">DB_HOST=db</text:span></text:p>
          <text:p text:style-name="P117"><text:span text:style-name="Source_20_Text">DB_USER=postgres</text:span></text:p>
          <text:p text:style-name="P117"><text:span text:style-name="Source_20_Text">DB_PASSWORD=postgres</text:span></text:p>
          <text:p text:style-name="P117"><text:span text:style-name="Source_20_Text">DB_NAME=yourdb</text:span></text:p>
          <text:p text:style-name="P117"><text:span text:style-name="Source_20_Text">JWT_SECRET=your_jwt_secret</text:span></text:p>
          <text:p text:style-name="P118"><text:span text:style-name="Source_20_Text">BASE_URL=https://yourplatform.com</text:span></text:p>
        </text:list-item>
      </text:list>
      <text:h text:style-name="P3" text:outline-level="4"><text:span text:style-name="Strong_20_Emphasis">c. Continuous Integration/Continuous Deployment (CI/CD):</text:span></text:h>
      <text:p text:style-name="P259">Automate your testing and deployment processes using GitHub Actions.</text:p>
      <text:list xml:id="list2238437075" text:style-name="L285">
        <text:list-item>
          <text:p text:style-name="P231"><text:span text:style-name="Strong_20_Emphasis">.github/workflows/ci.yml:</text:span></text:p>
          <text:p text:style-name="P119">yaml</text:p>
        </text:list-item>
      </text:list>
      <text:list xml:id="list3670066915" text:style-name="L286">
        <text:list-item>
          <text:p text:style-name="P120"><text:soft-page-break/><text:span text:style-name="Source_20_Text">name: CI</text:span></text:p>
          <text:p text:style-name="P120"/>
          <text:p text:style-name="P120"><text:span text:style-name="Source_20_Text">on:</text:span></text:p>
          <text:p text:style-name="P120"><text:span text:style-name="Source_20_Text"><text:s text:c="2"/>push:</text:span></text:p>
          <text:p text:style-name="P120"><text:span text:style-name="Source_20_Text"><text:s text:c="4"/>branches: [ main ]</text:span></text:p>
          <text:p text:style-name="P120"><text:span text:style-name="Source_20_Text"><text:s text:c="2"/>pull_request:</text:span></text:p>
          <text:p text:style-name="P120"><text:span text:style-name="Source_20_Text"><text:s text:c="4"/>branches: [ main ]</text:span></text:p>
          <text:p text:style-name="P120"/>
          <text:p text:style-name="P120"><text:span text:style-name="Source_20_Text">jobs:</text:span></text:p>
          <text:p text:style-name="P120"><text:span text:style-name="Source_20_Text"><text:s text:c="2"/>backend-tests:</text:span></text:p>
          <text:p text:style-name="P120"><text:span text:style-name="Source_20_Text"><text:s text:c="4"/>runs-on: ubuntu-latest</text:span></text:p>
          <text:p text:style-name="P120"><text:span text:style-name="Source_20_Text"><text:s text:c="4"/>services:</text:span></text:p>
          <text:p text:style-name="P120"><text:span text:style-name="Source_20_Text"><text:s text:c="6"/>postgres:</text:span></text:p>
          <text:p text:style-name="P120"><text:span text:style-name="Source_20_Text"><text:s text:c="8"/>image: postgres:13</text:span></text:p>
          <text:p text:style-name="P120"><text:span text:style-name="Source_20_Text"><text:s text:c="8"/>env:</text:span></text:p>
          <text:p text:style-name="P120"><text:span text:style-name="Source_20_Text"><text:s text:c="10"/>POSTGRES_USER: postgres</text:span></text:p>
          <text:p text:style-name="P120"><text:span text:style-name="Source_20_Text"><text:s text:c="10"/>POSTGRES_PASSWORD: postgres</text:span></text:p>
          <text:p text:style-name="P120"><text:span text:style-name="Source_20_Text"><text:s text:c="10"/>POSTGRES_DB: yourdb</text:span></text:p>
          <text:p text:style-name="P120"><text:span text:style-name="Source_20_Text"><text:s text:c="8"/>ports:</text:span></text:p>
          <text:p text:style-name="P120"><text:span text:style-name="Source_20_Text"><text:s text:c="10"/>- 5432:5432</text:span></text:p>
          <text:p text:style-name="P120"><text:span text:style-name="Source_20_Text"><text:s text:c="8"/>options: &gt;-</text:span></text:p>
          <text:p text:style-name="P120"><text:span text:style-name="Source_20_Text"><text:s text:c="10"/>--health-cmd pg_isready</text:span></text:p>
          <text:p text:style-name="P120"><text:span text:style-name="Source_20_Text"><text:s text:c="10"/>--health-interval 10s</text:span></text:p>
          <text:p text:style-name="P120"><text:span text:style-name="Source_20_Text"><text:s text:c="10"/>--health-timeout 5s</text:span></text:p>
          <text:p text:style-name="P120"><text:span text:style-name="Source_20_Text"><text:s text:c="10"/>--health-retries 5</text:span></text:p>
          <text:p text:style-name="P120"><text:span text:style-name="Source_20_Text"><text:s text:c="4"/>steps:</text:span></text:p>
          <text:p text:style-name="P120"><text:span text:style-name="Source_20_Text"><text:s text:c="6"/>- uses: actions/checkout@v2</text:span></text:p>
          <text:p text:style-name="P120"><text:span text:style-name="Source_20_Text"><text:s text:c="6"/>- name: Setup Node.js</text:span></text:p>
          <text:p text:style-name="P120"><text:span text:style-name="Source_20_Text"><text:s text:c="8"/>uses: actions/setup-node@v2</text:span></text:p>
          <text:p text:style-name="P120"><text:span text:style-name="Source_20_Text"><text:s text:c="8"/>with:</text:span></text:p>
          <text:p text:style-name="P120"><text:span text:style-name="Source_20_Text"><text:s text:c="10"/>node-version: '14'</text:span></text:p>
          <text:p text:style-name="P120"><text:span text:style-name="Source_20_Text"><text:s text:c="6"/>- name: Install Dependencies</text:span></text:p>
          <text:p text:style-name="P120"><text:span text:style-name="Source_20_Text"><text:s text:c="8"/>run: npm install</text:span></text:p>
          <text:p text:style-name="P120"><text:span text:style-name="Source_20_Text"><text:s text:c="8"/>working-directory: ./backend</text:span></text:p>
          <text:p text:style-name="P120"><text:span text:style-name="Source_20_Text"><text:s text:c="6"/>- name: Run Tests</text:span></text:p>
          <text:p text:style-name="P120"><text:span text:style-name="Source_20_Text"><text:s text:c="8"/>env:</text:span></text:p>
          <text:p text:style-name="P120"><text:span text:style-name="Source_20_Text"><text:s text:c="10"/>DB_HOST: localhost</text:span></text:p>
          <text:p text:style-name="P120"><text:span text:style-name="Source_20_Text"><text:s text:c="10"/>DB_USER: postgres</text:span></text:p>
          <text:p text:style-name="P120"><text:span text:style-name="Source_20_Text"><text:s text:c="10"/>DB_PASSWORD: postgres</text:span></text:p>
          <text:p text:style-name="P120"><text:span text:style-name="Source_20_Text"><text:s text:c="10"/>DB_NAME: yourdb</text:span></text:p>
          <text:p text:style-name="P120"><text:span text:style-name="Source_20_Text"><text:s text:c="10"/>JWT_SECRET: your_jwt_secret</text:span></text:p>
          <text:p text:style-name="P120"><text:span text:style-name="Source_20_Text"><text:s text:c="10"/>BASE_URL: https://yourplatform.com</text:span></text:p>
          <text:p text:style-name="P120"><text:span text:style-name="Source_20_Text"><text:s text:c="8"/>run: npm test</text:span></text:p>
          <text:p text:style-name="P120"><text:span text:style-name="Source_20_Text"><text:s text:c="8"/>working-directory: ./backend</text:span></text:p>
          <text:p text:style-name="P120"/>
          <text:p text:style-name="P120"><text:span text:style-name="Source_20_Text"><text:s text:c="2"/>frontend-tests:</text:span></text:p>
          <text:p text:style-name="P120"><text:span text:style-name="Source_20_Text"><text:s text:c="4"/>runs-on: ubuntu-latest</text:span></text:p>
          <text:p text:style-name="P120"><text:span text:style-name="Source_20_Text"><text:s text:c="4"/>steps:</text:span></text:p>
          <text:p text:style-name="P120"><text:span text:style-name="Source_20_Text"><text:s text:c="6"/>- uses: actions/checkout@v2</text:span></text:p>
          <text:p text:style-name="P120"><text:span text:style-name="Source_20_Text"><text:s text:c="6"/>- name: Setup Node.js</text:span></text:p>
          <text:p text:style-name="P120"><text:span text:style-name="Source_20_Text"><text:s text:c="8"/>uses: actions/setup-node@v2</text:span></text:p>
          <text:p text:style-name="P120"><text:span text:style-name="Source_20_Text"><text:s text:c="8"/>with:</text:span></text:p>
          <text:p text:style-name="P120"><text:span text:style-name="Source_20_Text"><text:s text:c="10"/>node-version: '14'</text:span></text:p>
          <text:p text:style-name="P120"><text:span text:style-name="Source_20_Text"><text:s text:c="6"/>- name: Install Dependencies</text:span></text:p>
          <text:p text:style-name="P120"><text:span text:style-name="Source_20_Text"><text:s text:c="8"/>run: npm install</text:span></text:p>
          <text:p text:style-name="P120"><text:span text:style-name="Source_20_Text"><text:s text:c="8"/>working-directory: ./frontend</text:span></text:p>
          <text:p text:style-name="P120"><text:span text:style-name="Source_20_Text"><text:s text:c="6"/>- name: Run Tests</text:span></text:p>
          <text:p text:style-name="P120"><text:span text:style-name="Source_20_Text"><text:s text:c="8"/>run: npm test</text:span></text:p>
          <text:p text:style-name="P120"><text:span text:style-name="Source_20_Text"><text:s text:c="8"/>working-directory: ./frontend</text:span></text:p>
          <text:p text:style-name="P120"><text:soft-page-break/></text:p>
          <text:p text:style-name="P120"><text:span text:style-name="Source_20_Text"><text:s text:c="2"/>ai-tests:</text:span></text:p>
          <text:p text:style-name="P120"><text:span text:style-name="Source_20_Text"><text:s text:c="4"/>runs-on: ubuntu-latest</text:span></text:p>
          <text:p text:style-name="P120"><text:span text:style-name="Source_20_Text"><text:s text:c="4"/>steps:</text:span></text:p>
          <text:p text:style-name="P120"><text:span text:style-name="Source_20_Text"><text:s text:c="6"/>- uses: actions/checkout@v2</text:span></text:p>
          <text:p text:style-name="P120"><text:span text:style-name="Source_20_Text"><text:s text:c="6"/>- name: Setup Python</text:span></text:p>
          <text:p text:style-name="P120"><text:span text:style-name="Source_20_Text"><text:s text:c="8"/>uses: actions/setup-python@v2</text:span></text:p>
          <text:p text:style-name="P120"><text:span text:style-name="Source_20_Text"><text:s text:c="8"/>with:</text:span></text:p>
          <text:p text:style-name="P120"><text:span text:style-name="Source_20_Text"><text:s text:c="10"/>python-version: '3.8'</text:span></text:p>
          <text:p text:style-name="P120"><text:span text:style-name="Source_20_Text"><text:s text:c="6"/>- name: Install Dependencies</text:span></text:p>
          <text:p text:style-name="P120"><text:span text:style-name="Source_20_Text"><text:s text:c="8"/>run: |</text:span></text:p>
          <text:p text:style-name="P120"><text:span text:style-name="Source_20_Text"><text:s text:c="10"/>python -m venv venv</text:span></text:p>
          <text:p text:style-name="P120"><text:span text:style-name="Source_20_Text"><text:s text:c="10"/>source venv/bin/activate</text:span></text:p>
          <text:p text:style-name="P120"><text:span text:style-name="Source_20_Text"><text:s text:c="10"/>pip install -r ai/requirements.txt</text:span></text:p>
          <text:p text:style-name="P120"><text:span text:style-name="Source_20_Text"><text:s text:c="8"/>working-directory: .</text:span></text:p>
          <text:p text:style-name="P120"><text:span text:style-name="Source_20_Text"><text:s text:c="6"/>- name: Run Tests</text:span></text:p>
          <text:p text:style-name="P120"><text:span text:style-name="Source_20_Text"><text:s text:c="8"/>run: |</text:span></text:p>
          <text:p text:style-name="P120"><text:span text:style-name="Source_20_Text"><text:s text:c="10"/>source venv/bin/activate</text:span></text:p>
          <text:p text:style-name="P120"><text:span text:style-name="Source_20_Text"><text:s text:c="10"/>pytest ai/tests/</text:span></text:p>
          <text:p text:style-name="P121"><text:span text:style-name="Source_20_Text"><text:s text:c="8"/>working-directory: .</text:span></text:p>
        </text:list-item>
      </text:list>
      <text:p text:style-name="P4"/>
      <text:h text:style-name="P2" text:outline-level="3"><text:span text:style-name="Strong_20_Emphasis">11. Documentation and Developer Experience</text:span></text:h>
      <text:p text:style-name="P259">Providing comprehensive documentation facilitates collaboration and onboarding.</text:p>
      <text:h text:style-name="P3" text:outline-level="4"><text:span text:style-name="Strong_20_Emphasis">a. API Documentation with Swagger:</text:span></text:h>
      <text:list xml:id="list1176329956" text:style-name="L287">
        <text:list-item>
          <text:p text:style-name="P232"><text:span text:style-name="Strong_20_Emphasis">Install Swagger Libraries:</text:span></text:p>
          <text:p text:style-name="P122">bash</text:p>
        </text:list-item>
      </text:list>
      <text:list xml:id="list15358116" text:style-name="L288">
        <text:list-item>
          <text:p text:style-name="P123"><text:span text:style-name="Source_20_Text">npm install swagger-ui-express swagger-jsdoc</text:span></text:p>
        </text:list-item>
      </text:list>
      <text:list xml:id="list2212125384" text:style-name="L289">
        <text:list-item>
          <text:p text:style-name="P233"><text:span text:style-name="Strong_20_Emphasis">Set Up Swagger in </text:span><text:span text:style-name="Source_20_Text">app.ts</text:span><text:span text:style-name="Strong_20_Emphasis">:</text:span></text:p>
        </text:list-item>
      </text:list>
      <text:list xml:id="list1317126685" text:style-name="L290">
        <text:list-item>
          <text:p text:style-name="P234"><text:span text:style-name="Strong_20_Emphasis">backend/src/app.ts:</text:span></text:p>
          <text:p text:style-name="P124">typescript</text:p>
        </text:list-item>
      </text:list>
      <text:list xml:id="list1245947280" text:style-name="L291">
        <text:list-item>
          <text:p text:style-name="P125"><text:span text:style-name="Source_20_Text">import express from 'express';</text:span></text:p>
          <text:p text:style-name="P125"><text:span text:style-name="Source_20_Text">import cors from 'cors';</text:span></text:p>
          <text:p text:style-name="P125"><text:span text:style-name="Source_20_Text">import dotenv from 'dotenv';</text:span></text:p>
          <text:p text:style-name="P125"><text:span text:style-name="Source_20_Text">import routes from './routes';</text:span></text:p>
          <text:p text:style-name="P125"><text:span text:style-name="Source_20_Text">import swaggerUi from 'swagger-ui-express';</text:span></text:p>
          <text:p text:style-name="P125"><text:span text:style-name="Source_20_Text">import swaggerJsdoc from 'swagger-jsdoc';</text:span></text:p>
          <text:p text:style-name="P125"/>
          <text:p text:style-name="P125"><text:span text:style-name="Source_20_Text">dotenv.config();</text:span></text:p>
          <text:p text:style-name="P125"/>
          <text:p text:style-name="P125"><text:span text:style-name="Source_20_Text">const app = express();</text:span></text:p>
          <text:p text:style-name="P125"/>
          <text:p text:style-name="P125"><text:span text:style-name="Source_20_Text">app.use(cors());</text:span></text:p>
          <text:p text:style-name="P125"><text:span text:style-name="Source_20_Text">app.use(express.json());</text:span></text:p>
          <text:p text:style-name="P125"/>
          <text:p text:style-name="P125"><text:span text:style-name="Source_20_Text">// Swagger setup</text:span></text:p>
          <text:p text:style-name="P125"><text:span text:style-name="Source_20_Text">const options = {</text:span></text:p>
          <text:p text:style-name="P125"><text:soft-page-break/><text:span text:style-name="Source_20_Text"><text:s text:c="2"/>definition: {</text:span></text:p>
          <text:p text:style-name="P125"><text:span text:style-name="Source_20_Text"><text:s text:c="4"/>openapi: '3.0.0',</text:span></text:p>
          <text:p text:style-name="P125"><text:span text:style-name="Source_20_Text"><text:s text:c="4"/>info: {</text:span></text:p>
          <text:p text:style-name="P125"><text:span text:style-name="Source_20_Text"><text:s text:c="6"/>title: 'Affiliate Link Management API',</text:span></text:p>
          <text:p text:style-name="P125"><text:span text:style-name="Source_20_Text"><text:s text:c="6"/>version: '1.0.0',</text:span></text:p>
          <text:p text:style-name="P125"><text:span text:style-name="Source_20_Text"><text:s text:c="4"/>},</text:span></text:p>
          <text:p text:style-name="P125"><text:span text:style-name="Source_20_Text"><text:s text:c="4"/>components: {</text:span></text:p>
          <text:p text:style-name="P125"><text:span text:style-name="Source_20_Text"><text:s text:c="6"/>securitySchemes: {</text:span></text:p>
          <text:p text:style-name="P125"><text:span text:style-name="Source_20_Text"><text:s text:c="8"/>bearerAuth: {</text:span></text:p>
          <text:p text:style-name="P125"><text:span text:style-name="Source_20_Text"><text:s text:c="10"/>type: 'http',</text:span></text:p>
          <text:p text:style-name="P125"><text:span text:style-name="Source_20_Text"><text:s text:c="10"/>scheme: 'bearer',</text:span></text:p>
          <text:p text:style-name="P125"><text:span text:style-name="Source_20_Text"><text:s text:c="8"/>},</text:span></text:p>
          <text:p text:style-name="P125"><text:span text:style-name="Source_20_Text"><text:s text:c="6"/>},</text:span></text:p>
          <text:p text:style-name="P125"><text:span text:style-name="Source_20_Text"><text:s text:c="4"/>},</text:span></text:p>
          <text:p text:style-name="P125"><text:span text:style-name="Source_20_Text"><text:s text:c="4"/>security: [{ bearerAuth: [] }],</text:span></text:p>
          <text:p text:style-name="P125"><text:span text:style-name="Source_20_Text"><text:s text:c="2"/>},</text:span></text:p>
          <text:p text:style-name="P125"><text:span text:style-name="Source_20_Text"><text:s text:c="2"/>apis: ['./routes/*.ts'], // Path to the API docs</text:span></text:p>
          <text:p text:style-name="P125"><text:span text:style-name="Source_20_Text">};</text:span></text:p>
          <text:p text:style-name="P125"/>
          <text:p text:style-name="P125"><text:span text:style-name="Source_20_Text">const specs = swaggerJsdoc(options);</text:span></text:p>
          <text:p text:style-name="P125"><text:span text:style-name="Source_20_Text">app.use('/api-docs', swaggerUi.serve, swaggerUi.setup(specs));</text:span></text:p>
          <text:p text:style-name="P125"/>
          <text:p text:style-name="P125"><text:span text:style-name="Source_20_Text">app.use('/api', routes);</text:span></text:p>
          <text:p text:style-name="P125"/>
          <text:p text:style-name="P126"><text:span text:style-name="Source_20_Text">export default app;</text:span></text:p>
        </text:list-item>
      </text:list>
      <text:list xml:id="list2591988618" text:style-name="L292">
        <text:list-item>
          <text:p text:style-name="P235"><text:span text:style-name="Strong_20_Emphasis">Annotate Routes for Swagger:</text:span></text:p>
        </text:list-item>
      </text:list>
      <text:list xml:id="list2829058302" text:style-name="L293">
        <text:list-item>
          <text:p text:style-name="P236"><text:span text:style-name="Strong_20_Emphasis">backend/src/routes/affiliateRoutes.ts:</text:span></text:p>
          <text:p text:style-name="P127">typescript</text:p>
        </text:list-item>
      </text:list>
      <text:list xml:id="list2004560468" text:style-name="L294">
        <text:list-item>
          <text:list>
            <text:list-item text:start-value="3">
              <text:p text:style-name="P128"><text:span text:style-name="Source_20_Text">import { Router } from 'express';</text:span></text:p>
              <text:p text:style-name="P128"><text:span text:style-name="Source_20_Text">import { createAffiliateLink, getAffiliateLinks, trackAffiliateClick } from '../controllers/affiliateController';</text:span></text:p>
              <text:p text:style-name="P128"><text:span text:style-name="Source_20_Text">import { authenticateToken } from '../middleware/auth';</text:span></text:p>
              <text:p text:style-name="P128"/>
              <text:p text:style-name="P128"><text:span text:style-name="Source_20_Text">const router = Router();</text:span></text:p>
              <text:p text:style-name="P128"/>
              <text:p text:style-name="P128"><text:span text:style-name="Source_20_Text">/**</text:span></text:p>
              <text:p text:style-name="P128"><text:span text:style-name="Source_20_Text"><text:s/>* @swagger</text:span></text:p>
              <text:p text:style-name="P128"><text:span text:style-name="Source_20_Text"><text:s/>* /affiliate/links:</text:span></text:p>
              <text:p text:style-name="P128"><text:span text:style-name="Source_20_Text"><text:s/>* <text:s text:c="2"/>post:</text:span></text:p>
              <text:p text:style-name="P128"><text:span text:style-name="Source_20_Text"><text:s/>* <text:s text:c="4"/>summary: Create a new affiliate link</text:span></text:p>
              <text:p text:style-name="P128"><text:span text:style-name="Source_20_Text"><text:s/>* <text:s text:c="4"/>security:</text:span></text:p>
              <text:p text:style-name="P128"><text:span text:style-name="Source_20_Text"><text:s/>* <text:s text:c="6"/>- bearerAuth: []</text:span></text:p>
              <text:p text:style-name="P128"><text:span text:style-name="Source_20_Text"><text:s/>* <text:s text:c="4"/>requestBody:</text:span></text:p>
              <text:p text:style-name="P128"><text:span text:style-name="Source_20_Text"><text:s/>* <text:s text:c="6"/>required: true</text:span></text:p>
              <text:p text:style-name="P128"><text:span text:style-name="Source_20_Text"><text:s/>* <text:s text:c="6"/>content:</text:span></text:p>
              <text:p text:style-name="P128"><text:span text:style-name="Source_20_Text"><text:s/>* <text:s text:c="8"/>application/json:</text:span></text:p>
              <text:p text:style-name="P128"><text:span text:style-name="Source_20_Text"><text:s/>* <text:s text:c="10"/>schema:</text:span></text:p>
              <text:p text:style-name="P128"><text:span text:style-name="Source_20_Text"><text:s/>* <text:s text:c="12"/>type: object</text:span></text:p>
              <text:p text:style-name="P128"><text:span text:style-name="Source_20_Text"><text:s/>* <text:s text:c="12"/>properties:</text:span></text:p>
              <text:p text:style-name="P128"><text:span text:style-name="Source_20_Text"><text:s/>* <text:s text:c="14"/>affiliateProgramId:</text:span></text:p>
              <text:p text:style-name="P128"><text:span text:style-name="Source_20_Text"><text:s/>* <text:s text:c="16"/>type: integer</text:span></text:p>
              <text:p text:style-name="P128"><text:span text:style-name="Source_20_Text"><text:s/>* <text:s text:c="14"/>originalLink:</text:span></text:p>
              <text:p text:style-name="P128"><text:span text:style-name="Source_20_Text"><text:s/>* <text:s text:c="16"/>type: string</text:span></text:p>
              <text:p text:style-name="P128"><text:span text:style-name="Source_20_Text"><text:s/>* <text:s text:c="14"/>customAlias:</text:span></text:p>
              <text:p text:style-name="P128"><text:span text:style-name="Source_20_Text"><text:s/>* <text:s text:c="16"/>type: string</text:span></text:p>
              <text:p text:style-name="P128"><text:soft-page-break/><text:span text:style-name="Source_20_Text"><text:s/>* <text:s text:c="4"/>responses:</text:span></text:p>
              <text:p text:style-name="P128"><text:span text:style-name="Source_20_Text"><text:s/>* <text:s text:c="6"/>201:</text:span></text:p>
              <text:p text:style-name="P128"><text:span text:style-name="Source_20_Text"><text:s/>* <text:s text:c="8"/>description: Affiliate link created successfully</text:span></text:p>
              <text:p text:style-name="P128"><text:span text:style-name="Source_20_Text"><text:s/>* <text:s text:c="6"/>500:</text:span></text:p>
              <text:p text:style-name="P128"><text:span text:style-name="Source_20_Text"><text:s/>* <text:s text:c="8"/>description: Internal Server Error</text:span></text:p>
              <text:p text:style-name="P128"><text:span text:style-name="Source_20_Text"><text:s/>*/</text:span></text:p>
              <text:p text:style-name="P128"><text:span text:style-name="Source_20_Text">router.post('/links', authenticateToken, createAffiliateLink);</text:span></text:p>
              <text:p text:style-name="P128"/>
              <text:p text:style-name="P128"><text:span text:style-name="Source_20_Text">/**</text:span></text:p>
              <text:p text:style-name="P128"><text:span text:style-name="Source_20_Text"><text:s/>* @swagger</text:span></text:p>
              <text:p text:style-name="P128"><text:span text:style-name="Source_20_Text"><text:s/>* /affiliate/links:</text:span></text:p>
              <text:p text:style-name="P128"><text:span text:style-name="Source_20_Text"><text:s/>* <text:s text:c="2"/>get:</text:span></text:p>
              <text:p text:style-name="P128"><text:span text:style-name="Source_20_Text"><text:s/>* <text:s text:c="4"/>summary: Get all affiliate links for the authenticated creator</text:span></text:p>
              <text:p text:style-name="P128"><text:span text:style-name="Source_20_Text"><text:s/>* <text:s text:c="4"/>security:</text:span></text:p>
              <text:p text:style-name="P128"><text:span text:style-name="Source_20_Text"><text:s/>* <text:s text:c="6"/>- bearerAuth: []</text:span></text:p>
              <text:p text:style-name="P128"><text:span text:style-name="Source_20_Text"><text:s/>* <text:s text:c="4"/>responses:</text:span></text:p>
              <text:p text:style-name="P128"><text:span text:style-name="Source_20_Text"><text:s/>* <text:s text:c="6"/>200:</text:span></text:p>
              <text:p text:style-name="P128"><text:span text:style-name="Source_20_Text"><text:s/>* <text:s text:c="8"/>description: A list of affiliate links</text:span></text:p>
              <text:p text:style-name="P128"><text:span text:style-name="Source_20_Text"><text:s/>* <text:s text:c="6"/>500:</text:span></text:p>
              <text:p text:style-name="P128"><text:span text:style-name="Source_20_Text"><text:s/>* <text:s text:c="8"/>description: Internal Server Error</text:span></text:p>
              <text:p text:style-name="P128"><text:span text:style-name="Source_20_Text"><text:s/>*/</text:span></text:p>
              <text:p text:style-name="P128"><text:span text:style-name="Source_20_Text">router.get('/links', authenticateToken, getAffiliateLinks);</text:span></text:p>
              <text:p text:style-name="P128"/>
              <text:p text:style-name="P128"><text:span text:style-name="Source_20_Text">/**</text:span></text:p>
              <text:p text:style-name="P128"><text:span text:style-name="Source_20_Text"><text:s/>* @swagger</text:span></text:p>
              <text:p text:style-name="P128"><text:span text:style-name="Source_20_Text"><text:s/>* /affiliate/{trackingCode}:</text:span></text:p>
              <text:p text:style-name="P128"><text:span text:style-name="Source_20_Text"><text:s/>* <text:s text:c="2"/>get:</text:span></text:p>
              <text:p text:style-name="P128"><text:span text:style-name="Source_20_Text"><text:s/>* <text:s text:c="4"/>summary: Track and redirect affiliate link click</text:span></text:p>
              <text:p text:style-name="P128"><text:span text:style-name="Source_20_Text"><text:s/>* <text:s text:c="4"/>parameters:</text:span></text:p>
              <text:p text:style-name="P128"><text:span text:style-name="Source_20_Text"><text:s/>* <text:s text:c="6"/>- in: path</text:span></text:p>
              <text:p text:style-name="P128"><text:span text:style-name="Source_20_Text"><text:s/>* <text:s text:c="8"/>name: trackingCode</text:span></text:p>
              <text:p text:style-name="P128"><text:span text:style-name="Source_20_Text"><text:s/>* <text:s text:c="8"/>schema:</text:span></text:p>
              <text:p text:style-name="P128"><text:span text:style-name="Source_20_Text"><text:s/>* <text:s text:c="10"/>type: string</text:span></text:p>
              <text:p text:style-name="P128"><text:span text:style-name="Source_20_Text"><text:s/>* <text:s text:c="8"/>required: true</text:span></text:p>
              <text:p text:style-name="P128"><text:span text:style-name="Source_20_Text"><text:s/>* <text:s text:c="8"/>description: The tracking code of the affiliate link</text:span></text:p>
              <text:p text:style-name="P128"><text:span text:style-name="Source_20_Text"><text:s/>* <text:s text:c="4"/>responses:</text:span></text:p>
              <text:p text:style-name="P128"><text:span text:style-name="Source_20_Text"><text:s/>* <text:s text:c="6"/>302:</text:span></text:p>
              <text:p text:style-name="P128"><text:span text:style-name="Source_20_Text"><text:s/>* <text:s text:c="8"/>description: Redirect to the original link</text:span></text:p>
              <text:p text:style-name="P128"><text:span text:style-name="Source_20_Text"><text:s/>* <text:s text:c="6"/>404:</text:span></text:p>
              <text:p text:style-name="P128"><text:span text:style-name="Source_20_Text"><text:s/>* <text:s text:c="8"/>description: Affiliate Link Not Found</text:span></text:p>
              <text:p text:style-name="P128"><text:span text:style-name="Source_20_Text"><text:s/>* <text:s text:c="6"/>500:</text:span></text:p>
              <text:p text:style-name="P128"><text:span text:style-name="Source_20_Text"><text:s/>* <text:s text:c="8"/>description: Internal Server Error</text:span></text:p>
              <text:p text:style-name="P128"><text:span text:style-name="Source_20_Text"><text:s/>*/</text:span></text:p>
              <text:p text:style-name="P128"><text:span text:style-name="Source_20_Text">router.get('/affiliate/:trackingCode', trackAffiliateClick);</text:span></text:p>
              <text:p text:style-name="P128"/>
              <text:p text:style-name="P129"><text:span text:style-name="Source_20_Text">export default router;</text:span></text:p>
            </text:list-item>
          </text:list>
        </text:list-item>
        <text:list-item>
          <text:p text:style-name="P237"><text:span text:style-name="Strong_20_Emphasis">Access Swagger UI:</text:span></text:p>
          <text:list>
            <text:list-item>
              <text:p text:style-name="P237">Navigate to <text:span text:style-name="Source_20_Text">http://localhost:5000/api-docs</text:span> to view and interact with your API documentation.</text:p>
            </text:list-item>
          </text:list>
        </text:list-item>
      </text:list>
      <text:h text:style-name="P3" text:outline-level="4"><text:span text:style-name="Strong_20_Emphasis">b. Contribution Guidelines:</text:span></text:h>
      <text:list xml:id="list2941986619" text:style-name="L295">
        <text:list-item>
          <text:p text:style-name="P238"><text:span text:style-name="Strong_20_Emphasis">Create </text:span><text:span text:style-name="Source_20_Text">CONTRIBUTING.md</text:span><text:span text:style-name="Strong_20_Emphasis">:</text:span></text:p>
          <text:list>
            <text:list-item>
              <text:p text:style-name="P239"><text:span text:style-name="Strong_20_Emphasis">backend/CONTRIBUTING.md:</text:span></text:p>
              <text:p text:style-name="P130">markdown</text:p>
            </text:list-item>
          </text:list>
        </text:list-item>
      </text:list>
      <text:p text:style-name="P144"><text:soft-page-break/><text:span text:style-name="Source_20_Text"># Contributing to Fair Platform</text:span></text:p>
      <text:p text:style-name="P144"/>
      <text:p text:style-name="P144"><text:span text:style-name="Source_20_Text">Thank you for your interest in contributing! Here's how you can help:</text:span></text:p>
      <text:p text:style-name="P144"/>
      <text:p text:style-name="P144"><text:span text:style-name="Source_20_Text">## How to Contribute</text:span></text:p>
      <text:p text:style-name="P144"/>
      <text:p text:style-name="P144"><text:span text:style-name="Source_20_Text">1. **Fork the Repository**</text:span></text:p>
      <text:p text:style-name="P144"><text:span text:style-name="Source_20_Text"><text:s text:c="3"/>- Click the "Fork" button at the top-right corner of the repository page.</text:span></text:p>
      <text:p text:style-name="P144"/>
      <text:p text:style-name="P144"><text:span text:style-name="Source_20_Text">2. **Clone Your Fork**</text:span></text:p>
      <text:p text:style-name="P144"><text:span text:style-name="Source_20_Text"><text:s text:c="3"/>```bash</text:span></text:p>
      <text:p text:style-name="P144"><text:span text:style-name="Source_20_Text"><text:s text:c="3"/>git clone https://github.com/your-username/fair-platform.git</text:span></text:p>
      <text:p text:style-name="P142"><text:span text:style-name="Source_20_Text"><text:s text:c="3"/>cd fair-platform</text:span></text:p>
      <text:list xml:id="list2572587385" text:style-name="L296">
        <text:list-item>
          <text:p text:style-name="P240"><text:span text:style-name="Strong_20_Emphasis">Create a New Branch</text:span></text:p>
          <text:p text:style-name="P131">bash</text:p>
        </text:list-item>
      </text:list>
      <text:list xml:id="list2389387907" text:style-name="L297">
        <text:list-item>
          <text:p text:style-name="P132"><text:span text:style-name="Source_20_Text">git checkout -b feature/your-feature-name</text:span></text:p>
        </text:list-item>
      </text:list>
      <text:list xml:id="list2073447984" text:style-name="L298">
        <text:list-item>
          <text:p text:style-name="P241"><text:span text:style-name="Strong_20_Emphasis">Make Your Changes</text:span></text:p>
        </text:list-item>
      </text:list>
      <text:list xml:id="list308189548" text:style-name="L299">
        <text:list-item>
          <text:p text:style-name="P242">Add new features, fix bugs, or improve documentation.</text:p>
        </text:list-item>
      </text:list>
      <text:list xml:id="list2940612352" text:style-name="L300">
        <text:list-item>
          <text:p text:style-name="P243"><text:span text:style-name="Strong_20_Emphasis">Commit Your Changes</text:span></text:p>
        </text:list-item>
      </text:list>
      <text:p text:style-name="P143">bash</text:p>
      <text:list xml:id="list772063030" text:style-name="L301">
        <text:list-item>
          <text:p text:style-name="P133"><text:span text:style-name="Source_20_Text">git commit -m "Add feature: your-feature-name"</text:span></text:p>
        </text:list-item>
      </text:list>
      <text:list xml:id="list3242396989" text:style-name="L302">
        <text:list-item>
          <text:p text:style-name="P244"><text:span text:style-name="Strong_20_Emphasis">Push to Your Fork</text:span></text:p>
        </text:list-item>
      </text:list>
      <text:p text:style-name="P143">bash</text:p>
      <text:list xml:id="list1546959888" text:style-name="L303">
        <text:list-item text:start-value="6">
          <text:p text:style-name="P134"><text:span text:style-name="Source_20_Text">git push origin feature/your-feature-name</text:span></text:p>
        </text:list-item>
        <text:list-item>
          <text:p text:style-name="P245"><text:span text:style-name="Strong_20_Emphasis">Create a Pull Request</text:span></text:p>
          <text:list>
            <text:list-item>
              <text:p text:style-name="P245">Go to the original repository and click "New pull request."</text:p>
            </text:list-item>
          </text:list>
        </text:list-item>
      </text:list>
      <text:h text:style-name="P1" text:outline-level="2">Code of Conduct</text:h>
      <text:p text:style-name="P259">Please follow the <text:a xlink:type="simple" xlink:href="https://chatgpt.com/c/CODE_OF_CONDUCT.md" text:style-name="Internet_20_link" text:visited-style-name="Visited_20_Internet_20_Link">Code of Conduct</text:a> to ensure a welcoming and respectful community.</text:p>
      <text:h text:style-name="P1" text:outline-level="2">Reporting Issues</text:h>
      <text:p text:style-name="P259">If you find a bug or have a feature request, please open an issue.</text:p>
      <text:list xml:id="list3289643541" text:style-name="L304">
        <text:list-item>
          <text:p text:style-name="P246"/>
        </text:list-item>
      </text:list>
      <text:list xml:id="list2142339982" text:style-name="L305">
        <text:list-item>
          <text:p text:style-name="P247"><text:span text:style-name="Strong_20_Emphasis">Create </text:span><text:span text:style-name="Source_20_Text">CODE_OF_CONDUCT.md</text:span><text:span text:style-name="Strong_20_Emphasis">:</text:span></text:p>
        </text:list-item>
      </text:list>
      <text:list xml:id="list3642799705" text:style-name="L306">
        <text:list-item>
          <text:p text:style-name="P248"><text:span text:style-name="Strong_20_Emphasis">backend/CODE_OF_CONDUCT.md:</text:span></text:p>
          <text:p text:style-name="P135">markdown</text:p>
        </text:list-item>
      </text:list>
      <text:list xml:id="list238102788" text:style-name="L307">
        <text:list-item>
          <text:list>
            <text:list-item text:start-value="2">
              <text:p text:style-name="P136"><text:soft-page-break/><text:span text:style-name="Source_20_Text"># Code of Conduct</text:span></text:p>
              <text:p text:style-name="P136"/>
              <text:p text:style-name="P136"><text:span text:style-name="Source_20_Text">## Our Pledge</text:span></text:p>
              <text:p text:style-name="P136"/>
              <text:p text:style-name="P136"><text:span text:style-name="Source_20_Text">We are committed to providing a harassment-free experience for everyone, regardless of age, body size, disability, ethnicity, gender identity and expression, level of experience, nationality, personal appearance, race, religion, or sexual identity and orientation.</text:span></text:p>
              <text:p text:style-name="P136"/>
              <text:p text:style-name="P136"><text:span text:style-name="Source_20_Text">## Our Standards</text:span></text:p>
              <text:p text:style-name="P136"/>
              <text:p text:style-name="P136"><text:span text:style-name="Source_20_Text">Examples of behavior that contributes to creating a positive environment include:</text:span></text:p>
              <text:p text:style-name="P136"/>
              <text:p text:style-name="P136"><text:span text:style-name="Source_20_Text">- Using welcoming and inclusive language</text:span></text:p>
              <text:p text:style-name="P136"><text:span text:style-name="Source_20_Text">- Being respectful of differing viewpoints and experiences</text:span></text:p>
              <text:p text:style-name="P136"><text:span text:style-name="Source_20_Text">- Gracefully accepting constructive criticism</text:span></text:p>
              <text:p text:style-name="P136"><text:span text:style-name="Source_20_Text">- Focusing on what is best for the community</text:span></text:p>
              <text:p text:style-name="P136"/>
              <text:p text:style-name="P136"><text:span text:style-name="Source_20_Text">Examples of unacceptable behavior include:</text:span></text:p>
              <text:p text:style-name="P136"/>
              <text:p text:style-name="P136"><text:span text:style-name="Source_20_Text">- The use of sexualized language or imagery and unwelcome sexual attention or advances</text:span></text:p>
              <text:p text:style-name="P136"><text:span text:style-name="Source_20_Text">- Trolling, insulting or derogatory comments, and personal or political attacks</text:span></text:p>
              <text:p text:style-name="P136"><text:span text:style-name="Source_20_Text">- Public or private harassment</text:span></text:p>
              <text:p text:style-name="P137"><text:span text:style-name="Source_20_Text">- Publishing others' private information, such as a physical or electronic address, without explicit permission</text:span></text:p>
            </text:list-item>
          </text:list>
        </text:list-item>
      </text:list>
      <text:h text:style-name="P3" text:outline-level="4"><text:span text:style-name="Strong_20_Emphasis">c. Encourage Community Contributions:</text:span></text:h>
      <text:list xml:id="list1840985604" text:style-name="L308">
        <text:list-item>
          <text:p text:style-name="P249"><text:span text:style-name="Strong_20_Emphasis">Announce on Discord:</text:span></text:p>
          <text:list>
            <text:list-item>
              <text:p text:style-name="P250">Share the GitHub repository link.</text:p>
            </text:list-item>
            <text:list-item>
              <text:p text:style-name="P250">Highlight areas where help is needed (e.g., frontend development, backend features, documentation).</text:p>
            </text:list-item>
            <text:list-item>
              <text:p text:style-name="P250">Encourage members to contribute by following the contribution guidelines.</text:p>
            </text:list-item>
          </text:list>
        </text:list-item>
        <text:list-item>
          <text:p text:style-name="P249"><text:span text:style-name="Strong_20_Emphasis">Tag Issues Appropriately:</text:span></text:p>
          <text:list>
            <text:list-item>
              <text:p text:style-name="P250">Use labels like <text:span text:style-name="Source_20_Text">good first issue</text:span> to help newcomers find tasks suitable for their skill level.</text:p>
            </text:list-item>
          </text:list>
        </text:list-item>
        <text:list-item>
          <text:p text:style-name="P249"><text:span text:style-name="Strong_20_Emphasis">Provide Recognition:</text:span></text:p>
          <text:list>
            <text:list-item>
              <text:p text:style-name="P249">Acknowledge contributors in the <text:span text:style-name="Source_20_Text">README.md</text:span> or through a <text:span text:style-name="Source_20_Text">CONTRIBUTORS.md</text:span> file.</text:p>
            </text:list-item>
          </text:list>
        </text:list-item>
      </text:list>
      <text:p text:style-name="P4"/>
      <text:h text:style-name="P2" text:outline-level="3"><text:span text:style-name="Strong_20_Emphasis">12. Continuous Learning and Resources</text:span></text:h>
      <text:p text:style-name="P259">Enhance your skills and stay updated with these resources:</text:p>
      <text:list xml:id="list1233621005" text:style-name="L309">
        <text:list-item>
          <text:p text:style-name="P251"><text:span text:style-name="Strong_20_Emphasis">JavaScript &amp; TypeScript:</text:span></text:p>
          <text:list>
            <text:list-item>
              <text:p text:style-name="P252"><text:a xlink:type="simple" xlink:href="https://developer.mozilla.org/en-US/docs/Web/JavaScript" office:target-frame-name="_new" xlink:show="replace" text:style-name="Internet_20_link" text:visited-style-name="Visited_20_Internet_20_Link">MDN Web Docs - JavaScript</text:a></text:p>
            </text:list-item>
            <text:list-item>
              <text:p text:style-name="P252">TypeScript Official Documentation</text:p>
            </text:list-item>
          </text:list>
        </text:list-item>
        <text:list-item>
          <text:p text:style-name="P251"><text:soft-page-break/><text:span text:style-name="Strong_20_Emphasis">React.js:</text:span></text:p>
          <text:list>
            <text:list-item>
              <text:p text:style-name="P252">React Official Tutorial</text:p>
            </text:list-item>
            <text:list-item>
              <text:p text:style-name="P252">FreeCodeCamp React Course</text:p>
            </text:list-item>
          </text:list>
        </text:list-item>
        <text:list-item>
          <text:p text:style-name="P251"><text:span text:style-name="Strong_20_Emphasis">Node.js &amp; Express:</text:span></text:p>
          <text:list>
            <text:list-item>
              <text:p text:style-name="P252">Node.js Official Documentation</text:p>
            </text:list-item>
            <text:list-item>
              <text:p text:style-name="P252">Express.js Guide</text:p>
            </text:list-item>
          </text:list>
        </text:list-item>
        <text:list-item>
          <text:p text:style-name="P251"><text:span text:style-name="Strong_20_Emphasis">SQL &amp; Sequelize:</text:span></text:p>
          <text:list>
            <text:list-item>
              <text:p text:style-name="P252">W3Schools SQL Tutorial</text:p>
            </text:list-item>
            <text:list-item>
              <text:p text:style-name="P252">Sequelize Documentation</text:p>
            </text:list-item>
          </text:list>
        </text:list-item>
        <text:list-item>
          <text:p text:style-name="P251"><text:span text:style-name="Strong_20_Emphasis">Git &amp; GitHub:</text:span></text:p>
          <text:list>
            <text:list-item>
              <text:p text:style-name="P252"><text:a xlink:type="simple" xlink:href="https://lab.github.com/" office:target-frame-name="_new" xlink:show="replace" text:style-name="Internet_20_link" text:visited-style-name="Visited_20_Internet_20_Link">GitHub Learning Lab</text:a></text:p>
            </text:list-item>
            <text:list-item>
              <text:p text:style-name="P252"><text:a xlink:type="simple" xlink:href="https://git-scm.com/book/en/v2" office:target-frame-name="_new" xlink:show="replace" text:style-name="Internet_20_link" text:visited-style-name="Visited_20_Internet_20_Link">Pro Git Book</text:a></text:p>
            </text:list-item>
          </text:list>
        </text:list-item>
        <text:list-item>
          <text:p text:style-name="P251"><text:span text:style-name="Strong_20_Emphasis">Tailwind CSS:</text:span></text:p>
          <text:list>
            <text:list-item>
              <text:p text:style-name="P251"><text:a xlink:type="simple" xlink:href="https://tailwindcss.com/docs" office:target-frame-name="_new" xlink:show="replace" text:style-name="Internet_20_link" text:visited-style-name="Visited_20_Internet_20_Link">Tailwind CSS Documentation</text:a></text:p>
            </text:list-item>
          </text:list>
        </text:list-item>
      </text:list>
      <text:p text:style-name="P4"/>
      <text:h text:style-name="P2" text:outline-level="3"><text:span text:style-name="Strong_20_Emphasis">13. Final Steps</text:span></text:h>
      <text:list xml:id="list591366027" text:style-name="L310">
        <text:list-item>
          <text:p text:style-name="P253"><text:span text:style-name="Strong_20_Emphasis">Commit and Push Initial Setup:</text:span></text:p>
          <text:p text:style-name="P138">bash</text:p>
        </text:list-item>
      </text:list>
      <text:list xml:id="list3924247317" text:style-name="L311">
        <text:list-item>
          <text:p text:style-name="P139"><text:span text:style-name="Source_20_Text">git add .</text:span></text:p>
        </text:list-item>
      </text:list>
      <text:p text:style-name="P144"><text:span text:style-name="Source_20_Text">git commit -m "Initial project structure with backend and frontend setup"</text:span></text:p>
      <text:p text:style-name="P142"><text:span text:style-name="Source_20_Text">git push origin main</text:span></text:p>
      <text:list xml:id="list1730034347" text:style-name="L312">
        <text:list-item>
          <text:p text:style-name="P254"><text:span text:style-name="Strong_20_Emphasis">Create Additional Directories:</text:span></text:p>
        </text:list-item>
      </text:list>
      <text:p text:style-name="P143">bash</text:p>
      <text:list xml:id="list1925978966" text:style-name="L313">
        <text:list-item text:start-value="2">
          <text:p text:style-name="P140"><text:span text:style-name="Source_20_Text">mkdir data-lake data-warehouse ai-models</text:span></text:p>
          <text:p text:style-name="P140"><text:span text:style-name="Source_20_Text">git add .</text:span></text:p>
          <text:p text:style-name="P140"><text:span text:style-name="Source_20_Text">git commit -m "Add data lake, data warehouse, and AI models directories"</text:span></text:p>
          <text:p text:style-name="P141"><text:span text:style-name="Source_20_Text">git push origin main</text:span></text:p>
        </text:list-item>
        <text:list-item>
          <text:p text:style-name="P255"><text:span text:style-name="Strong_20_Emphasis">Ensure All Services are Running Correctly:</text:span></text:p>
          <text:list>
            <text:list-item>
              <text:p text:style-name="P256"><text:span text:style-name="Strong_20_Emphasis">Backend:</text:span> <text:span text:style-name="Source_20_Text">http://localhost:5000</text:span></text:p>
            </text:list-item>
            <text:list-item>
              <text:p text:style-name="P256"><text:span text:style-name="Strong_20_Emphasis">Frontend:</text:span> <text:span text:style-name="Source_20_Text">http://localhost:3000</text:span></text:p>
            </text:list-item>
            <text:list-item>
              <text:p text:style-name="P256"><text:span text:style-name="Strong_20_Emphasis">AI Service:</text:span> <text:span text:style-name="Source_20_Text">http://localhost:5001</text:span></text:p>
            </text:list-item>
            <text:list-item>
              <text:p text:style-name="P256"><text:span text:style-name="Strong_20_Emphasis">Database:</text:span> <text:span text:style-name="Source_20_Text">localhost:5432</text:span></text:p>
            </text:list-item>
          </text:list>
        </text:list-item>
        <text:list-item>
          <text:p text:style-name="P255"><text:span text:style-name="Strong_20_Emphasis">Monitor and Iterate:</text:span></text:p>
          <text:list>
            <text:list-item>
              <text:p text:style-name="P256">Continuously test features.</text:p>
            </text:list-item>
            <text:list-item>
              <text:p text:style-name="P256">Gather user feedback.</text:p>
            </text:list-item>
            <text:list-item>
              <text:p text:style-name="P255">Iterate on features and improvements based on feedback.</text:p>
            </text:list-item>
          </text:list>
        </text:list-item>
      </text:list>
      <text:p text:style-name="P4"><text:soft-page-break/></text:p>
      <text:h text:style-name="P1" text:outline-level="2"><text:span text:style-name="Strong_20_Emphasis">Conclusion</text:span></text:h>
      <text:p text:style-name="P259">You've outlined a detailed and thorough setup process for your platform, covering frontend and backend development, security measures, affiliate link management, containerization with Docker, testing, deployment, and community collaboration. By following this organized guide, you'll establish a solid foundation for your platform, ensuring scalability, security, and a seamless user experience.</text:p>
      <text:p text:style-name="P259"><text:span text:style-name="Strong_20_Emphasis">Next Steps:</text:span></text:p>
      <text:list xml:id="list2099591224" text:style-name="L314">
        <text:list-item>
          <text:p text:style-name="P257"><text:span text:style-name="Strong_20_Emphasis">Follow the Organized Setup Guide:</text:span> Proceed step-by-step to set up your frontend and backend environments.</text:p>
        </text:list-item>
        <text:list-item>
          <text:p text:style-name="P257"><text:span text:style-name="Strong_20_Emphasis">Implement Core Features First:</text:span> Focus on essential functionalities before moving to advanced features.</text:p>
        </text:list-item>
        <text:list-item>
          <text:p text:style-name="P257"><text:span text:style-name="Strong_20_Emphasis">Engage with Your Community:</text:span> Encourage contributions and gather feedback to refine your platform.</text:p>
        </text:list-item>
        <text:list-item>
          <text:p text:style-name="P258"><text:span text:style-name="Strong_20_Emphasis">Continuously Test and Deploy:</text:span> Ensure that your application remains robust through regular testing and updates.</text:p>
        </text:list-item>
      </text:list>
      <text:p text:style-name="P259"><text:span text:style-name="Strong_20_Emphasis">I'm excited about the progress you're making!</text:span> If you have any further questions or need assistance with specific parts of the implementation, feel free to reach out. Wishing you continued success with your amazing platform! 🌟🚀😊</text:p>
      <text:p text:style-name="P4"/>
      <text:p text:style-name="P259">Feel free to let me know if you need further clarification or assistance with any specific step!</text:p>
      <text:section text:style-name="Sect1" text:name="prompt-textarea">
        <text:p text:style-name="P259"/>
      </text:section>
      <text:p text:style-name="P260">ChatGPT can make mistakes. Check important info.</text:p>
      <text:p text:style-name="P260"><draw:frame draw:style-name="fr1" draw:name="Object1" text:anchor-type="as-char" svg:width="0.0161in" svg:height="0.0161in" draw:z-index="0"><draw:floating-frame/><svg:desc>OLE-object</svg:desc></draw:frame></text:p>
      <text:p text:style-name="P2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9T19:09:47.981000000</meta:creation-date>
    <dc:date>2024-09-19T19:36:32.159000000</dc:date>
    <meta:editing-duration>PT16M44S</meta:editing-duration>
    <meta:editing-cycles>1</meta:editing-cycles>
    <meta:document-statistic meta:table-count="0" meta:image-count="0" meta:object-count="1" meta:page-count="41" meta:paragraph-count="1863" meta:word-count="7060" meta:character-count="52787" meta:non-whitespace-character-count="43875"/>
    <meta:generator>LibreOffice/7.3.0.3$Windows_X86_64 LibreOffice_project/0f246aa12d0eee4a0f7adcefbf7c878fc2238db3</meta:generator>
  </office:meta>
</office:document-meta>
</file>